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fb5042" officeooo:paragraph-rsid="00fb5042"/>
    </style:style>
    <style:style style:name="P2" style:family="paragraph" style:parent-style-name="Standard">
      <style:text-properties officeooo:rsid="00cc41d0" officeooo:paragraph-rsid="00cc41d0" fo:background-color="#e6e6e6"/>
    </style:style>
    <style:style style:name="P3" style:family="paragraph" style:parent-style-name="Standard">
      <style:text-properties officeooo:rsid="00fb5042" officeooo:paragraph-rsid="01712644" fo:background-color="#e6e6e6"/>
    </style:style>
    <style:style style:name="P4" style:family="paragraph" style:parent-style-name="Standard">
      <style:text-properties officeooo:rsid="00fb5042" officeooo:paragraph-rsid="00fb5042" fo:background-color="#e6e6e6"/>
    </style:style>
    <style:style style:name="P5" style:family="paragraph" style:parent-style-name="Standard">
      <style:text-properties officeooo:rsid="00fb5042" officeooo:paragraph-rsid="011a4853" fo:background-color="#e6e6e6"/>
    </style:style>
    <style:style style:name="P6" style:family="paragraph" style:parent-style-name="Standard">
      <style:text-properties officeooo:rsid="00fb5042" officeooo:paragraph-rsid="013d2bab" fo:background-color="#e6e6e6"/>
    </style:style>
    <style:style style:name="P7" style:family="paragraph" style:parent-style-name="Standard">
      <style:text-properties officeooo:rsid="00fb5042" officeooo:paragraph-rsid="01828691" fo:background-color="#e6e6e6"/>
    </style:style>
    <style:style style:name="P8" style:family="paragraph" style:parent-style-name="Standard">
      <style:text-properties officeooo:rsid="00fb5042" officeooo:paragraph-rsid="0194ee0c" fo:background-color="#e6e6e6"/>
    </style:style>
    <style:style style:name="P9" style:family="paragraph" style:parent-style-name="Standard">
      <style:text-properties officeooo:rsid="00fb5042" officeooo:paragraph-rsid="01a010da" fo:background-color="#e6e6e6"/>
    </style:style>
    <style:style style:name="P10" style:family="paragraph" style:parent-style-name="Standard">
      <style:text-properties officeooo:rsid="00fb5042" officeooo:paragraph-rsid="01d52f89" fo:background-color="#e6e6e6"/>
    </style:style>
    <style:style style:name="P11" style:family="paragraph" style:parent-style-name="Standard">
      <style:text-properties officeooo:rsid="00fb5042" officeooo:paragraph-rsid="021b9081" fo:background-color="#e6e6e6"/>
    </style:style>
    <style:style style:name="P12" style:family="paragraph" style:parent-style-name="Standard">
      <style:text-properties officeooo:rsid="00fb5042" officeooo:paragraph-rsid="02424904" fo:background-color="#e6e6e6"/>
    </style:style>
    <style:style style:name="P13" style:family="paragraph" style:parent-style-name="Standard">
      <style:text-properties officeooo:rsid="00fb5042" officeooo:paragraph-rsid="02485ef4" fo:background-color="#e6e6e6"/>
    </style:style>
    <style:style style:name="P14" style:family="paragraph" style:parent-style-name="Standard">
      <style:text-properties officeooo:rsid="00fb5042" officeooo:paragraph-rsid="026060e6" fo:background-color="#e6e6e6"/>
    </style:style>
    <style:style style:name="P15" style:family="paragraph" style:parent-style-name="Standard">
      <style:text-properties officeooo:rsid="00fb5042" officeooo:paragraph-rsid="02940428" fo:background-color="#e6e6e6"/>
    </style:style>
    <style:style style:name="P16" style:family="paragraph" style:parent-style-name="Standard">
      <style:text-properties officeooo:rsid="00fb5042" officeooo:paragraph-rsid="029c82b6" fo:background-color="#e6e6e6"/>
    </style:style>
    <style:style style:name="P17" style:family="paragraph" style:parent-style-name="Standard">
      <style:text-properties officeooo:rsid="00fb5042" officeooo:paragraph-rsid="02b55567" fo:background-color="#e6e6e6"/>
    </style:style>
    <style:style style:name="P18" style:family="paragraph" style:parent-style-name="Standard">
      <style:text-properties officeooo:rsid="00fb5042" officeooo:paragraph-rsid="02c4d432" fo:background-color="#e6e6e6"/>
    </style:style>
    <style:style style:name="P19" style:family="paragraph" style:parent-style-name="Standard">
      <style:text-properties officeooo:rsid="00fb5042" officeooo:paragraph-rsid="02d9071e" fo:background-color="#e6e6e6"/>
    </style:style>
    <style:style style:name="P20" style:family="paragraph" style:parent-style-name="Standard">
      <style:text-properties officeooo:rsid="00fb5042" officeooo:paragraph-rsid="02ea8097" fo:background-color="#e6e6e6"/>
    </style:style>
    <style:style style:name="P21" style:family="paragraph" style:parent-style-name="Standard">
      <style:text-properties officeooo:rsid="00fb5042" officeooo:paragraph-rsid="02f6f5bb" fo:background-color="#e6e6e6"/>
    </style:style>
    <style:style style:name="P22" style:family="paragraph" style:parent-style-name="Standard">
      <style:text-properties officeooo:rsid="00fb5042" officeooo:paragraph-rsid="03073b1f" fo:background-color="#e6e6e6"/>
    </style:style>
    <style:style style:name="P23" style:family="paragraph" style:parent-style-name="Standard">
      <style:text-properties officeooo:rsid="023eaac5" officeooo:paragraph-rsid="023eaac5" fo:background-color="#e6e6e6"/>
    </style:style>
    <style:style style:name="P24" style:family="paragraph" style:parent-style-name="Standard">
      <style:text-properties officeooo:rsid="001ef437" officeooo:paragraph-rsid="00347efc" fo:background-color="#99ccff"/>
    </style:style>
    <style:style style:name="P25" style:family="paragraph" style:parent-style-name="Standard">
      <style:text-properties officeooo:rsid="001ef437" officeooo:paragraph-rsid="001ef437" fo:background-color="#99ccff"/>
    </style:style>
    <style:style style:name="P26" style:family="paragraph" style:parent-style-name="Standard">
      <style:text-properties officeooo:rsid="001ef437" officeooo:paragraph-rsid="00537356" fo:background-color="#99ccff"/>
    </style:style>
    <style:style style:name="P27" style:family="paragraph" style:parent-style-name="Standard">
      <style:text-properties officeooo:rsid="001ef437" officeooo:paragraph-rsid="00688660" fo:background-color="#99ccff"/>
    </style:style>
    <style:style style:name="P28" style:family="paragraph" style:parent-style-name="Standard">
      <style:text-properties officeooo:rsid="006d0d38" officeooo:paragraph-rsid="006d0d38" fo:background-color="#99ccff"/>
    </style:style>
    <style:style style:name="P29" style:family="paragraph" style:parent-style-name="Standard">
      <style:text-properties officeooo:rsid="006d0d38" officeooo:paragraph-rsid="006f92a1" fo:background-color="#99ccff"/>
    </style:style>
    <style:style style:name="P30" style:family="paragraph" style:parent-style-name="Standard">
      <style:text-properties officeooo:rsid="006d0d38" officeooo:paragraph-rsid="007e1675" fo:background-color="#99ccff"/>
    </style:style>
    <style:style style:name="P31" style:family="paragraph" style:parent-style-name="Standard">
      <style:text-properties officeooo:rsid="006d0d38" officeooo:paragraph-rsid="00843de8" fo:background-color="#99ccff"/>
    </style:style>
    <style:style style:name="P32" style:family="paragraph" style:parent-style-name="Standard">
      <style:text-properties officeooo:rsid="006d0d38" officeooo:paragraph-rsid="00bed082" fo:background-color="#99ccff"/>
    </style:style>
    <style:style style:name="P33" style:family="paragraph" style:parent-style-name="Standard">
      <style:text-properties officeooo:rsid="006d0d38" officeooo:paragraph-rsid="00c65555" fo:background-color="#99ccff"/>
    </style:style>
    <style:style style:name="P34" style:family="paragraph" style:parent-style-name="Standard">
      <style:text-properties officeooo:rsid="006d0d38" officeooo:paragraph-rsid="00c941b8" fo:background-color="#99ccff"/>
    </style:style>
    <style:style style:name="P35" style:family="paragraph" style:parent-style-name="Standard">
      <style:text-properties officeooo:rsid="00cc41d0" officeooo:paragraph-rsid="00cc41d0" fo:background-color="#99ccff"/>
    </style:style>
    <style:style style:name="P36" style:family="paragraph" style:parent-style-name="Standard">
      <style:text-properties officeooo:rsid="00cc41d0" officeooo:paragraph-rsid="00e82f54" fo:background-color="#99ccff"/>
    </style:style>
    <style:style style:name="P37" style:family="paragraph" style:parent-style-name="Standard">
      <style:text-properties officeooo:rsid="00cc41d0" officeooo:paragraph-rsid="00f5f0ca" fo:background-color="#99ccff"/>
    </style:style>
    <style:style style:name="P38" style:family="paragraph" style:parent-style-name="Standard">
      <style:text-properties officeooo:rsid="00f5f0ca" officeooo:paragraph-rsid="00f5f0ca" fo:background-color="#99ccff"/>
    </style:style>
    <style:style style:name="P39" style:family="paragraph" style:parent-style-name="Standard">
      <style:text-properties officeooo:rsid="00fb5042" officeooo:paragraph-rsid="00fb5042" fo:background-color="#e6e6e6"/>
    </style:style>
    <style:style style:name="P40" style:family="paragraph" style:parent-style-name="Standard">
      <style:text-properties officeooo:rsid="00fb5042" officeooo:paragraph-rsid="03247c1a" fo:background-color="#e6e6e6"/>
    </style:style>
    <style:style style:name="P41" style:family="paragraph" style:parent-style-name="Standard">
      <style:text-properties officeooo:rsid="00fb5042" officeooo:paragraph-rsid="03468e1a" fo:background-color="#e6e6e6"/>
    </style:style>
    <style:style style:name="P42" style:family="paragraph" style:parent-style-name="Standard">
      <style:text-properties officeooo:rsid="00fb5042" officeooo:paragraph-rsid="0372fcd5" fo:background-color="#e6e6e6"/>
    </style:style>
    <style:style style:name="P43" style:family="paragraph" style:parent-style-name="Standard">
      <style:text-properties officeooo:rsid="00fb5042" officeooo:paragraph-rsid="037ecf2c" fo:background-color="#e6e6e6"/>
    </style:style>
    <style:style style:name="P44" style:family="paragraph" style:parent-style-name="Standard">
      <style:text-properties officeooo:rsid="00fb5042" officeooo:paragraph-rsid="03c833c7" fo:background-color="#e6e6e6"/>
    </style:style>
    <style:style style:name="P45" style:family="paragraph" style:parent-style-name="Standard">
      <style:text-properties officeooo:rsid="00fb5042" officeooo:paragraph-rsid="03e026e4" fo:background-color="#e6e6e6"/>
    </style:style>
    <style:style style:name="P46" style:family="paragraph" style:parent-style-name="Standard">
      <style:text-properties officeooo:rsid="00fb5042" officeooo:paragraph-rsid="03ead30a" fo:background-color="#e6e6e6"/>
    </style:style>
    <style:style style:name="P47" style:family="paragraph" style:parent-style-name="Standard">
      <style:text-properties officeooo:rsid="00fb5042" officeooo:paragraph-rsid="04167609" fo:background-color="#e6e6e6"/>
    </style:style>
    <style:style style:name="P48" style:family="paragraph" style:parent-style-name="Standard">
      <style:text-properties officeooo:rsid="0409e2a0" officeooo:paragraph-rsid="0409e2a0" fo:background-color="#e6e6e6"/>
    </style:style>
    <style:style style:name="P49" style:family="paragraph" style:parent-style-name="Standard">
      <style:text-properties officeooo:rsid="042bbeba" officeooo:paragraph-rsid="042bbeba" fo:background-color="#e6e6e6"/>
    </style:style>
    <style:style style:name="P50" style:family="paragraph" style:parent-style-name="Standard">
      <style:text-properties officeooo:rsid="00fb5042" officeooo:paragraph-rsid="00fb5042"/>
    </style:style>
    <style:style style:name="P51" style:family="paragraph" style:parent-style-name="Standard">
      <style:text-properties officeooo:rsid="00fb5042" officeooo:paragraph-rsid="03a8989f"/>
    </style:style>
    <style:style style:name="P52" style:family="paragraph" style:parent-style-name="Standard">
      <style:text-properties officeooo:rsid="00fb5042" officeooo:paragraph-rsid="040d1f01"/>
    </style:style>
    <style:style style:name="P53" style:family="paragraph" style:parent-style-name="Standard">
      <style:text-properties officeooo:rsid="00fb5042" officeooo:paragraph-rsid="04288bb5"/>
    </style:style>
    <style:style style:name="P54" style:family="paragraph" style:parent-style-name="Standard">
      <style:text-properties officeooo:rsid="03ead30a" officeooo:paragraph-rsid="03ead30a"/>
    </style:style>
    <style:style style:name="T1" style:family="text">
      <style:text-properties officeooo:rsid="0020aab4"/>
    </style:style>
    <style:style style:name="T2" style:family="text">
      <style:text-properties officeooo:rsid="002226ef"/>
    </style:style>
    <style:style style:name="T3" style:family="text">
      <style:text-properties officeooo:rsid="0024cb67"/>
    </style:style>
    <style:style style:name="T4" style:family="text">
      <style:text-properties officeooo:rsid="0028d069"/>
    </style:style>
    <style:style style:name="T5" style:family="text">
      <style:text-properties officeooo:rsid="002b8f0d"/>
    </style:style>
    <style:style style:name="T6" style:family="text">
      <style:text-properties officeooo:rsid="0036b5d1"/>
    </style:style>
    <style:style style:name="T7" style:family="text">
      <style:text-properties officeooo:rsid="003a0af2"/>
    </style:style>
    <style:style style:name="T8" style:family="text">
      <style:text-properties officeooo:rsid="003b0f62"/>
    </style:style>
    <style:style style:name="T9" style:family="text">
      <style:text-properties officeooo:rsid="003bd75c"/>
    </style:style>
    <style:style style:name="T10" style:family="text">
      <style:text-properties officeooo:rsid="003d1a88"/>
    </style:style>
    <style:style style:name="T11" style:family="text">
      <style:text-properties officeooo:rsid="003f7f18"/>
    </style:style>
    <style:style style:name="T12" style:family="text">
      <style:text-properties officeooo:rsid="003fd3c4"/>
    </style:style>
    <style:style style:name="T13" style:family="text">
      <style:text-properties officeooo:rsid="00410760"/>
    </style:style>
    <style:style style:name="T14" style:family="text">
      <style:text-properties officeooo:rsid="0043f01a"/>
    </style:style>
    <style:style style:name="T15" style:family="text">
      <style:text-properties officeooo:rsid="0045e2d9"/>
    </style:style>
    <style:style style:name="T16" style:family="text">
      <style:text-properties officeooo:rsid="00466f1a"/>
    </style:style>
    <style:style style:name="T17" style:family="text">
      <style:text-properties officeooo:rsid="004b9fb6"/>
    </style:style>
    <style:style style:name="T18" style:family="text">
      <style:text-properties officeooo:rsid="005229eb"/>
    </style:style>
    <style:style style:name="T19" style:family="text">
      <style:text-properties officeooo:rsid="00526181"/>
    </style:style>
    <style:style style:name="T20" style:family="text">
      <style:text-properties officeooo:rsid="00557227"/>
    </style:style>
    <style:style style:name="T21" style:family="text">
      <style:text-properties officeooo:rsid="0056458f"/>
    </style:style>
    <style:style style:name="T22" style:family="text">
      <style:text-properties officeooo:rsid="00575af2"/>
    </style:style>
    <style:style style:name="T23" style:family="text">
      <style:text-properties officeooo:rsid="0057ca22"/>
    </style:style>
    <style:style style:name="T24" style:family="text">
      <style:text-properties officeooo:rsid="005919d2"/>
    </style:style>
    <style:style style:name="T25" style:family="text">
      <style:text-properties officeooo:rsid="005ad05a"/>
    </style:style>
    <style:style style:name="T26" style:family="text">
      <style:text-properties officeooo:rsid="005e40e4"/>
    </style:style>
    <style:style style:name="T27" style:family="text">
      <style:text-properties officeooo:rsid="006118cd"/>
    </style:style>
    <style:style style:name="T28" style:family="text">
      <style:text-properties officeooo:rsid="00624ef0"/>
    </style:style>
    <style:style style:name="T29" style:family="text">
      <style:text-properties officeooo:rsid="0063abf6"/>
    </style:style>
    <style:style style:name="T30" style:family="text">
      <style:text-properties officeooo:rsid="00650aff"/>
    </style:style>
    <style:style style:name="T31" style:family="text">
      <style:text-properties officeooo:rsid="0066ab49"/>
    </style:style>
    <style:style style:name="T32" style:family="text">
      <style:text-properties officeooo:rsid="0068d13a"/>
    </style:style>
    <style:style style:name="T33" style:family="text">
      <style:text-properties officeooo:rsid="00695db8"/>
    </style:style>
    <style:style style:name="T34" style:family="text">
      <style:text-properties officeooo:rsid="006eb7de"/>
    </style:style>
    <style:style style:name="T35" style:family="text">
      <style:text-properties officeooo:rsid="00843de8"/>
    </style:style>
    <style:style style:name="T36" style:family="text">
      <style:text-properties officeooo:rsid="00853def"/>
    </style:style>
    <style:style style:name="T37" style:family="text">
      <style:text-properties officeooo:rsid="00881da8"/>
    </style:style>
    <style:style style:name="T38" style:family="text">
      <style:text-properties officeooo:rsid="008855df"/>
    </style:style>
    <style:style style:name="T39" style:family="text">
      <style:text-properties officeooo:rsid="008a46ba"/>
    </style:style>
    <style:style style:name="T40" style:family="text">
      <style:text-properties officeooo:rsid="008bbe7b"/>
    </style:style>
    <style:style style:name="T41" style:family="text">
      <style:text-properties officeooo:rsid="008f196c"/>
    </style:style>
    <style:style style:name="T42" style:family="text">
      <style:text-properties officeooo:rsid="008f5f88"/>
    </style:style>
    <style:style style:name="T43" style:family="text">
      <style:text-properties officeooo:rsid="008fbe53"/>
    </style:style>
    <style:style style:name="T44" style:family="text">
      <style:text-properties officeooo:rsid="009055a5"/>
    </style:style>
    <style:style style:name="T45" style:family="text">
      <style:text-properties officeooo:rsid="00945dc1"/>
    </style:style>
    <style:style style:name="T46" style:family="text">
      <style:text-properties officeooo:rsid="0096be61"/>
    </style:style>
    <style:style style:name="T47" style:family="text">
      <style:text-properties officeooo:rsid="00979127"/>
    </style:style>
    <style:style style:name="T48" style:family="text">
      <style:text-properties officeooo:rsid="009b30fb"/>
    </style:style>
    <style:style style:name="T49" style:family="text">
      <style:text-properties officeooo:rsid="009dc8b9"/>
    </style:style>
    <style:style style:name="T50" style:family="text">
      <style:text-properties officeooo:rsid="009f1915"/>
    </style:style>
    <style:style style:name="T51" style:family="text">
      <style:text-properties officeooo:rsid="00a028f1"/>
    </style:style>
    <style:style style:name="T52" style:family="text">
      <style:text-properties officeooo:rsid="00a12c94"/>
    </style:style>
    <style:style style:name="T53" style:family="text">
      <style:text-properties officeooo:rsid="00a173d6"/>
    </style:style>
    <style:style style:name="T54" style:family="text">
      <style:text-properties officeooo:rsid="00a2abb5"/>
    </style:style>
    <style:style style:name="T55" style:family="text">
      <style:text-properties officeooo:rsid="00a42ed7"/>
    </style:style>
    <style:style style:name="T56" style:family="text">
      <style:text-properties officeooo:rsid="00a5a7c3"/>
    </style:style>
    <style:style style:name="T57" style:family="text">
      <style:text-properties officeooo:rsid="00a76241"/>
    </style:style>
    <style:style style:name="T58" style:family="text">
      <style:text-properties officeooo:rsid="00a96cc3"/>
    </style:style>
    <style:style style:name="T59" style:family="text">
      <style:text-properties officeooo:rsid="00a9ccbe"/>
    </style:style>
    <style:style style:name="T60" style:family="text">
      <style:text-properties officeooo:rsid="00ab6507"/>
    </style:style>
    <style:style style:name="T61" style:family="text">
      <style:text-properties officeooo:rsid="00adc13a"/>
    </style:style>
    <style:style style:name="T62" style:family="text">
      <style:text-properties officeooo:rsid="00aef1ef"/>
    </style:style>
    <style:style style:name="T63" style:family="text">
      <style:text-properties officeooo:rsid="00b05a73"/>
    </style:style>
    <style:style style:name="T64" style:family="text">
      <style:text-properties officeooo:rsid="00b14a0c"/>
    </style:style>
    <style:style style:name="T65" style:family="text">
      <style:text-properties officeooo:rsid="00b14d2f"/>
    </style:style>
    <style:style style:name="T66" style:family="text">
      <style:text-properties officeooo:rsid="00b1d13a"/>
    </style:style>
    <style:style style:name="T67" style:family="text">
      <style:text-properties officeooo:rsid="00b24ef5"/>
    </style:style>
    <style:style style:name="T68" style:family="text">
      <style:text-properties officeooo:rsid="00b3da90"/>
    </style:style>
    <style:style style:name="T69" style:family="text">
      <style:text-properties officeooo:rsid="00b8e9f0"/>
    </style:style>
    <style:style style:name="T70" style:family="text">
      <style:text-properties officeooo:rsid="00b982dd"/>
    </style:style>
    <style:style style:name="T71" style:family="text">
      <style:text-properties officeooo:rsid="00b9e1c4"/>
    </style:style>
    <style:style style:name="T72" style:family="text">
      <style:text-properties officeooo:rsid="00bbb9dc"/>
    </style:style>
    <style:style style:name="T73" style:family="text">
      <style:text-properties officeooo:rsid="00bed082"/>
    </style:style>
    <style:style style:name="T74" style:family="text">
      <style:text-properties officeooo:rsid="00c3993e"/>
    </style:style>
    <style:style style:name="T75" style:family="text">
      <style:text-properties officeooo:rsid="00c46b29"/>
    </style:style>
    <style:style style:name="T76" style:family="text">
      <style:text-properties officeooo:rsid="00c4f764"/>
    </style:style>
    <style:style style:name="T77" style:family="text">
      <style:text-properties officeooo:rsid="00c80666"/>
    </style:style>
    <style:style style:name="T78" style:family="text">
      <style:text-properties officeooo:rsid="00c941b8"/>
    </style:style>
    <style:style style:name="T79" style:family="text">
      <style:text-properties officeooo:rsid="00ca5016"/>
    </style:style>
    <style:style style:name="T80" style:family="text">
      <style:text-properties officeooo:rsid="00cb6a7c"/>
    </style:style>
    <style:style style:name="T81" style:family="text">
      <style:text-properties officeooo:rsid="00cbf66e"/>
    </style:style>
    <style:style style:name="T82" style:family="text">
      <style:text-properties officeooo:rsid="00ce0326"/>
    </style:style>
    <style:style style:name="T83" style:family="text">
      <style:text-properties officeooo:rsid="00cec2c9"/>
    </style:style>
    <style:style style:name="T84" style:family="text">
      <style:text-properties officeooo:rsid="00cf6917"/>
    </style:style>
    <style:style style:name="T85" style:family="text">
      <style:text-properties officeooo:rsid="00d1ae22"/>
    </style:style>
    <style:style style:name="T86" style:family="text">
      <style:text-properties officeooo:rsid="00d1bef0"/>
    </style:style>
    <style:style style:name="T87" style:family="text">
      <style:text-properties officeooo:rsid="00d58b92"/>
    </style:style>
    <style:style style:name="T88" style:family="text">
      <style:text-properties officeooo:rsid="00d77b56"/>
    </style:style>
    <style:style style:name="T89" style:family="text">
      <style:text-properties officeooo:rsid="00d843ac"/>
    </style:style>
    <style:style style:name="T90" style:family="text">
      <style:text-properties officeooo:rsid="00d9b0b3"/>
    </style:style>
    <style:style style:name="T91" style:family="text">
      <style:text-properties officeooo:rsid="00e385e0"/>
    </style:style>
    <style:style style:name="T92" style:family="text">
      <style:text-properties officeooo:rsid="00e4bcd0"/>
    </style:style>
    <style:style style:name="T93" style:family="text">
      <style:text-properties officeooo:rsid="00e69677"/>
    </style:style>
    <style:style style:name="T94" style:family="text">
      <style:text-properties officeooo:rsid="00eaf993"/>
    </style:style>
    <style:style style:name="T95" style:family="text">
      <style:text-properties officeooo:rsid="00ecbb8a"/>
    </style:style>
    <style:style style:name="T96" style:family="text">
      <style:text-properties officeooo:rsid="00ef45a2"/>
    </style:style>
    <style:style style:name="T97" style:family="text">
      <style:text-properties officeooo:rsid="00f0a99e"/>
    </style:style>
    <style:style style:name="T98" style:family="text">
      <style:text-properties officeooo:rsid="00f190ec"/>
    </style:style>
    <style:style style:name="T99" style:family="text">
      <style:text-properties officeooo:rsid="00f3439c"/>
    </style:style>
    <style:style style:name="T100" style:family="text">
      <style:text-properties officeooo:rsid="00fde6ab"/>
    </style:style>
    <style:style style:name="T101" style:family="text">
      <style:text-properties officeooo:rsid="00ff81cb"/>
    </style:style>
    <style:style style:name="T102" style:family="text">
      <style:text-properties officeooo:rsid="010308c0"/>
    </style:style>
    <style:style style:name="T103" style:family="text">
      <style:text-properties officeooo:rsid="0104f407"/>
    </style:style>
    <style:style style:name="T104" style:family="text">
      <style:text-properties officeooo:rsid="010739ef"/>
    </style:style>
    <style:style style:name="T105" style:family="text">
      <style:text-properties officeooo:rsid="0108403e"/>
    </style:style>
    <style:style style:name="T106" style:family="text">
      <style:text-properties officeooo:rsid="010a3b29"/>
    </style:style>
    <style:style style:name="T107" style:family="text">
      <style:text-properties officeooo:rsid="010b85a3"/>
    </style:style>
    <style:style style:name="T108" style:family="text">
      <style:text-properties officeooo:rsid="010d535c"/>
    </style:style>
    <style:style style:name="T109" style:family="text">
      <style:text-properties officeooo:rsid="011294f5"/>
    </style:style>
    <style:style style:name="T110" style:family="text">
      <style:text-properties officeooo:rsid="0116833a"/>
    </style:style>
    <style:style style:name="T111" style:family="text">
      <style:text-properties officeooo:rsid="0117d099"/>
    </style:style>
    <style:style style:name="T112" style:family="text">
      <style:text-properties officeooo:rsid="011dda12"/>
    </style:style>
    <style:style style:name="T113" style:family="text">
      <style:text-properties officeooo:rsid="01238054"/>
    </style:style>
    <style:style style:name="T114" style:family="text">
      <style:text-properties officeooo:rsid="0124d898"/>
    </style:style>
    <style:style style:name="T115" style:family="text">
      <style:text-properties officeooo:rsid="012729ee"/>
    </style:style>
    <style:style style:name="T116" style:family="text">
      <style:text-properties officeooo:rsid="01280c9e"/>
    </style:style>
    <style:style style:name="T117" style:family="text">
      <style:text-properties officeooo:rsid="01288730"/>
    </style:style>
    <style:style style:name="T118" style:family="text">
      <style:text-properties officeooo:rsid="012938e5"/>
    </style:style>
    <style:style style:name="T119" style:family="text">
      <style:text-properties officeooo:rsid="012a9ffe"/>
    </style:style>
    <style:style style:name="T120" style:family="text">
      <style:text-properties officeooo:rsid="012b85de"/>
    </style:style>
    <style:style style:name="T121" style:family="text">
      <style:text-properties officeooo:rsid="01315a44"/>
    </style:style>
    <style:style style:name="T122" style:family="text">
      <style:text-properties officeooo:rsid="0132a3e6"/>
    </style:style>
    <style:style style:name="T123" style:family="text">
      <style:text-properties officeooo:rsid="01336b4d"/>
    </style:style>
    <style:style style:name="T124" style:family="text">
      <style:text-properties officeooo:rsid="013888c1"/>
    </style:style>
    <style:style style:name="T125" style:family="text">
      <style:text-properties officeooo:rsid="013ae074"/>
    </style:style>
    <style:style style:name="T126" style:family="text">
      <style:text-properties officeooo:rsid="013d2bab"/>
    </style:style>
    <style:style style:name="T127" style:family="text">
      <style:text-properties officeooo:rsid="013d2fa8"/>
    </style:style>
    <style:style style:name="T128" style:family="text">
      <style:text-properties officeooo:rsid="013f19bb"/>
    </style:style>
    <style:style style:name="T129" style:family="text">
      <style:text-properties officeooo:rsid="0140d8cb"/>
    </style:style>
    <style:style style:name="T130" style:family="text">
      <style:text-properties officeooo:rsid="0143cd3d"/>
    </style:style>
    <style:style style:name="T131" style:family="text">
      <style:text-properties officeooo:rsid="014b73cb"/>
    </style:style>
    <style:style style:name="T132" style:family="text">
      <style:text-properties officeooo:rsid="014d5d22"/>
    </style:style>
    <style:style style:name="T133" style:family="text">
      <style:text-properties officeooo:rsid="014f14e0"/>
    </style:style>
    <style:style style:name="T134" style:family="text">
      <style:text-properties officeooo:rsid="014f750b"/>
    </style:style>
    <style:style style:name="T135" style:family="text">
      <style:text-properties officeooo:rsid="01516e85"/>
    </style:style>
    <style:style style:name="T136" style:family="text">
      <style:text-properties officeooo:rsid="015226cd"/>
    </style:style>
    <style:style style:name="T137" style:family="text">
      <style:text-properties officeooo:rsid="0152bfe0"/>
    </style:style>
    <style:style style:name="T138" style:family="text">
      <style:text-properties officeooo:rsid="0154ca72"/>
    </style:style>
    <style:style style:name="T139" style:family="text">
      <style:text-properties officeooo:rsid="01569394"/>
    </style:style>
    <style:style style:name="T140" style:family="text">
      <style:text-properties officeooo:rsid="0156d5ce"/>
    </style:style>
    <style:style style:name="T141" style:family="text">
      <style:text-properties officeooo:rsid="0031ca2d"/>
    </style:style>
    <style:style style:name="T142" style:family="text">
      <style:text-properties officeooo:rsid="003298ea"/>
    </style:style>
    <style:style style:name="T143" style:family="text">
      <style:text-properties officeooo:rsid="0159c5ef"/>
    </style:style>
    <style:style style:name="T144" style:family="text">
      <style:text-properties officeooo:rsid="015ad134"/>
    </style:style>
    <style:style style:name="T145" style:family="text">
      <style:text-properties officeooo:rsid="015c16d0"/>
    </style:style>
    <style:style style:name="T146" style:family="text">
      <style:text-properties officeooo:rsid="015dfd4b"/>
    </style:style>
    <style:style style:name="T147" style:family="text">
      <style:text-properties officeooo:rsid="015e9f8a"/>
    </style:style>
    <style:style style:name="T148" style:family="text">
      <style:text-properties officeooo:rsid="016172f7"/>
    </style:style>
    <style:style style:name="T149" style:family="text">
      <style:text-properties officeooo:rsid="0161a36a"/>
    </style:style>
    <style:style style:name="T150" style:family="text">
      <style:text-properties officeooo:rsid="016376fa"/>
    </style:style>
    <style:style style:name="T151" style:family="text">
      <style:text-properties officeooo:rsid="0164e5fb"/>
    </style:style>
    <style:style style:name="T152" style:family="text">
      <style:text-properties officeooo:rsid="0165fa44"/>
    </style:style>
    <style:style style:name="T153" style:family="text">
      <style:text-properties officeooo:rsid="01674083"/>
    </style:style>
    <style:style style:name="T154" style:family="text">
      <style:text-properties officeooo:rsid="01692815"/>
    </style:style>
    <style:style style:name="T155" style:family="text">
      <style:text-properties officeooo:rsid="016ae5b5"/>
    </style:style>
    <style:style style:name="T156" style:family="text">
      <style:text-properties officeooo:rsid="016dccfc"/>
    </style:style>
    <style:style style:name="T157" style:family="text">
      <style:text-properties officeooo:rsid="016dd4af"/>
    </style:style>
    <style:style style:name="T158" style:family="text">
      <style:text-properties officeooo:rsid="016fd229"/>
    </style:style>
    <style:style style:name="T159" style:family="text">
      <style:text-properties fo:background-color="#e6e6e6" loext:char-shading-value="0"/>
    </style:style>
    <style:style style:name="T160" style:family="text">
      <style:text-properties officeooo:rsid="02c2d89d" fo:background-color="#e6e6e6" loext:char-shading-value="0"/>
    </style:style>
    <style:style style:name="T161" style:family="text">
      <style:text-properties officeooo:rsid="038e810d" fo:background-color="#e6e6e6" loext:char-shading-value="0"/>
    </style:style>
    <style:style style:name="T162" style:family="text">
      <style:text-properties officeooo:rsid="038fa8f6" fo:background-color="#e6e6e6" loext:char-shading-value="0"/>
    </style:style>
    <style:style style:name="T163" style:family="text">
      <style:text-properties officeooo:rsid="0391fa4a" fo:background-color="#e6e6e6" loext:char-shading-value="0"/>
    </style:style>
    <style:style style:name="T164" style:family="text">
      <style:text-properties officeooo:rsid="039201a8" fo:background-color="#e6e6e6" loext:char-shading-value="0"/>
    </style:style>
    <style:style style:name="T165" style:family="text">
      <style:text-properties officeooo:rsid="0393cf3c" fo:background-color="#e6e6e6" loext:char-shading-value="0"/>
    </style:style>
    <style:style style:name="T166" style:family="text">
      <style:text-properties officeooo:rsid="0394f4fc" fo:background-color="#e6e6e6" loext:char-shading-value="0"/>
    </style:style>
    <style:style style:name="T167" style:family="text">
      <style:text-properties officeooo:rsid="03969435" fo:background-color="#e6e6e6" loext:char-shading-value="0"/>
    </style:style>
    <style:style style:name="T168" style:family="text">
      <style:text-properties officeooo:rsid="039a8c39" fo:background-color="#e6e6e6" loext:char-shading-value="0"/>
    </style:style>
    <style:style style:name="T169" style:family="text">
      <style:text-properties officeooo:rsid="039c7136" fo:background-color="#e6e6e6" loext:char-shading-value="0"/>
    </style:style>
    <style:style style:name="T170" style:family="text">
      <style:text-properties officeooo:rsid="039cc5ec" fo:background-color="#e6e6e6" loext:char-shading-value="0"/>
    </style:style>
    <style:style style:name="T171" style:family="text">
      <style:text-properties officeooo:rsid="039dd8ab" fo:background-color="#e6e6e6" loext:char-shading-value="0"/>
    </style:style>
    <style:style style:name="T172" style:family="text">
      <style:text-properties officeooo:rsid="03a25623" fo:background-color="#e6e6e6" loext:char-shading-value="0"/>
    </style:style>
    <style:style style:name="T173" style:family="text">
      <style:text-properties officeooo:rsid="03a150ae" fo:background-color="#e6e6e6" loext:char-shading-value="0"/>
    </style:style>
    <style:style style:name="T174" style:family="text">
      <style:text-properties officeooo:rsid="03a4b315" fo:background-color="#e6e6e6" loext:char-shading-value="0"/>
    </style:style>
    <style:style style:name="T175" style:family="text">
      <style:text-properties officeooo:rsid="03a5f8ed" fo:background-color="#e6e6e6" loext:char-shading-value="0"/>
    </style:style>
    <style:style style:name="T176" style:family="text">
      <style:text-properties officeooo:rsid="03a6e1c8" fo:background-color="#e6e6e6" loext:char-shading-value="0"/>
    </style:style>
    <style:style style:name="T177" style:family="text">
      <style:text-properties officeooo:rsid="03a78315" fo:background-color="#e6e6e6" loext:char-shading-value="0"/>
    </style:style>
    <style:style style:name="T178" style:family="text">
      <style:text-properties officeooo:rsid="03aa1ed4" fo:background-color="#e6e6e6" loext:char-shading-value="0"/>
    </style:style>
    <style:style style:name="T179" style:family="text">
      <style:text-properties officeooo:rsid="03a8989f" fo:background-color="#e6e6e6" loext:char-shading-value="0"/>
    </style:style>
    <style:style style:name="T180" style:family="text">
      <style:text-properties officeooo:rsid="03a8c4b5" fo:background-color="#e6e6e6" loext:char-shading-value="0"/>
    </style:style>
    <style:style style:name="T181" style:family="text">
      <style:text-properties officeooo:rsid="03b245c1" fo:background-color="#e6e6e6" loext:char-shading-value="0"/>
    </style:style>
    <style:style style:name="T182" style:family="text">
      <style:text-properties officeooo:rsid="03adb4f4" fo:background-color="#e6e6e6" loext:char-shading-value="0"/>
    </style:style>
    <style:style style:name="T183" style:family="text">
      <style:text-properties officeooo:rsid="03e83ccf" fo:background-color="#e6e6e6" loext:char-shading-value="0"/>
    </style:style>
    <style:style style:name="T184" style:family="text">
      <style:text-properties officeooo:rsid="03eea6ac" fo:background-color="#e6e6e6" loext:char-shading-value="0"/>
    </style:style>
    <style:style style:name="T185" style:family="text">
      <style:text-properties officeooo:rsid="03e94921" fo:background-color="#e6e6e6" loext:char-shading-value="0"/>
    </style:style>
    <style:style style:name="T186" style:family="text">
      <style:text-properties officeooo:rsid="03f12586" fo:background-color="#e6e6e6" loext:char-shading-value="0"/>
    </style:style>
    <style:style style:name="T187" style:family="text">
      <style:text-properties officeooo:rsid="03ef315e" fo:background-color="#e6e6e6" loext:char-shading-value="0"/>
    </style:style>
    <style:style style:name="T188" style:family="text">
      <style:text-properties officeooo:rsid="03f282d8" fo:background-color="#e6e6e6" loext:char-shading-value="0"/>
    </style:style>
    <style:style style:name="T189" style:family="text">
      <style:text-properties officeooo:rsid="03f8e0cc" fo:background-color="#e6e6e6" loext:char-shading-value="0"/>
    </style:style>
    <style:style style:name="T190" style:family="text">
      <style:text-properties officeooo:rsid="03f2fe57" fo:background-color="#e6e6e6" loext:char-shading-value="0"/>
    </style:style>
    <style:style style:name="T191" style:family="text">
      <style:text-properties officeooo:rsid="03ead30a" fo:background-color="#e6e6e6" loext:char-shading-value="0"/>
    </style:style>
    <style:style style:name="T192" style:family="text">
      <style:text-properties officeooo:rsid="03fd0132" fo:background-color="#e6e6e6" loext:char-shading-value="0"/>
    </style:style>
    <style:style style:name="T193" style:family="text">
      <style:text-properties officeooo:rsid="03ff8cef" fo:background-color="#e6e6e6" loext:char-shading-value="0"/>
    </style:style>
    <style:style style:name="T194" style:family="text">
      <style:text-properties officeooo:rsid="0413315b" fo:background-color="#e6e6e6" loext:char-shading-value="0"/>
    </style:style>
    <style:style style:name="T195" style:family="text">
      <style:text-properties officeooo:rsid="04108b4b" fo:background-color="#e6e6e6" loext:char-shading-value="0"/>
    </style:style>
    <style:style style:name="T196" style:family="text">
      <style:text-properties officeooo:rsid="040b78ec" fo:background-color="#e6e6e6" loext:char-shading-value="0"/>
    </style:style>
    <style:style style:name="T197" style:family="text">
      <style:text-properties officeooo:rsid="0412baaf" fo:background-color="#e6e6e6" loext:char-shading-value="0"/>
    </style:style>
    <style:style style:name="T198" style:family="text">
      <style:text-properties officeooo:rsid="0423d489" fo:background-color="#e6e6e6" loext:char-shading-value="0"/>
    </style:style>
    <style:style style:name="T199" style:family="text">
      <style:text-properties officeooo:rsid="04288bb5" fo:background-color="#e6e6e6" loext:char-shading-value="0"/>
    </style:style>
    <style:style style:name="T200" style:family="text">
      <style:text-properties officeooo:rsid="0429be6e" fo:background-color="#e6e6e6" loext:char-shading-value="0"/>
    </style:style>
    <style:style style:name="T201" style:family="text">
      <style:text-properties officeooo:rsid="042abc15" fo:background-color="#e6e6e6" loext:char-shading-value="0"/>
    </style:style>
    <style:style style:name="T202" style:family="text">
      <style:text-properties officeooo:rsid="0172d593"/>
    </style:style>
    <style:style style:name="T203" style:family="text">
      <style:text-properties officeooo:rsid="01760a18"/>
    </style:style>
    <style:style style:name="T204" style:family="text">
      <style:text-properties officeooo:rsid="01779b54"/>
    </style:style>
    <style:style style:name="T205" style:family="text">
      <style:text-properties officeooo:rsid="0177de90"/>
    </style:style>
    <style:style style:name="T206" style:family="text">
      <style:text-properties officeooo:rsid="01790b35"/>
    </style:style>
    <style:style style:name="T207" style:family="text">
      <style:text-properties officeooo:rsid="017a52ad"/>
    </style:style>
    <style:style style:name="T208" style:family="text">
      <style:text-properties officeooo:rsid="017c35a6"/>
    </style:style>
    <style:style style:name="T209" style:family="text">
      <style:text-properties officeooo:rsid="017ca0b7"/>
    </style:style>
    <style:style style:name="T210" style:family="text">
      <style:text-properties officeooo:rsid="017d4072"/>
    </style:style>
    <style:style style:name="T211" style:family="text">
      <style:text-properties officeooo:rsid="017f35d8"/>
    </style:style>
    <style:style style:name="T212" style:family="text">
      <style:text-properties officeooo:rsid="017fe7da"/>
    </style:style>
    <style:style style:name="T213" style:family="text">
      <style:text-properties officeooo:rsid="0181ffda"/>
    </style:style>
    <style:style style:name="T214" style:family="text">
      <style:text-properties officeooo:rsid="01836d5e"/>
    </style:style>
    <style:style style:name="T215" style:family="text">
      <style:text-properties officeooo:rsid="018449a3"/>
    </style:style>
    <style:style style:name="T216" style:family="text">
      <style:text-properties officeooo:rsid="01855a78"/>
    </style:style>
    <style:style style:name="T217" style:family="text">
      <style:text-properties officeooo:rsid="01862b25"/>
    </style:style>
    <style:style style:name="T218" style:family="text">
      <style:text-properties officeooo:rsid="0187a0d6"/>
    </style:style>
    <style:style style:name="T219" style:family="text">
      <style:text-properties officeooo:rsid="0187cb00"/>
    </style:style>
    <style:style style:name="T220" style:family="text">
      <style:text-properties officeooo:rsid="018b16e7"/>
    </style:style>
    <style:style style:name="T221" style:family="text">
      <style:text-properties officeooo:rsid="0190efcd"/>
    </style:style>
    <style:style style:name="T222" style:family="text">
      <style:text-properties officeooo:rsid="0191fc80"/>
    </style:style>
    <style:style style:name="T223" style:family="text">
      <style:text-properties officeooo:rsid="0195f996"/>
    </style:style>
    <style:style style:name="T224" style:family="text">
      <style:text-properties officeooo:rsid="019702c6"/>
    </style:style>
    <style:style style:name="T225" style:family="text">
      <style:text-properties officeooo:rsid="01997621"/>
    </style:style>
    <style:style style:name="T226" style:family="text">
      <style:text-properties officeooo:rsid="019a29dc"/>
    </style:style>
    <style:style style:name="T227" style:family="text">
      <style:text-properties officeooo:rsid="019b6ed9"/>
    </style:style>
    <style:style style:name="T228" style:family="text">
      <style:text-properties officeooo:rsid="019ba91e"/>
    </style:style>
    <style:style style:name="T229" style:family="text">
      <style:text-properties officeooo:rsid="019d8110"/>
    </style:style>
    <style:style style:name="T230" style:family="text">
      <style:text-properties officeooo:rsid="019ee2e4"/>
    </style:style>
    <style:style style:name="T231" style:family="text">
      <style:text-properties officeooo:rsid="01a010da"/>
    </style:style>
    <style:style style:name="T232" style:family="text">
      <style:text-properties officeooo:rsid="01a312d9"/>
    </style:style>
    <style:style style:name="T233" style:family="text">
      <style:text-properties officeooo:rsid="01a70758"/>
    </style:style>
    <style:style style:name="T234" style:family="text">
      <style:text-properties officeooo:rsid="01a96036"/>
    </style:style>
    <style:style style:name="T235" style:family="text">
      <style:text-properties officeooo:rsid="01aaa0b0"/>
    </style:style>
    <style:style style:name="T236" style:family="text">
      <style:text-properties officeooo:rsid="01abed19"/>
    </style:style>
    <style:style style:name="T237" style:family="text">
      <style:text-properties officeooo:rsid="01ac0db2"/>
    </style:style>
    <style:style style:name="T238" style:family="text">
      <style:text-properties officeooo:rsid="01ad66ee"/>
    </style:style>
    <style:style style:name="T239" style:family="text">
      <style:text-properties officeooo:rsid="01aeba5e"/>
    </style:style>
    <style:style style:name="T240" style:family="text">
      <style:text-properties officeooo:rsid="01b1494c"/>
    </style:style>
    <style:style style:name="T241" style:family="text">
      <style:text-properties officeooo:rsid="01b3192e"/>
    </style:style>
    <style:style style:name="T242" style:family="text">
      <style:text-properties officeooo:rsid="01b4e46e"/>
    </style:style>
    <style:style style:name="T243" style:family="text">
      <style:text-properties officeooo:rsid="01b6b2b1"/>
    </style:style>
    <style:style style:name="T244" style:family="text">
      <style:text-properties officeooo:rsid="01b810d8"/>
    </style:style>
    <style:style style:name="T245" style:family="text">
      <style:text-properties officeooo:rsid="01b9cfc6"/>
    </style:style>
    <style:style style:name="T246" style:family="text">
      <style:text-properties officeooo:rsid="01bd450c"/>
    </style:style>
    <style:style style:name="T247" style:family="text">
      <style:text-properties officeooo:rsid="01be468b"/>
    </style:style>
    <style:style style:name="T248" style:family="text">
      <style:text-properties officeooo:rsid="01c57a52"/>
    </style:style>
    <style:style style:name="T249" style:family="text">
      <style:text-properties officeooo:rsid="01c733d1"/>
    </style:style>
    <style:style style:name="T250" style:family="text">
      <style:text-properties officeooo:rsid="01c87ec9"/>
    </style:style>
    <style:style style:name="T251" style:family="text">
      <style:text-properties officeooo:rsid="01c91cfb"/>
    </style:style>
    <style:style style:name="T252" style:family="text">
      <style:text-properties officeooo:rsid="01ca50ac"/>
    </style:style>
    <style:style style:name="T253" style:family="text">
      <style:text-properties officeooo:rsid="01cbd72b"/>
    </style:style>
    <style:style style:name="T254" style:family="text">
      <style:text-properties officeooo:rsid="01ccd051"/>
    </style:style>
    <style:style style:name="T255" style:family="text">
      <style:text-properties officeooo:rsid="01cfca08"/>
    </style:style>
    <style:style style:name="T256" style:family="text">
      <style:text-properties officeooo:rsid="01d39dd2"/>
    </style:style>
    <style:style style:name="T257" style:family="text">
      <style:text-properties officeooo:rsid="01d52f89"/>
    </style:style>
    <style:style style:name="T258" style:family="text">
      <style:text-properties officeooo:rsid="01d5f55d"/>
    </style:style>
    <style:style style:name="T259" style:family="text">
      <style:text-properties officeooo:rsid="01d9ce0d"/>
    </style:style>
    <style:style style:name="T260" style:family="text">
      <style:text-properties officeooo:rsid="01db7620"/>
    </style:style>
    <style:style style:name="T261" style:family="text">
      <style:text-properties officeooo:rsid="01dd9c6c"/>
    </style:style>
    <style:style style:name="T262" style:family="text">
      <style:text-properties officeooo:rsid="01e03d90"/>
    </style:style>
    <style:style style:name="T263" style:family="text">
      <style:text-properties officeooo:rsid="01e16900"/>
    </style:style>
    <style:style style:name="T264" style:family="text">
      <style:text-properties officeooo:rsid="01e35728"/>
    </style:style>
    <style:style style:name="T265" style:family="text">
      <style:text-properties officeooo:rsid="01e423f2"/>
    </style:style>
    <style:style style:name="T266" style:family="text">
      <style:text-properties officeooo:rsid="01e901ad"/>
    </style:style>
    <style:style style:name="T267" style:family="text">
      <style:text-properties officeooo:rsid="01eba604"/>
    </style:style>
    <style:style style:name="T268" style:family="text">
      <style:text-properties officeooo:rsid="01ed8a2f"/>
    </style:style>
    <style:style style:name="T269" style:family="text">
      <style:text-properties officeooo:rsid="01ef92b0"/>
    </style:style>
    <style:style style:name="T270" style:family="text">
      <style:text-properties officeooo:rsid="01f13370"/>
    </style:style>
    <style:style style:name="T271" style:family="text">
      <style:text-properties officeooo:rsid="01f4bbef"/>
    </style:style>
    <style:style style:name="T272" style:family="text">
      <style:text-properties officeooo:rsid="01f56520"/>
    </style:style>
    <style:style style:name="T273" style:family="text">
      <style:text-properties officeooo:rsid="01f58469"/>
    </style:style>
    <style:style style:name="T274" style:family="text">
      <style:text-properties officeooo:rsid="01f69946"/>
    </style:style>
    <style:style style:name="T275" style:family="text">
      <style:text-properties officeooo:rsid="01f810a5"/>
    </style:style>
    <style:style style:name="T276" style:family="text">
      <style:text-properties officeooo:rsid="01fa4ba5"/>
    </style:style>
    <style:style style:name="T277" style:family="text">
      <style:text-properties officeooo:rsid="01fa72d7"/>
    </style:style>
    <style:style style:name="T278" style:family="text">
      <style:text-properties officeooo:rsid="01fc4b3c"/>
    </style:style>
    <style:style style:name="T279" style:family="text">
      <style:text-properties officeooo:rsid="01fdac76"/>
    </style:style>
    <style:style style:name="T280" style:family="text">
      <style:text-properties officeooo:rsid="01fe461d"/>
    </style:style>
    <style:style style:name="T281" style:family="text">
      <style:text-properties officeooo:rsid="01ffb2b9"/>
    </style:style>
    <style:style style:name="T282" style:family="text">
      <style:text-properties officeooo:rsid="02052a22"/>
    </style:style>
    <style:style style:name="T283" style:family="text">
      <style:text-properties officeooo:rsid="0206e3e5"/>
    </style:style>
    <style:style style:name="T284" style:family="text">
      <style:text-properties officeooo:rsid="020b9e18"/>
    </style:style>
    <style:style style:name="T285" style:family="text">
      <style:text-properties officeooo:rsid="020c4dac"/>
    </style:style>
    <style:style style:name="T286" style:family="text">
      <style:text-properties officeooo:rsid="020d7c3d"/>
    </style:style>
    <style:style style:name="T287" style:family="text">
      <style:text-properties officeooo:rsid="020f1746"/>
    </style:style>
    <style:style style:name="T288" style:family="text">
      <style:text-properties officeooo:rsid="02101664"/>
    </style:style>
    <style:style style:name="T289" style:family="text">
      <style:text-properties officeooo:rsid="0212dbe1"/>
    </style:style>
    <style:style style:name="T290" style:family="text">
      <style:text-properties officeooo:rsid="0214b6e8"/>
    </style:style>
    <style:style style:name="T291" style:family="text">
      <style:text-properties officeooo:rsid="0218536c"/>
    </style:style>
    <style:style style:name="T292" style:family="text">
      <style:text-properties officeooo:rsid="021a3056"/>
    </style:style>
    <style:style style:name="T293" style:family="text">
      <style:text-properties officeooo:rsid="021b9081"/>
    </style:style>
    <style:style style:name="T294" style:family="text">
      <style:text-properties officeooo:rsid="021cf604"/>
    </style:style>
    <style:style style:name="T295" style:family="text">
      <style:text-properties officeooo:rsid="021ea76b"/>
    </style:style>
    <style:style style:name="T296" style:family="text">
      <style:text-properties officeooo:rsid="02204bcb"/>
    </style:style>
    <style:style style:name="T297" style:family="text">
      <style:text-properties officeooo:rsid="02217f6f"/>
    </style:style>
    <style:style style:name="T298" style:family="text">
      <style:text-properties officeooo:rsid="0222a3a3"/>
    </style:style>
    <style:style style:name="T299" style:family="text">
      <style:text-properties officeooo:rsid="022444fa"/>
    </style:style>
    <style:style style:name="T300" style:family="text">
      <style:text-properties officeooo:rsid="02260609"/>
    </style:style>
    <style:style style:name="T301" style:family="text">
      <style:text-properties officeooo:rsid="02273a4e"/>
    </style:style>
    <style:style style:name="T302" style:family="text">
      <style:text-properties officeooo:rsid="02283b33"/>
    </style:style>
    <style:style style:name="T303" style:family="text">
      <style:text-properties officeooo:rsid="02289d52"/>
    </style:style>
    <style:style style:name="T304" style:family="text">
      <style:text-properties officeooo:rsid="0229efee"/>
    </style:style>
    <style:style style:name="T305" style:family="text">
      <style:text-properties officeooo:rsid="022be526"/>
    </style:style>
    <style:style style:name="T306" style:family="text">
      <style:text-properties officeooo:rsid="022c6aec"/>
    </style:style>
    <style:style style:name="T307" style:family="text">
      <style:text-properties officeooo:rsid="022e224e"/>
    </style:style>
    <style:style style:name="T308" style:family="text">
      <style:text-properties officeooo:rsid="022f9c64"/>
    </style:style>
    <style:style style:name="T309" style:family="text">
      <style:text-properties officeooo:rsid="02310081"/>
    </style:style>
    <style:style style:name="T310" style:family="text">
      <style:text-properties officeooo:rsid="023291b2"/>
    </style:style>
    <style:style style:name="T311" style:family="text">
      <style:text-properties officeooo:rsid="0232ac14"/>
    </style:style>
    <style:style style:name="T312" style:family="text">
      <style:text-properties officeooo:rsid="0232cf1c"/>
    </style:style>
    <style:style style:name="T313" style:family="text">
      <style:text-properties officeooo:rsid="023428ac"/>
    </style:style>
    <style:style style:name="T314" style:family="text">
      <style:text-properties officeooo:rsid="0235ada0"/>
    </style:style>
    <style:style style:name="T315" style:family="text">
      <style:text-properties officeooo:rsid="02362284"/>
    </style:style>
    <style:style style:name="T316" style:family="text">
      <style:text-properties officeooo:rsid="0237e438"/>
    </style:style>
    <style:style style:name="T317" style:family="text">
      <style:text-properties officeooo:rsid="0237e6c0"/>
    </style:style>
    <style:style style:name="T318" style:family="text">
      <style:text-properties officeooo:rsid="0239aca9"/>
    </style:style>
    <style:style style:name="T319" style:family="text">
      <style:text-properties officeooo:rsid="024096cb"/>
    </style:style>
    <style:style style:name="T320" style:family="text">
      <style:text-properties officeooo:rsid="02424904"/>
    </style:style>
    <style:style style:name="T321" style:family="text">
      <style:text-properties officeooo:rsid="02439652"/>
    </style:style>
    <style:style style:name="T322" style:family="text">
      <style:text-properties officeooo:rsid="02456503"/>
    </style:style>
    <style:style style:name="T323" style:family="text">
      <style:text-properties officeooo:rsid="02485ef4"/>
    </style:style>
    <style:style style:name="T324" style:family="text">
      <style:text-properties officeooo:rsid="0249f001"/>
    </style:style>
    <style:style style:name="T325" style:family="text">
      <style:text-properties officeooo:rsid="024d538c"/>
    </style:style>
    <style:style style:name="T326" style:family="text">
      <style:text-properties officeooo:rsid="024da135"/>
    </style:style>
    <style:style style:name="T327" style:family="text">
      <style:text-properties officeooo:rsid="0250355f"/>
    </style:style>
    <style:style style:name="T328" style:family="text">
      <style:text-properties officeooo:rsid="0254d02b"/>
    </style:style>
    <style:style style:name="T329" style:family="text">
      <style:text-properties officeooo:rsid="0258bdb3"/>
    </style:style>
    <style:style style:name="T330" style:family="text">
      <style:text-properties officeooo:rsid="025a79ac"/>
    </style:style>
    <style:style style:name="T331" style:family="text">
      <style:text-properties officeooo:rsid="025c2e71"/>
    </style:style>
    <style:style style:name="T332" style:family="text">
      <style:text-properties officeooo:rsid="025d2ed4"/>
    </style:style>
    <style:style style:name="T333" style:family="text">
      <style:text-properties officeooo:rsid="025f1b75"/>
    </style:style>
    <style:style style:name="T334" style:family="text">
      <style:text-properties officeooo:rsid="025f64b2"/>
    </style:style>
    <style:style style:name="T335" style:family="text">
      <style:text-properties officeooo:rsid="026060e6"/>
    </style:style>
    <style:style style:name="T336" style:family="text">
      <style:text-properties officeooo:rsid="026be756"/>
    </style:style>
    <style:style style:name="T337" style:family="text">
      <style:text-properties officeooo:rsid="026cd1a2"/>
    </style:style>
    <style:style style:name="T338" style:family="text">
      <style:text-properties officeooo:rsid="026d2521"/>
    </style:style>
    <style:style style:name="T339" style:family="text">
      <style:text-properties officeooo:rsid="026dcd1f"/>
    </style:style>
    <style:style style:name="T340" style:family="text">
      <style:text-properties officeooo:rsid="026df19b"/>
    </style:style>
    <style:style style:name="T341" style:family="text">
      <style:text-properties officeooo:rsid="026f1e3f"/>
    </style:style>
    <style:style style:name="T342" style:family="text">
      <style:text-properties officeooo:rsid="027006d7"/>
    </style:style>
    <style:style style:name="T343" style:family="text">
      <style:text-properties officeooo:rsid="02718d64"/>
    </style:style>
    <style:style style:name="T344" style:family="text">
      <style:text-properties officeooo:rsid="027291b4"/>
    </style:style>
    <style:style style:name="T345" style:family="text">
      <style:text-properties officeooo:rsid="02748acb"/>
    </style:style>
    <style:style style:name="T346" style:family="text">
      <style:text-properties officeooo:rsid="027663e5"/>
    </style:style>
    <style:style style:name="T347" style:family="text">
      <style:text-properties officeooo:rsid="02799793"/>
    </style:style>
    <style:style style:name="T348" style:family="text">
      <style:text-properties officeooo:rsid="0279a677"/>
    </style:style>
    <style:style style:name="T349" style:family="text">
      <style:text-properties officeooo:rsid="027b5013"/>
    </style:style>
    <style:style style:name="T350" style:family="text">
      <style:text-properties officeooo:rsid="027c8121"/>
    </style:style>
    <style:style style:name="T351" style:family="text">
      <style:text-properties officeooo:rsid="027e4722"/>
    </style:style>
    <style:style style:name="T352" style:family="text">
      <style:text-properties officeooo:rsid="027eff03"/>
    </style:style>
    <style:style style:name="T353" style:family="text">
      <style:text-properties officeooo:rsid="027f0259"/>
    </style:style>
    <style:style style:name="T354" style:family="text">
      <style:text-properties officeooo:rsid="02819dae"/>
    </style:style>
    <style:style style:name="T355" style:family="text">
      <style:text-properties officeooo:rsid="0283434e"/>
    </style:style>
    <style:style style:name="T356" style:family="text">
      <style:text-properties officeooo:rsid="02835a4e"/>
    </style:style>
    <style:style style:name="T357" style:family="text">
      <style:text-properties officeooo:rsid="0283c881"/>
    </style:style>
    <style:style style:name="T358" style:family="text">
      <style:text-properties officeooo:rsid="0285d657"/>
    </style:style>
    <style:style style:name="T359" style:family="text">
      <style:text-properties officeooo:rsid="028798a0"/>
    </style:style>
    <style:style style:name="T360" style:family="text">
      <style:text-properties officeooo:rsid="028961fd"/>
    </style:style>
    <style:style style:name="T361" style:family="text">
      <style:text-properties officeooo:rsid="0289c130"/>
    </style:style>
    <style:style style:name="T362" style:family="text">
      <style:text-properties officeooo:rsid="0289f69e"/>
    </style:style>
    <style:style style:name="T363" style:family="text">
      <style:text-properties officeooo:rsid="028b216b"/>
    </style:style>
    <style:style style:name="T364" style:family="text">
      <style:text-properties officeooo:rsid="028c8eed"/>
    </style:style>
    <style:style style:name="T365" style:family="text">
      <style:text-properties officeooo:rsid="028e47ec"/>
    </style:style>
    <style:style style:name="T366" style:family="text">
      <style:text-properties officeooo:rsid="028fd4a9"/>
    </style:style>
    <style:style style:name="T367" style:family="text">
      <style:text-properties officeooo:rsid="02906fbf"/>
    </style:style>
    <style:style style:name="T368" style:family="text">
      <style:text-properties officeooo:rsid="0292ff87"/>
    </style:style>
    <style:style style:name="T369" style:family="text">
      <style:text-properties officeooo:rsid="02937877"/>
    </style:style>
    <style:style style:name="T370" style:family="text">
      <style:text-properties officeooo:rsid="02940428"/>
    </style:style>
    <style:style style:name="T371" style:family="text">
      <style:text-properties officeooo:rsid="0296c46e"/>
    </style:style>
    <style:style style:name="T372" style:family="text">
      <style:text-properties officeooo:rsid="0297904a"/>
    </style:style>
    <style:style style:name="T373" style:family="text">
      <style:text-properties officeooo:rsid="029803b7"/>
    </style:style>
    <style:style style:name="T374" style:family="text">
      <style:text-properties officeooo:rsid="02996712"/>
    </style:style>
    <style:style style:name="T375" style:family="text">
      <style:text-properties officeooo:rsid="029ae961"/>
    </style:style>
    <style:style style:name="T376" style:family="text">
      <style:text-properties officeooo:rsid="029bbd3f"/>
    </style:style>
    <style:style style:name="T377" style:family="text">
      <style:text-properties officeooo:rsid="029bc681"/>
    </style:style>
    <style:style style:name="T378" style:family="text">
      <style:text-properties officeooo:rsid="029bdc2a"/>
    </style:style>
    <style:style style:name="T379" style:family="text">
      <style:text-properties officeooo:rsid="029d5b74"/>
    </style:style>
    <style:style style:name="T380" style:family="text">
      <style:text-properties officeooo:rsid="029e8457"/>
    </style:style>
    <style:style style:name="T381" style:family="text">
      <style:text-properties officeooo:rsid="029fb21c"/>
    </style:style>
    <style:style style:name="T382" style:family="text">
      <style:text-properties officeooo:rsid="029fbc0c"/>
    </style:style>
    <style:style style:name="T383" style:family="text">
      <style:text-properties officeooo:rsid="02a0ddd7"/>
    </style:style>
    <style:style style:name="T384" style:family="text">
      <style:text-properties officeooo:rsid="02a284d4"/>
    </style:style>
    <style:style style:name="T385" style:family="text">
      <style:text-properties officeooo:rsid="02a37817"/>
    </style:style>
    <style:style style:name="T386" style:family="text">
      <style:text-properties officeooo:rsid="02a4ac25"/>
    </style:style>
    <style:style style:name="T387" style:family="text">
      <style:text-properties officeooo:rsid="02a68d68"/>
    </style:style>
    <style:style style:name="T388" style:family="text">
      <style:text-properties officeooo:rsid="02a6d48e"/>
    </style:style>
    <style:style style:name="T389" style:family="text">
      <style:text-properties officeooo:rsid="02a8b2ec"/>
    </style:style>
    <style:style style:name="T390" style:family="text">
      <style:text-properties officeooo:rsid="02a8e170"/>
    </style:style>
    <style:style style:name="T391" style:family="text">
      <style:text-properties officeooo:rsid="02aa70ba"/>
    </style:style>
    <style:style style:name="T392" style:family="text">
      <style:text-properties officeooo:rsid="02aab709"/>
    </style:style>
    <style:style style:name="T393" style:family="text">
      <style:text-properties officeooo:rsid="02ac9e36"/>
    </style:style>
    <style:style style:name="T394" style:family="text">
      <style:text-properties officeooo:rsid="02ae2cdd"/>
    </style:style>
    <style:style style:name="T395" style:family="text">
      <style:text-properties officeooo:rsid="02afd15f"/>
    </style:style>
    <style:style style:name="T396" style:family="text">
      <style:text-properties officeooo:rsid="02b0ac8a"/>
    </style:style>
    <style:style style:name="T397" style:family="text">
      <style:text-properties officeooo:rsid="02b15fd3"/>
    </style:style>
    <style:style style:name="T398" style:family="text">
      <style:text-properties officeooo:rsid="02b25c4b"/>
    </style:style>
    <style:style style:name="T399" style:family="text">
      <style:text-properties officeooo:rsid="02b41abc"/>
    </style:style>
    <style:style style:name="T400" style:family="text">
      <style:text-properties officeooo:rsid="02b52130"/>
    </style:style>
    <style:style style:name="T401" style:family="text">
      <style:text-properties officeooo:rsid="02b552da"/>
    </style:style>
    <style:style style:name="T402" style:family="text">
      <style:text-properties officeooo:rsid="02b55567"/>
    </style:style>
    <style:style style:name="T403" style:family="text">
      <style:text-properties officeooo:rsid="02b90125"/>
    </style:style>
    <style:style style:name="T404" style:family="text">
      <style:text-properties officeooo:rsid="02bb33a9"/>
    </style:style>
    <style:style style:name="T405" style:family="text">
      <style:text-properties officeooo:rsid="02bef4f5"/>
    </style:style>
    <style:style style:name="T406" style:family="text">
      <style:text-properties officeooo:rsid="02c0cbb1"/>
    </style:style>
    <style:style style:name="T407" style:family="text">
      <style:text-properties officeooo:rsid="02c15729"/>
    </style:style>
    <style:style style:name="T408" style:family="text">
      <style:text-properties officeooo:rsid="02c2d89d"/>
    </style:style>
    <style:style style:name="T409" style:family="text">
      <style:text-properties officeooo:rsid="02c4d432"/>
    </style:style>
    <style:style style:name="T410" style:family="text">
      <style:text-properties officeooo:rsid="02c71bc0"/>
    </style:style>
    <style:style style:name="T411" style:family="text">
      <style:text-properties officeooo:rsid="02c7e721"/>
    </style:style>
    <style:style style:name="T412" style:family="text">
      <style:text-properties officeooo:rsid="02ca9cb1"/>
    </style:style>
    <style:style style:name="T413" style:family="text">
      <style:text-properties officeooo:rsid="02cacd52"/>
    </style:style>
    <style:style style:name="T414" style:family="text">
      <style:text-properties officeooo:rsid="02ccfee3"/>
    </style:style>
    <style:style style:name="T415" style:family="text">
      <style:text-properties officeooo:rsid="02cd031b"/>
    </style:style>
    <style:style style:name="T416" style:family="text">
      <style:text-properties officeooo:rsid="02ce5972"/>
    </style:style>
    <style:style style:name="T417" style:family="text">
      <style:text-properties officeooo:rsid="02d32de3"/>
    </style:style>
    <style:style style:name="T418" style:family="text">
      <style:text-properties officeooo:rsid="02d4a826"/>
    </style:style>
    <style:style style:name="T419" style:family="text">
      <style:text-properties officeooo:rsid="02d59bb3"/>
    </style:style>
    <style:style style:name="T420" style:family="text">
      <style:text-properties officeooo:rsid="02d6be62"/>
    </style:style>
    <style:style style:name="T421" style:family="text">
      <style:text-properties officeooo:rsid="02d9071e"/>
    </style:style>
    <style:style style:name="T422" style:family="text">
      <style:text-properties officeooo:rsid="02dae8ec"/>
    </style:style>
    <style:style style:name="T423" style:family="text">
      <style:text-properties officeooo:rsid="02de8678"/>
    </style:style>
    <style:style style:name="T424" style:family="text">
      <style:text-properties officeooo:rsid="02e16d36"/>
    </style:style>
    <style:style style:name="T425" style:family="text">
      <style:text-properties officeooo:rsid="02e1c6b0"/>
    </style:style>
    <style:style style:name="T426" style:family="text">
      <style:text-properties officeooo:rsid="02e28d99"/>
    </style:style>
    <style:style style:name="T427" style:family="text">
      <style:text-properties officeooo:rsid="02e33d8d"/>
    </style:style>
    <style:style style:name="T428" style:family="text">
      <style:text-properties officeooo:rsid="02e77fcc"/>
    </style:style>
    <style:style style:name="T429" style:family="text">
      <style:text-properties officeooo:rsid="02e7f617"/>
    </style:style>
    <style:style style:name="T430" style:family="text">
      <style:text-properties officeooo:rsid="02e93d37"/>
    </style:style>
    <style:style style:name="T431" style:family="text">
      <style:text-properties officeooo:rsid="02eb1803"/>
    </style:style>
    <style:style style:name="T432" style:family="text">
      <style:text-properties officeooo:rsid="02edc050"/>
    </style:style>
    <style:style style:name="T433" style:family="text">
      <style:text-properties officeooo:rsid="02ef9689"/>
    </style:style>
    <style:style style:name="T434" style:family="text">
      <style:text-properties officeooo:rsid="02efaffb"/>
    </style:style>
    <style:style style:name="T435" style:family="text">
      <style:text-properties officeooo:rsid="02f13977"/>
    </style:style>
    <style:style style:name="T436" style:family="text">
      <style:text-properties officeooo:rsid="02f2a19b"/>
    </style:style>
    <style:style style:name="T437" style:family="text">
      <style:text-properties officeooo:rsid="02f48332"/>
    </style:style>
    <style:style style:name="T438" style:family="text">
      <style:text-properties officeooo:rsid="02f4fabf"/>
    </style:style>
    <style:style style:name="T439" style:family="text">
      <style:text-properties officeooo:rsid="02f59990"/>
    </style:style>
    <style:style style:name="T440" style:family="text">
      <style:text-properties officeooo:rsid="02f6d1bf"/>
    </style:style>
    <style:style style:name="T441" style:family="text">
      <style:text-properties officeooo:rsid="02f6f52e"/>
    </style:style>
    <style:style style:name="T442" style:family="text">
      <style:text-properties officeooo:rsid="02f6fd30"/>
    </style:style>
    <style:style style:name="T443" style:family="text">
      <style:text-properties officeooo:rsid="02f866c2"/>
    </style:style>
    <style:style style:name="T444" style:family="text">
      <style:text-properties officeooo:rsid="02fc5a04"/>
    </style:style>
    <style:style style:name="T445" style:family="text">
      <style:text-properties officeooo:rsid="02fc8d81"/>
    </style:style>
    <style:style style:name="T446" style:family="text">
      <style:text-properties officeooo:rsid="02fffa0e"/>
    </style:style>
    <style:style style:name="T447" style:family="text">
      <style:text-properties officeooo:rsid="03004601"/>
    </style:style>
    <style:style style:name="T448" style:family="text">
      <style:text-properties officeooo:rsid="03027dff"/>
    </style:style>
    <style:style style:name="T449" style:family="text">
      <style:text-properties officeooo:rsid="0305114e"/>
    </style:style>
    <style:style style:name="T450" style:family="text">
      <style:text-properties officeooo:rsid="0305d027"/>
    </style:style>
    <style:style style:name="T451" style:family="text">
      <style:text-properties officeooo:rsid="03073b1f"/>
    </style:style>
    <style:style style:name="T452" style:family="text">
      <style:text-properties officeooo:rsid="030a3f0e"/>
    </style:style>
    <style:style style:name="T453" style:family="text">
      <style:text-properties officeooo:rsid="030ba92c"/>
    </style:style>
    <style:style style:name="T454" style:family="text">
      <style:text-properties officeooo:rsid="030be122"/>
    </style:style>
    <style:style style:name="T455" style:family="text">
      <style:text-properties officeooo:rsid="030c0710"/>
    </style:style>
    <style:style style:name="T456" style:family="text">
      <style:text-properties officeooo:rsid="030c732a"/>
    </style:style>
    <style:style style:name="T457" style:family="text">
      <style:text-properties officeooo:rsid="030e60be"/>
    </style:style>
    <style:style style:name="T458" style:family="text">
      <style:text-properties officeooo:rsid="0310786e"/>
    </style:style>
    <style:style style:name="T459" style:family="text">
      <style:text-properties officeooo:rsid="0312680a"/>
    </style:style>
    <style:style style:name="T460" style:family="text">
      <style:text-properties officeooo:rsid="0312bb88"/>
    </style:style>
    <style:style style:name="T461" style:family="text">
      <style:text-properties officeooo:rsid="03154d84"/>
    </style:style>
    <style:style style:name="T462" style:family="text">
      <style:text-properties officeooo:rsid="03177b0e"/>
    </style:style>
    <style:style style:name="T463" style:family="text">
      <style:text-properties officeooo:rsid="031822c8"/>
    </style:style>
    <style:style style:name="T464" style:family="text">
      <style:text-properties officeooo:rsid="031841aa"/>
    </style:style>
    <style:style style:name="T465" style:family="text">
      <style:text-properties officeooo:rsid="0319789f"/>
    </style:style>
    <style:style style:name="T466" style:family="text">
      <style:text-properties officeooo:rsid="031b2731"/>
    </style:style>
    <style:style style:name="T467" style:family="text">
      <style:text-properties officeooo:rsid="031dbb3d"/>
    </style:style>
    <style:style style:name="T468" style:family="text">
      <style:text-properties officeooo:rsid="031deed0"/>
    </style:style>
    <style:style style:name="T469" style:family="text">
      <style:text-properties officeooo:rsid="031f1132"/>
    </style:style>
    <style:style style:name="T470" style:family="text">
      <style:text-properties officeooo:rsid="0320f3ed"/>
    </style:style>
    <style:style style:name="T471" style:family="text">
      <style:text-properties officeooo:rsid="03234c9d"/>
    </style:style>
    <style:style style:name="T472" style:family="text">
      <style:text-properties officeooo:rsid="032351ff"/>
    </style:style>
    <style:style style:name="T473" style:family="text">
      <style:text-properties officeooo:rsid="03247c1a"/>
    </style:style>
    <style:style style:name="T474" style:family="text">
      <style:text-properties officeooo:rsid="0327b534"/>
    </style:style>
    <style:style style:name="T475" style:family="text">
      <style:text-properties officeooo:rsid="03284c8c"/>
    </style:style>
    <style:style style:name="T476" style:family="text">
      <style:text-properties officeooo:rsid="032a003b"/>
    </style:style>
    <style:style style:name="T477" style:family="text">
      <style:text-properties officeooo:rsid="032ab49f"/>
    </style:style>
    <style:style style:name="T478" style:family="text">
      <style:text-properties officeooo:rsid="032e4812"/>
    </style:style>
    <style:style style:name="T479" style:family="text">
      <style:text-properties officeooo:rsid="03303559"/>
    </style:style>
    <style:style style:name="T480" style:family="text">
      <style:text-properties officeooo:rsid="03325c40"/>
    </style:style>
    <style:style style:name="T481" style:family="text">
      <style:text-properties officeooo:rsid="0335c0d4"/>
    </style:style>
    <style:style style:name="T482" style:family="text">
      <style:text-properties officeooo:rsid="03373979"/>
    </style:style>
    <style:style style:name="T483" style:family="text">
      <style:text-properties officeooo:rsid="0337ad11"/>
    </style:style>
    <style:style style:name="T484" style:family="text">
      <style:text-properties officeooo:rsid="033a89a5"/>
    </style:style>
    <style:style style:name="T485" style:family="text">
      <style:text-properties officeooo:rsid="033b648c"/>
    </style:style>
    <style:style style:name="T486" style:family="text">
      <style:text-properties officeooo:rsid="033ccdf3"/>
    </style:style>
    <style:style style:name="T487" style:family="text">
      <style:text-properties officeooo:rsid="033f4c41"/>
    </style:style>
    <style:style style:name="T488" style:family="text">
      <style:text-properties officeooo:rsid="034237c8"/>
    </style:style>
    <style:style style:name="T489" style:family="text">
      <style:text-properties officeooo:rsid="03468e1a"/>
    </style:style>
    <style:style style:name="T490" style:family="text">
      <style:text-properties officeooo:rsid="0349931e"/>
    </style:style>
    <style:style style:name="T491" style:family="text">
      <style:text-properties officeooo:rsid="034b47b7"/>
    </style:style>
    <style:style style:name="T492" style:family="text">
      <style:text-properties officeooo:rsid="034e1cfa"/>
    </style:style>
    <style:style style:name="T493" style:family="text">
      <style:text-properties officeooo:rsid="034eff69"/>
    </style:style>
    <style:style style:name="T494" style:family="text">
      <style:text-properties officeooo:rsid="03529d70"/>
    </style:style>
    <style:style style:name="T495" style:family="text">
      <style:text-properties officeooo:rsid="0354b5af"/>
    </style:style>
    <style:style style:name="T496" style:family="text">
      <style:text-properties officeooo:rsid="035bf453"/>
    </style:style>
    <style:style style:name="T497" style:family="text">
      <style:text-properties officeooo:rsid="035d420b"/>
    </style:style>
    <style:style style:name="T498" style:family="text">
      <style:text-properties officeooo:rsid="035ea72c"/>
    </style:style>
    <style:style style:name="T499" style:family="text">
      <style:text-properties officeooo:rsid="03600200"/>
    </style:style>
    <style:style style:name="T500" style:family="text">
      <style:text-properties officeooo:rsid="0361348c"/>
    </style:style>
    <style:style style:name="T501" style:family="text">
      <style:text-properties officeooo:rsid="0361e16b"/>
    </style:style>
    <style:style style:name="T502" style:family="text">
      <style:text-properties officeooo:rsid="0361ed00"/>
    </style:style>
    <style:style style:name="T503" style:family="text">
      <style:text-properties officeooo:rsid="036350df"/>
    </style:style>
    <style:style style:name="T504" style:family="text">
      <style:text-properties officeooo:rsid="036794b0"/>
    </style:style>
    <style:style style:name="T505" style:family="text">
      <style:text-properties officeooo:rsid="0368c48d"/>
    </style:style>
    <style:style style:name="T506" style:family="text">
      <style:text-properties officeooo:rsid="0369374a"/>
    </style:style>
    <style:style style:name="T507" style:family="text">
      <style:text-properties officeooo:rsid="0369a7e9"/>
    </style:style>
    <style:style style:name="T508" style:family="text">
      <style:text-properties officeooo:rsid="036b4c72"/>
    </style:style>
    <style:style style:name="T509" style:family="text">
      <style:text-properties officeooo:rsid="036c0f8d"/>
    </style:style>
    <style:style style:name="T510" style:family="text">
      <style:text-properties officeooo:rsid="036d782a"/>
    </style:style>
    <style:style style:name="T511" style:family="text">
      <style:text-properties officeooo:rsid="036eaf8a"/>
    </style:style>
    <style:style style:name="T512" style:family="text">
      <style:text-properties officeooo:rsid="0370a1e1"/>
    </style:style>
    <style:style style:name="T513" style:family="text">
      <style:text-properties officeooo:rsid="03717c54"/>
    </style:style>
    <style:style style:name="T514" style:family="text">
      <style:text-properties officeooo:rsid="03743ef9"/>
    </style:style>
    <style:style style:name="T515" style:family="text">
      <style:text-properties officeooo:rsid="0374546f"/>
    </style:style>
    <style:style style:name="T516" style:family="text">
      <style:text-properties officeooo:rsid="03782515"/>
    </style:style>
    <style:style style:name="T517" style:family="text">
      <style:text-properties officeooo:rsid="03797c6a"/>
    </style:style>
    <style:style style:name="T518" style:family="text">
      <style:text-properties officeooo:rsid="0379a878"/>
    </style:style>
    <style:style style:name="T519" style:family="text">
      <style:text-properties officeooo:rsid="037ecf2c"/>
    </style:style>
    <style:style style:name="T520" style:family="text">
      <style:text-properties officeooo:rsid="037fb23f"/>
    </style:style>
    <style:style style:name="T521" style:family="text">
      <style:text-properties officeooo:rsid="0385cf3a"/>
    </style:style>
    <style:style style:name="T522" style:family="text">
      <style:text-properties officeooo:rsid="038795db"/>
    </style:style>
    <style:style style:name="T523" style:family="text">
      <style:text-properties officeooo:rsid="038879e2"/>
    </style:style>
    <style:style style:name="T524" style:family="text">
      <style:text-properties officeooo:rsid="038897c0"/>
    </style:style>
    <style:style style:name="T525" style:family="text">
      <style:text-properties officeooo:rsid="03b36ac2"/>
    </style:style>
    <style:style style:name="T526" style:family="text">
      <style:text-properties officeooo:rsid="03b45782"/>
    </style:style>
    <style:style style:name="T527" style:family="text">
      <style:text-properties officeooo:rsid="03b4baab"/>
    </style:style>
    <style:style style:name="T528" style:family="text">
      <style:text-properties officeooo:rsid="03b605f9"/>
    </style:style>
    <style:style style:name="T529" style:family="text">
      <style:text-properties officeooo:rsid="03b7b3e8"/>
    </style:style>
    <style:style style:name="T530" style:family="text">
      <style:text-properties officeooo:rsid="03b9fc39"/>
    </style:style>
    <style:style style:name="T531" style:family="text">
      <style:text-properties officeooo:rsid="03bac3b5"/>
    </style:style>
    <style:style style:name="T532" style:family="text">
      <style:text-properties officeooo:rsid="03baeb14"/>
    </style:style>
    <style:style style:name="T533" style:family="text">
      <style:text-properties officeooo:rsid="03bb930f"/>
    </style:style>
    <style:style style:name="T534" style:family="text">
      <style:text-properties officeooo:rsid="03bc22ae"/>
    </style:style>
    <style:style style:name="T535" style:family="text">
      <style:text-properties officeooo:rsid="03bd2a2a"/>
    </style:style>
    <style:style style:name="T536" style:family="text">
      <style:text-properties officeooo:rsid="03bd773e"/>
    </style:style>
    <style:style style:name="T537" style:family="text">
      <style:text-properties officeooo:rsid="03bdbcfb"/>
    </style:style>
    <style:style style:name="T538" style:family="text">
      <style:text-properties officeooo:rsid="03bdd798"/>
    </style:style>
    <style:style style:name="T539" style:family="text">
      <style:text-properties officeooo:rsid="03bf1774"/>
    </style:style>
    <style:style style:name="T540" style:family="text">
      <style:text-properties officeooo:rsid="03bf57c1"/>
    </style:style>
    <style:style style:name="T541" style:family="text">
      <style:text-properties officeooo:rsid="03c2ba8f"/>
    </style:style>
    <style:style style:name="T542" style:family="text">
      <style:text-properties officeooo:rsid="03c489d9"/>
    </style:style>
    <style:style style:name="T543" style:family="text">
      <style:text-properties officeooo:rsid="03c550c1"/>
    </style:style>
    <style:style style:name="T544" style:family="text">
      <style:text-properties officeooo:rsid="03c69a4e"/>
    </style:style>
    <style:style style:name="T545" style:family="text">
      <style:text-properties officeooo:rsid="03c91fbf"/>
    </style:style>
    <style:style style:name="T546" style:family="text">
      <style:text-properties officeooo:rsid="03ca1ad8"/>
    </style:style>
    <style:style style:name="T547" style:family="text">
      <style:text-properties officeooo:rsid="03cab3fe"/>
    </style:style>
    <style:style style:name="T548" style:family="text">
      <style:text-properties officeooo:rsid="03cd28c3"/>
    </style:style>
    <style:style style:name="T549" style:family="text">
      <style:text-properties officeooo:rsid="03cdc3b1"/>
    </style:style>
    <style:style style:name="T550" style:family="text">
      <style:text-properties officeooo:rsid="03cfcdf0"/>
    </style:style>
    <style:style style:name="T551" style:family="text">
      <style:text-properties officeooo:rsid="03d1b67a"/>
    </style:style>
    <style:style style:name="T552" style:family="text">
      <style:text-properties officeooo:rsid="03d3053c"/>
    </style:style>
    <style:style style:name="T553" style:family="text">
      <style:text-properties officeooo:rsid="03d31620"/>
    </style:style>
    <style:style style:name="T554" style:family="text">
      <style:text-properties officeooo:rsid="03d35ce6"/>
    </style:style>
    <style:style style:name="T555" style:family="text">
      <style:text-properties officeooo:rsid="03d5197d"/>
    </style:style>
    <style:style style:name="T556" style:family="text">
      <style:text-properties officeooo:rsid="03d58e5e"/>
    </style:style>
    <style:style style:name="T557" style:family="text">
      <style:text-properties officeooo:rsid="03d6cdb6"/>
    </style:style>
    <style:style style:name="T558" style:family="text">
      <style:text-properties officeooo:rsid="03d79fb2"/>
    </style:style>
    <style:style style:name="T559" style:family="text">
      <style:text-properties officeooo:rsid="03d86656"/>
    </style:style>
    <style:style style:name="T560" style:family="text">
      <style:text-properties officeooo:rsid="03da2860"/>
    </style:style>
    <style:style style:name="T561" style:family="text">
      <style:text-properties officeooo:rsid="03db1896"/>
    </style:style>
    <style:style style:name="T562" style:family="text">
      <style:text-properties officeooo:rsid="03dc3ec0"/>
    </style:style>
    <style:style style:name="T563" style:family="text">
      <style:text-properties officeooo:rsid="03dee595"/>
    </style:style>
    <style:style style:name="T564" style:family="text">
      <style:text-properties officeooo:rsid="03df3149"/>
    </style:style>
    <style:style style:name="T565" style:family="text">
      <style:text-properties officeooo:rsid="03e181a4"/>
    </style:style>
    <style:style style:name="T566" style:family="text">
      <style:text-properties officeooo:rsid="04008a34"/>
    </style:style>
    <style:style style:name="T567" style:family="text">
      <style:text-properties officeooo:rsid="040149ad"/>
    </style:style>
    <style:style style:name="T568" style:family="text">
      <style:text-properties officeooo:rsid="04031197"/>
    </style:style>
    <style:style style:name="T569" style:family="text">
      <style:text-properties officeooo:rsid="04038060"/>
    </style:style>
    <style:style style:name="T570" style:family="text">
      <style:text-properties officeooo:rsid="0414454a"/>
    </style:style>
    <style:style style:name="T571" style:family="text">
      <style:text-properties officeooo:rsid="04146ac3"/>
    </style:style>
    <style:style style:name="T572" style:family="text">
      <style:text-properties officeooo:rsid="041646a8"/>
    </style:style>
    <style:style style:name="T573" style:family="text">
      <style:text-properties officeooo:rsid="04167609"/>
    </style:style>
    <style:style style:name="T574" style:family="text">
      <style:text-properties officeooo:rsid="041c2e3c"/>
    </style:style>
    <style:style style:name="T575" style:family="text">
      <style:text-properties officeooo:rsid="041d5e66"/>
    </style:style>
    <style:style style:name="T576" style:family="text">
      <style:text-properties officeooo:rsid="041d692f"/>
    </style:style>
    <style:style style:name="T577" style:family="text">
      <style:text-properties officeooo:rsid="041f5253"/>
    </style:style>
    <style:style style:name="T578" style:family="text">
      <style:text-properties officeooo:rsid="041fe6df"/>
    </style:style>
    <style:style style:name="T579" style:family="text">
      <style:text-properties officeooo:rsid="04200516"/>
    </style:style>
    <style:style style:name="T580" style:family="text">
      <style:text-properties officeooo:rsid="0420d6bc"/>
    </style:style>
    <style:style style:name="T581" style:family="text">
      <style:text-properties officeooo:rsid="04229a12"/>
    </style:style>
    <style:style style:name="T582" style:family="text">
      <style:text-properties officeooo:rsid="0423d489"/>
    </style:style>
    <style:style style:name="T583" style:family="text">
      <style:text-properties officeooo:rsid="04288bb5"/>
    </style:style>
    <style:style style:name="T584" style:family="text">
      <style:text-properties officeooo:rsid="0429be6e"/>
    </style:style>
    <style:style style:name="T585" style:family="text">
      <style:text-properties officeooo:rsid="042abc15"/>
    </style:style>
    <style:style style:name="T586" style:family="text">
      <style:text-properties officeooo:rsid="042c476d"/>
    </style:style>
    <style:style style:name="T587" style:family="text">
      <style:text-properties officeooo:rsid="042f38f8"/>
    </style:style>
    <style:style style:name="T588" style:family="text">
      <style:text-properties officeooo:rsid="043123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is thesis <text:span text:style-name="T3">studies</text:span> <text:span text:style-name="T1">the modern</text:span> solutions <text:span text:style-name="T2">for </text:span>multimedia <text:span text:style-name="T141">home </text:span>networking<text:span text:style-name="T142">(MHN), especially the popular ones who follow the </text:span>Digital Living Network Alliance standard. By <text:span text:style-name="T5">conducting a research on</text:span> <text:span text:style-name="T4">the features and </text:span>implementations <text:span text:style-name="T4">of these existing solutions, </text:span>our team developed a suitable mobile solution for <text:span text:style-name="T142">MHN</text:span> which takes advantage of AirPlay, DIAL and DLNA on <text:span text:style-name="T6">the </text:span>Android platform. </text:p>
      <text:p text:style-name="P25"/>
      <text:p text:style-name="P25"><text:span text:style-name="T20">Firstly, the thesis </text:span>provides an overview of <text:span text:style-name="T7">the</text:span> popular streaming technologies, <text:span text:style-name="T8">including</text:span> AirPlay, </text:p>
      <text:p text:style-name="P25">DLNA, Miracast and Chromecast. By analyzing the features and capabilities of </text:p>
      <text:p text:style-name="P25">th<text:span text:style-name="T9">e</text:span>se streaming technologies, a universal solution is proposed for <text:span text:style-name="T10">MHN in the hope of </text:span><text:s/>supporting multiple protocols and brid<text:span text:style-name="T11">ging</text:span> different platforms. </text:p>
      <text:p text:style-name="P25"/>
      <text:p text:style-name="P25"><text:span text:style-name="T21">Secondly, d</text:span>ifferent multimedia solutions <text:span text:style-name="T12">are tested and</text:span> a mobile Application </text:p>
      <text:p text:style-name="P25">for home networking on Android <text:span text:style-name="T12">is implemented</text:span>. The <text:span text:style-name="T22">corresponding</text:span> <text:span text:style-name="T23">system </text:span>architecture<text:span text:style-name="T13">s</text:span>, features and <text:span text:style-name="T25">analysis</text:span> <text:span text:style-name="T24">s</text:span> methodolog<text:span text:style-name="T13">ies</text:span> are <text:span text:style-name="T25">also </text:span>discussed .</text:p>
      <text:p text:style-name="P25"/>
      <text:p text:style-name="P26"><text:span text:style-name="T17">In terms of practical contribution, a</text:span>n online channel proxy is made in our "Streambels" app <text:span text:style-name="T14">lication to fulfill our target of</text:span> stream<text:span text:style-name="T18">ing</text:span> online channels <text:span text:style-name="T15">such as</text:span> YouTube. <text:span text:style-name="T16">By implementing this online channel proxy, </text:span>home networking and Internet resources <text:span text:style-name="T19">are effectively</text:span> bridge<text:span text:style-name="T16">d together</text:span>. </text:p>
      <text:p text:style-name="P26"/>
      <text:p text:style-name="P27"><text:span text:style-name="T26">Based on this thesis study, an</text:span> Android application for Tuxera Inc <text:span text:style-name="T27">has been </text:span>published . <text:span text:style-name="T28">Over the 6 months after launching this application on </text:span>Google Play Store, <text:span text:style-name="T28">we have been able to</text:span> generate a statistic report <text:span text:style-name="T29">on</text:span> how users <text:span text:style-name="T30">utilize</text:span> <text:span text:style-name="T30">this</text:span> <text:span text:style-name="T31">app. By making analysis on the collected statistics, a short summary of the user behavior is presented and some recommendations are given to help improve user experiences. </text:span></text:p>
      <text:p text:style-name="P25"/>
      <text:p text:style-name="P25"><text:span text:style-name="T32">Lastly,</text:span> a discussion on the possible further development <text:span text:style-name="T32">of </text:span>Home network <text:span text:style-name="T33">is conducted to conclude this thesis study.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oft-page-break/>%% Introduction chapter </text:p>
      <text:p text:style-name="P28">%% autor Liu Peng </text:p>
      <text:p text:style-name="P28"/>
      <text:p text:style-name="P28">\subsection{Home networking} </text:p>
      <text:p text:style-name="P29">People's lives are being digitalized. Home multimedia devices nowadays such as digital TV<text:span text:style-name="T34">s</text:span>, </text:p>
      <text:p text:style-name="P28">smart phone<text:span text:style-name="T34">s</text:span>, digital camera<text:span text:style-name="T34">s</text:span>, tablet<text:span text:style-name="T34">s</text:span>, PC<text:span text:style-name="T34">s</text:span>, laptop<text:span text:style-name="T34">s</text:span> and NAS (Network Attached </text:p>
      <text:p text:style-name="P30">Storage) are all being equipped with ever greater processing power and mass storage, wielding the power <text:s/>to record our daily lives and handle these multimedia informations. The digitalized world has also seen a rapid growing of network deployment. According to a research </text:p>
      <text:p text:style-name="P28">\cite{stateofHN} done in 2011, in <text:span text:style-name="T35">this </text:span>industrialized world, networking </text:p>
      <text:p text:style-name="P31">is being rapidly adopted <text:span text:style-name="T36">at </text:span>home<text:span text:style-name="T36">s</text:span>; for example, in the U.S. in 2009, </text:p>
      <text:p text:style-name="P28">approximately 63\% of homes had <text:span text:style-name="T37">gained access to </text:span>a broadband connection. <text:span text:style-name="T38">O</text:span>ver 50\% had <text:span text:style-name="T38">even installed their own </text:span>"home network", which is defined as multiple computers <text:span text:style-name="T40">or devices </text:span>sharing a broadband connection via either a wired or wireless <text:span text:style-name="T39">connection</text:span> within the home. In a typical </text:p>
      <text:p text:style-name="P28">home scenario, most of these devices are connected to a local network such as a </text:p>
      <text:p text:style-name="P28">Wi-Fi hot spot, in order to allow music<text:span text:style-name="T41">s</text:span>, pictures, videos and other content to </text:p>
      <text:p text:style-name="P28">be ported across different devices. </text:p>
      <text:p text:style-name="P28"/>
      <text:p text:style-name="P28">\subsection{Problem description} </text:p>
      <text:p text:style-name="P28">While the adoption of home networks has steadily increased since the late 1990s </text:p>
      <text:p text:style-name="P28">and early 2000s, <text:span text:style-name="T42">the home networks has indeed encountered </text:span>problems and limitations </text:p>
      <text:p text:style-name="P28">\cite{stateofHN}. For example, the usability of home-networking technologies <text:span text:style-name="T43">has become</text:span></text:p>
      <text:p text:style-name="P28">a key impediment to the adoption of new applications in the home, <text:span text:style-name="T43">since</text:span> the <text:span text:style-name="T44">home-networking </text:span>technology was originally developed for research labs and enterprise networks and does not account for the unique characteristics of home <text:span text:style-name="T45">usage, such as</text:span> <text:span text:style-name="T46">the </text:span>lack of professional administrators, deep </text:p>
      <text:p text:style-name="P28">heterogeneity, and expectations of privacy. </text:p>
      <text:p text:style-name="P28"/>
      <text:p text:style-name="P28">Among all the challenges <text:span text:style-name="T47">of home-networking</text:span>, connecting all media devices and make them work together is getting increasingly interesting <text:span text:style-name="T48">because of</text:span> the rapid growth of consuming electronic market. Although there are several widely <text:span text:style-name="T49">used</text:span> multimedia-streaming solutions in the market, the </text:p>
      <text:p text:style-name="P28">standards <text:span text:style-name="T49">employed </text:span>are not compatible with each other. Furthermore, <text:span text:style-name="T50">even </text:span>devices using </text:p>
      <text:p text:style-name="P28"><text:span text:style-name="T50">the </text:span>same standard are not always compatible with each other, due to <text:span text:style-name="T51">the fact that the </text:span>implementation approach<text:span text:style-name="T51">es could vary from device to device</text:span>. <text:span text:style-name="T52">These incompatibilities </text:span>ha<text:span text:style-name="T52">ve</text:span> caused great inconvenience to <text:span text:style-name="T53">the end users. </text:span></text:p>
      <text:p text:style-name="P28"/>
      <text:p text:style-name="P28">DLNA, AirPlay, Chromecast and Miracast are <text:span text:style-name="T54">the</text:span> four major multimedia home network </text:p>
      <text:p text:style-name="P28">digital living solutions. AirPlay is only used between Apple products; it </text:p>
      <text:p text:style-name="P28">provides various features, including tunes play for music, AirPlay for video </text:p>
      <text:p text:style-name="P28">and photos and screen mirroring. Miracast (previously called Wi-Fi display) <text:span text:style-name="T55">was</text:span></text:p>
      <text:p text:style-name="P28">proposed by Wi-Fi Alliance and <text:span text:style-name="T56">has been receiving great popularity over the</text:span> recent years.</text:p>
      <text:p text:style-name="P28"><text:span text:style-name="T57">Since its release</text:span> version 4.2.2, Android has officially added <text:span text:style-name="T58">the </text:span>support <text:span text:style-name="T59">for</text:span> Miracast. <text:span text:style-name="T60">In comparision</text:span>, DLNA <text:span text:style-name="T61">has been</text:span> <text:span text:style-name="T60">the </text:span>most widely deployed solution so far, with 2.2 billion installations <text:span text:style-name="T62">worldwide</text:span>. </text:p>
      <text:p text:style-name="P28">It was proposed by several industrial leading electronic manufacturers and network operators </text:p>
      <text:p text:style-name="P28"><text:span text:style-name="T63">including </text:span>AT$\&amp;$T, Broadcom, Cisco, Google, Huawei, Intel, LG Electronics, Microsoft, Nokia, </text:p>
      <text:p text:style-name="P28">Panasonic, Samsung, Sony and Verizon. </text:p>
      <text:p text:style-name="P28"/>
      <text:p text:style-name="P28">As a result of <text:span text:style-name="T64">different</text:span> technical design<text:span text:style-name="T64">s</text:span> and <text:s/>human <text:span text:style-name="T65">aspects</text:span>, these standards proposed by </text:p>
      <text:p text:style-name="P28">different device manufactures <text:span text:style-name="T66">naturally experience serious compatibility issues</text:span>. It usually happens that </text:p>
      <text:p text:style-name="P28">end users <text:span text:style-name="T67">can </text:span>have several multimedia-devices, <text:span text:style-name="T68">with each one using a distinctive and unique <text:s/></text:span>protocol, <text:soft-page-break/><text:span text:style-name="T69">making it challenging or even impossible sometimes to share media between those devices.</text:span> </text:p>
      <text:p text:style-name="P28"/>
      <text:p text:style-name="P32"><text:span text:style-name="T70">These compatibility issues has really obliged us</text:span> to <text:span text:style-name="T71">make a </text:span>study <text:span text:style-name="T71">on</text:span> those multimedia-streaming technologies and <text:span text:style-name="T72">to </text:span>develop a more easy-to-use multimedia home networking solution <text:span text:style-name="T73">with more <text:s/>advanced technologies.</text:span></text:p>
      <text:p text:style-name="P32"/>
      <text:p text:style-name="P28">\subsection{Document overview} </text:p>
      <text:p text:style-name="P28">The over<text:span text:style-name="T74">view of </text:span>popular home networking standards and solutions <text:span text:style-name="T75">is </text:span>described in </text:p>
      <text:p text:style-name="P33">chapter 2<text:span text:style-name="T76">(ref required)</text:span>. After a short comparison of these solutions, in chapter 3<text:span text:style-name="T76">(ref required)</text:span> we </text:p>
      <text:p text:style-name="P28">describe a more universal solution for multimedia home networking and its </text:p>
      <text:p text:style-name="P28">implementation. Chapter 4 <text:span text:style-name="T77">presents </text:span>some statistics from the Google Store </text:p>
      <text:p text:style-name="P34">during the past few months. <text:span text:style-name="T78">Besides, a</text:span> study <text:span text:style-name="T78">based on</text:span> the <text:span text:style-name="T78">u</text:span>ser feedback <text:span text:style-name="T78">s is also presented.</text:span> In Chapter 5, <text:span text:style-name="T81">the paper is concluded by giving </text:span>a discussion <text:span text:style-name="T79">on the</text:span> further development <text:span text:style-name="T80">and prospect of</text:span> home networkin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5">%% Developing a solution for multimedia home networking chapter </text:p>
      <text:p text:style-name="P35">%% author Liu Peng </text:p>
      <text:p text:style-name="P35"/>
      <text:p text:style-name="P35">To fulfill the need of interoperability <text:span text:style-name="T82">among</text:span> devices in home networking, </text:p>
      <text:p text:style-name="P35">Tuxera Inc. started a project <text:span text:style-name="T83">named</text:span> Streambels(<text:span text:style-name="T84">later renamed as</text:span> AllConnect). The </text:p>
      <text:p text:style-name="P35">project aims to solve the interoperability issue in multimedia home networking </text:p>
      <text:p text:style-name="P35">by making a universal solution that can connect all available devices at home </text:p>
      <text:p text:style-name="P35">and make them work together regardless of what protocol they use. </text:p>
      <text:p text:style-name="P35"/>
      <text:p text:style-name="P35">Most devices at home are embedded solutions and have their own firmwares, it is </text:p>
      <text:p text:style-name="P35">hard to update or even impossible to upgrade the software running on these </text:p>
      <text:p text:style-name="P35">devices. <text:span text:style-name="T85">On the other hand</text:span>, <text:span text:style-name="T86">most</text:span> home network users <text:span text:style-name="T86">are not knowledgeable enough to </text:span></text:p>
      <text:p text:style-name="P36">to <text:span text:style-name="T86">manually </text:span>set up <text:span text:style-name="T86">the more</text:span> advanced network features <text:span text:style-name="T88">to achieve certain degree of device interoperability</text:span>. <text:span text:style-name="T89">Plus m</text:span>ost of these network infrastructures are not designed to be easily <text:span text:style-name="T87">configured</text:span>. <text:span text:style-name="T90">Due to these reasons, building interoperability among different devices through a mobile device seems to be the most straightforward solution, for mobile devices can serve as a very flexible and programmable portal for home-networking. <text:s/>Other advantages of mobile devices include their great processing power, networking capabilities and their wide adoption and availability. Through the available platforms and tools, a</text:span> mobile application c<text:span text:style-name="T93">ould</text:span> <text:span text:style-name="T92">possibly </text:span>be developed <text:span text:style-name="T94">to control all</text:span> multimedia <text:span text:style-name="T91">streaming </text:span>data flow<text:span text:style-name="T91">s</text:span> and act as a personal access portal <text:span text:style-name="T95">for</text:span> home networking. </text:p>
      <text:p text:style-name="P35"/>
      <text:p text:style-name="P35"><text:span text:style-name="T96">After a year of</text:span> development, our team <text:span text:style-name="T97">have built up</text:span> an Android application that </text:p>
      <text:p text:style-name="P37">can be used to control and connect every <text:span text:style-name="T99">known type of</text:span> multimedia device <text:span text:style-name="T98">at</text:span> home.</text:p>
      <text:p text:style-name="P38">Encouragingly, the number of our application users have grown to nearly one million so far, providing a strong proof of the effectiveness of our solution. </text:p>
      <text:p text:style-name="P3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 Background chapter </text:p>
      <text:p text:style-name="P4">%% author Liu Peng </text:p>
      <text:p text:style-name="P4"/>
      <text:p text:style-name="P4">Home networking has been a hot topic for quite a few years. Thanks to the rapid development </text:p>
      <text:p text:style-name="P4">of electronics and computer science, home networking devices are <text:span text:style-name="T100">becoming</text:span> <text:span text:style-name="T101">more</text:span> affordable </text:p>
      <text:p text:style-name="P4">and more powerful tha<text:span text:style-name="T101">n they ever were. It is now so common that a person</text:span> would have several multimedia devices that can be connected to <text:span text:style-name="T106">the </text:span>network. In this chapter, we give a<text:span text:style-name="T102">n</text:span> overview of current solutions <text:span text:style-name="T103">of</text:span> home networking <text:span text:style-name="T107">that bridges these multimedia devices</text:span>. <text:span text:style-name="T105">By making comparison among</text:span> <text:span text:style-name="T104">these</text:span> solution<text:span text:style-name="T104">s</text:span> <text:span text:style-name="T105">we try to identify the challenges that face home networking.</text:span> </text:p>
      <text:p text:style-name="P4"/>
      <text:p text:style-name="P4">\subsection{Overview} </text:p>
      <text:p text:style-name="P4">Early research<text:span text:style-name="T108">es</text:span> \cite{link_layer_old} \cite{end_user} \cite{link_layer} </text:p>
      <text:p text:style-name="P4"><text:s/><text:span text:style-name="T110">conducted on</text:span> home networking mainly <text:span text:style-name="T111">aims to find out how</text:span> home </text:p>
      <text:p text:style-name="P5"><text:s/>networking infrastructures <text:span text:style-name="T109">can be built. The subjects of these researches, including </text:span>cable connection, wireless connection, optical connection etc, <text:span text:style-name="T109">concerns more about the physical layer of the home network. </text:span><text:s/>So far, it <text:span text:style-name="T112">has </text:span>turn<text:span text:style-name="T112">ed </text:span>out that <text:span text:style-name="T113">the</text:span> IEEE 802.11 protocol stack, <text:span text:style-name="T115">among all others,</text:span> is <text:span text:style-name="T114">the </text:span>most successful and <text:s/>widely deployed home networking infrastructure. </text:p>
      <text:p text:style-name="P4"/>
      <text:p text:style-name="P6">Nowadays, a typical scenario <text:span text:style-name="T116">of home networking </text:span>is that a<text:span text:style-name="T126">n</text:span> IEEE 802.11 <text:span text:style-name="T126">supportive </text:span>wireless router connect<text:span text:style-name="T117">ing </text:span>to <text:span text:style-name="T117">a </text:span>Ethernet cable or optical cable from <text:span text:style-name="T118">the </text:span>network operator <text:span text:style-name="T119">creates a local network and</text:span> other <text:span text:style-name="T119">user</text:span> devices <text:span text:style-name="T120">simply join</text:span> <text:span text:style-name="T120">this network</text:span>. <text:span text:style-name="T127">The </text:span>wireless Access Point(AP) <text:span text:style-name="T128">employs the</text:span> 802.11 b/g/n/ac protocol, utiliz<text:span text:style-name="T121">ing</text:span> <text:span text:style-name="T122">the </text:span>2.4 GHz or 5 GHz frequency channels and prov<text:span text:style-name="T123">iding </text:span>a 100+ Mbps <text:span text:style-name="T124"><text:s/></text:span>network connection, <text:span text:style-name="T129">whose bandwidth is</text:span> sufficient for transmitting <text:span text:style-name="T125">the popular </text:span>High Definition (1080p) videos. </text:p>
      <text:p text:style-name="P4"/>
      <text:p text:style-name="P4">In terms of network and application layer technologies, different device </text:p>
      <text:p text:style-name="P4">manufactures <text:span text:style-name="T130">tend to </text:span>choose their preferred multimedia-sharing protocols <text:span text:style-name="T131">from the pool of protocols that have been evolving and developing for a long time.</text:span></text:p>
      <text:p text:style-name="P4"/>
      <text:p text:style-name="P4">Since late 1990s, UPnP protocol ha<text:span text:style-name="T132">d</text:span> been developed for home networking usage. </text:p>
      <text:p text:style-name="P4">At that time, XML <text:span text:style-name="T133">was</text:span> popular and widely used by different network applications.</text:p>
      <text:p text:style-name="P4"><text:span text:style-name="T134">Under</text:span> such background, UPnP <text:span text:style-name="T135">was</text:span> designed to <text:span text:style-name="T135">fully </text:span>make use of XML. UPnP is </text:p>
      <text:p text:style-name="P4">independent of media <text:span text:style-name="T137">types</text:span> and device<text:span text:style-name="T136">s</text:span> and it run<text:span text:style-name="T138">s</text:span> on <text:span text:style-name="T140">the </text:span>TCP/IP stack, <text:span text:style-name="T139">thus</text:span> it can </text:p>
      <text:p text:style-name="P4">be easily applied to modern network infrastructures. </text:p>
      <text:p text:style-name="P4"/>
      <text:p text:style-name="P4">In June 2003, Sony and several leading consumer electronic manufacturer <text:span text:style-name="T143">s</text:span></text:p>
      <text:p text:style-name="P4">established the Digital Living Network Alliance (DLNA), a nonprofit </text:p>
      <text:p text:style-name="P4">collaborative trade association. The DLNA standard is based on <text:span text:style-name="T144">the </text:span>widely used UPnP </text:p>
      <text:p text:style-name="P4">protocol but it added some restrictions on media formats and some compatibility </text:p>
      <text:p text:style-name="P4">requirements. <text:span text:style-name="T146">A d</text:span>evice hardware and software can be certified by DLNA </text:p>
      <text:p text:style-name="P4">organization<text:span text:style-name="T145">s</text:span> to prove that it <text:span text:style-name="T147">can</text:span> work with other devices that also passed </text:p>
      <text:p text:style-name="P4">this certification. </text:p>
      <text:p text:style-name="P4"/>
      <text:p text:style-name="P4">In 2010, Apple quit DLNA and developed its own multimedia home networking </text:p>
      <text:p text:style-name="P4">solution, k<text:span text:style-name="T148">nown as</text:span> AirPlay. By adding screen mirroring, authentication and Remote </text:p>
      <text:p text:style-name="P4">Audio Output Protocol(RAOP) music streaming, Apple tried to <text:span text:style-name="T149">forge</text:span> a more advanced </text:p>
      <text:p text:style-name="P4">home network sharing system, <text:span text:style-name="T150">aiming to provide</text:span> a unique user experience <text:span text:style-name="T151">among</text:span> Apple </text:p>
      <text:p text:style-name="P4">products. <text:span text:style-name="T153">Apple's solution</text:span> <text:span text:style-name="T152">had </text:span>indeed attract<text:span text:style-name="T152">ed</text:span> people's interest, and the user experience </text:p>
      <text:p text:style-name="P3"><text:span text:style-name="T154">had proved</text:span> much better than <text:span text:style-name="T155">that of </text:span>other similar products in the market. <text:span text:style-name="T157">With its improvement</text:span></text:p>
      <text:p text:style-name="P3"><text:soft-page-break/><text:span text:style-name="T157"><text:s/>over the years, </text:span><text:s/><text:span text:style-name="T156">Apple's solution has now</text:span> b<text:span text:style-name="T202">een acknowledged as</text:span> one of the most popular streaming </text:p>
      <text:p text:style-name="P4">solution<text:span text:style-name="T158">s</text:span> .</text:p>
      <text:p text:style-name="P4"/>
      <text:p text:style-name="P4">Two years later, Wi-Fi alliance released its Miracast technology, and </text:p>
      <text:p text:style-name="P4">participated in pushing new standard in wireless home networking. The Miracast </text:p>
      <text:p text:style-name="P4">uses <text:span text:style-name="T203">the</text:span> Wi-Fi direct technology <text:span text:style-name="T204">and</text:span> it does <text:span text:style-name="T205">not</text:span> require a wireless local </text:p>
      <text:p text:style-name="P4">network. <text:span text:style-name="T206">I</text:span>nstead, a peer-to-peer connection is created between the sharing and </text:p>
      <text:p text:style-name="P4">receiving devices. After its releas<text:span text:style-name="T207">e</text:span>, some major software and hardware </text:p>
      <text:p text:style-name="P4">companies soon <text:span text:style-name="T210">accepted</text:span> t<text:span text:style-name="T208">his</text:span> new standard. Google, for example integrated Miracast </text:p>
      <text:p text:style-name="P4">support into its Android operating system, and provide<text:span text:style-name="T209">d</text:span> screen-mirroring feature </text:p>
      <text:p text:style-name="P4">to other Miracast receivers. </text:p>
      <text:p text:style-name="P4"/>
      <text:p text:style-name="P4">The competition <text:span text:style-name="T211">in home networking rages on over the years.</text:span> <text:span text:style-name="T212">I</text:span>n 2013, Google released a 35-dollar </text:p>
      <text:p text:style-name="P4"><text:span text:style-name="T214">D</text:span>ongle, using its Chromecast protocol, <text:span text:style-name="T213">which</text:span> makes it possible to watch </text:p>
      <text:p text:style-name="P7">YouTube and Netflix video directly on TV with such a dongle device. Laptop and mobile </text:p>
      <text:p text:style-name="P4">devices with official YouTube App or Chrome browser can control <text:span text:style-name="T214">D</text:span>ongle </text:p>
      <text:p text:style-name="P4">through the <text:span text:style-name="T215">home </text:span>local network. <text:span text:style-name="T220">In this solution, t</text:span>he home networking <text:span text:style-name="T216">is</text:span> pushed to <text:span text:style-name="T217">the </text:span></text:p>
      <text:p text:style-name="P4">cloud, since YouTube and Netflix content are directly downloaded from Interne<text:span text:style-name="T218">t whereas</text:span></text:p>
      <text:p text:style-name="P4">mobile devices just act as a controller <text:span text:style-name="T219">to chose</text:span> interested contents. </text:p>
      <text:p text:style-name="P1"/>
      <text:p text:style-name="P4"><text:span text:style-name="T221">A</text:span>t the same time, <text:span text:style-name="T221">in </text:span>September 2013, Spotify, a startup music service </text:p>
      <text:p text:style-name="P4">company <text:span text:style-name="T222">also took</text:span> part in making its own home networking solution, called </text:p>
      <text:p text:style-name="P8">Spotify Connect. Spotify Connect provides an interface for <text:span text:style-name="T224">users</text:span> <text:span text:style-name="T223">at</text:span> home <text:span text:style-name="T223">to </text:span>access its huge </text:p>
      <text:p text:style-name="P4">music database, and directly browse and stream using <text:span text:style-name="T225">its </text:span>mobile application. Home </text:p>
      <text:p text:style-name="P4">networking has again been pushed towards cloud and Internet services <text:span text:style-name="T226">in Spotify Connect</text:span>. </text:p>
      <text:p text:style-name="P4"/>
      <text:p text:style-name="P4">Since so many companies would like to develop their own devices and even their </text:p>
      <text:p text:style-name="P9">own protocols. The market is a bit mess<text:span text:style-name="T227">y.</text:span> <text:span text:style-name="T228">D</text:span>evices <text:span text:style-name="T229">from different companies</text:span> are not compatible with other <text:span text:style-name="T229">and</text:span> users have to buy <text:span text:style-name="T230">different d</text:span>evice <text:span text:style-name="T230">in order to access different </text:span>services <text:span text:style-name="T231">like</text:span> Netflix and Spotify, <text:span text:style-name="T231">which are</text:span> <text:span text:style-name="T230">provided by different companies. </text:span><text:s/><text:span text:style-name="T232">This has created a big demand on a</text:span> solution that can connect those devices <text:span text:style-name="T233">at</text:span> home and make them work together friendly. </text:p>
      <text:p text:style-name="P4"/>
      <text:p text:style-name="P4"><text:span text:style-name="T234">In response of this market need, our </text:span>Streambels project <text:span text:style-name="T235">has been initiated,</text:span> <text:span text:style-name="T236">aiming</text:span> to fill the gap <text:span text:style-name="T237">among </text:span>different protocols and connect <text:span text:style-name="T239">these different types of </text:span>devices in <text:span text:style-name="T238">the </text:span>home networking environment. </text:p>
      <text:p text:style-name="P1"/>
      <text:p text:style-name="P4">\subsection{Available protocols} </text:p>
      <text:p text:style-name="P12">\subsubsection[UPnP]{UPnP \footnote{Universal Plug and Play}}</text:p>
      <text:p text:style-name="P12"><text:span text:style-name="T320">\textbf{UPnP device architecture}\\</text:span> </text:p>
      <text:p text:style-name="P4">Universal Plug and Play (UPnP) is a series of networking protocols defined to </text:p>
      <text:p text:style-name="P4">work together <text:span text:style-name="T240">and</text:span> seamlessly discover the presence of all devices in the network </text:p>
      <text:p text:style-name="P4">, establish<text:span text:style-name="T241">ing</text:span> functional network services for data sharing, communications, and </text:p>
      <text:p text:style-name="P4">entertainment <text:span text:style-name="T242">among</text:span> these discovered devices. </text:p>
      <text:p text:style-name="P4"/>
      <text:p text:style-name="P4">In most UPnP scenarios, a control point controls the operation of one or more </text:p>
      <text:p text:style-name="P4">UPnP devices. The interaction usually occurs in isolation between control point </text:p>
      <text:p text:style-name="P4">and each device. It is t<text:span text:style-name="T243">he </text:span>control point's responsibility to coordinate the operation of </text:p>
      <text:p text:style-name="P4">each devices <text:span text:style-name="T244">and</text:span> the individual devices do not <text:span text:style-name="T245">really </text:span>interact directly with each other. </text:p>
      <text:p text:style-name="P4"/>
      <text:p text:style-name="P4">The UPnP device architecture \cite{upnp} \label{upnp} \label{upnpdevice} </text:p>
      <text:p text:style-name="P4"><text:soft-page-break/>includes seven parts: </text:p>
      <text:p text:style-name="P4"><text:s/></text:p>
      <text:p text:style-name="P4">\begin{enumerate} </text:p>
      <text:p text:style-name="P4">\item Addressing \\ </text:p>
      <text:p text:style-name="P10">UPnP devices have a DHCP client and <text:span text:style-name="T247">it needs to search</text:span> for a DHCP server when connecti<text:span text:style-name="T246">ng</text:span> to the network. An UPnP device first scans for the DHCP server and then requests an IP address when the DHCP server is found. <text:span text:style-name="T248">I</text:span>f there is no response from <text:span text:style-name="T249">the </text:span>DHCP server, the device uses <text:span text:style-name="T250">a </text:span>automatic<text:span text:style-name="T251">ally allocated </text:span>IP address, <text:span text:style-name="T254">which is acquired by</text:span> randomly choos<text:span text:style-name="T252">ing</text:span> an address in the 169.254/16 ran<text:span text:style-name="T252">ge</text:span> and test<text:span text:style-name="T253">ing</text:span> it using ARP probe to determine if it is already used. The same procedure repeats until an unused address is found. After <text:span text:style-name="T255">the </text:span>first IP address is set, <text:span text:style-name="T255">the UpnP device periodically communicates with the</text:span> DHCP server, <text:span text:style-name="T256">waiting for a DHCP response that provides an available IP address. At this the device</text:span> stop<text:span text:style-name="T256">s</text:span> using the address generated by Auto-IP <text:span text:style-name="T258">as soon as</text:span> <text:span text:style-name="T257">the interaction in progress with the old Auto-IP is completed. </text:span>If there is <text:span text:style-name="T259">a </text:span>DNS server in the network, it can also use domain names instead of the numerical IP address. </text:p>
      <text:p text:style-name="P1"><text:span text:style-name="T159">\item Discovery \\</text:span> </text:p>
      <text:p text:style-name="P4">UPnP devices advertise their services to network using t<text:span text:style-name="T260">he </text:span>UPnP discover protocol, which is based on </text:p>
      <text:p text:style-name="P4">Simple Service Discovery Protocol (SSDP). An UPnP control point searches the existence of </text:p>
      <text:p text:style-name="P4">UPnP devices in the network using SSDP. The discover<text:span text:style-name="T261">y</text:span> message contains a few specific attributes </text:p>
      <text:p text:style-name="P4">of a device and its services.<text:span text:style-name="T262">T</text:span>hese attributes include device type, unique identifier and a </text:p>
      <text:p text:style-name="P4">pointer to more detailed information. </text:p>
      <text:p text:style-name="P4">The device send multicast several NOTIFY message<text:span text:style-name="T263">s</text:span> to a pre defined address and port to advertise </text:p>
      <text:p text:style-name="P4">its availability. A control point will listen to this standard multicast address and get </text:p>
      <text:p text:style-name="P4">notifications when new devices are available in the network. </text:p>
      <text:p text:style-name="P4">An advertisement message has <text:span text:style-name="T264">a</text:span> lifetime, so devices in the network w<text:span text:style-name="T265">ould</text:span> periodically send </text:p>
      <text:p text:style-name="P4"><text:span text:style-name="T266">the </text:span>NOTIFY message before the previous message expires. When the device or servers becomes unavailable or <text:span text:style-name="T267">when they are </text:span>shut down intentionally, previous advertisements are canceled by sending cancellation messages. <text:span text:style-name="T268">O</text:span>therwise, the advertisements will eventually expire on its own. </text:p>
      <text:p text:style-name="P4">Control point can search for devices actively by multicasting an SSDP Search message. Other devices </text:p>
      <text:p text:style-name="P1"><text:span text:style-name="T159">in the network will respond to the search message by unicasting directly to the requesting control point.</text:span> </text:p>
      <text:p text:style-name="P4">\item Description \\ </text:p>
      <text:p text:style-name="P4">The discovery message contains <text:span text:style-name="T270">the </text:span>URL<text:span text:style-name="T274">(Uniform resource Locater)</text:span> <text:span text:style-name="T269">of</text:span> the description information. A control point can send HTTP GET request <text:span text:style-name="T271">based on this</text:span> URL to get detailed UPnP description of the device. The description includes a device description and several service descriptions. </text:p>
      <text:p text:style-name="P1"/>
      <text:p text:style-name="P4">A device description includes vender related information such as model name, serial number and </text:p>
      <text:p text:style-name="P4">manufacture name. A device may have many services. <text:span text:style-name="T272">F</text:span>or each service, the device description lists </text:p>
      <text:p text:style-name="P4">the service type, name and URL <text:span text:style-name="T273">of</text:span> the detailed service description, control and eventing. A device </text:p>
      <text:p text:style-name="P4">description may also include embedded devices and a URL o<text:span text:style-name="T275">f</text:span> a presentation page. </text:p>
      <text:p text:style-name="P1"/>
      <text:p text:style-name="P4">A service description includes a list of actions that servers can accept, arguments of each action, </text:p>
      <text:p text:style-name="P1"><text:span text:style-name="T159">and a list of state variables. The state variables reflect the device's status during runtime.</text:span> </text:p>
      <text:p text:style-name="P4"/>
      <text:p text:style-name="P4">The description f<text:span text:style-name="T276">ollows the</text:span> XML <text:span text:style-name="T276">syntax </text:span>and is based on standard UPnP device <text:span text:style-name="T277">description </text:span>template or service <text:span text:style-name="T278">description</text:span> template, which <text:span text:style-name="T279">are</text:span> defined by <text:span text:style-name="T280">the </text:span>UPnP forum. The template language is written in XML syntax and is derived from an XML schema language. <text:span text:style-name="T281">In this sense, the template language</text:span> is machine-readable and automated tools can parse <text:span text:style-name="T281">it</text:span> easily. </text:p>
      <text:p text:style-name="P4"/>
      <text:p text:style-name="P4">By using description, vender has the flexibility to extend services, embed other devices and include </text:p>
      <text:p text:style-name="P4">additional UPnP services, actions or state variables. The control point can be aware of these added <text:soft-page-break/>features by retrieving <text:span text:style-name="T282">these </text:span>device description<text:span text:style-name="T283">s</text:span>. </text:p>
      <text:p text:style-name="P4">\item Control \\ </text:p>
      <text:p text:style-name="P4">A control point can ask services in a device <text:span text:style-name="T284">and</text:span> invoke actions by sending control messages. The control process is a form of remote procedure call: a control point sends the action to device's service, and when the action has completed on the remote device, the service returns the <text:span text:style-name="T286">action </text:span>results or <text:span text:style-name="T287">the</text:span> <text:span text:style-name="T286">corresponding </text:span>error <text:span text:style-name="T285">messages</text:span>. </text:p>
      <text:p text:style-name="P4"/>
      <text:p text:style-name="P11">The control messages are <text:span text:style-name="T291">constructed</text:span> in XML <text:span text:style-name="T292">format </text:span>using the Simple Object Access Protocol (SOAP) and <text:span text:style-name="T289">conveyed</text:span> <text:span text:style-name="T288">though</text:span> HTTP requests. <text:span text:style-name="T293">R</text:span>eceived <text:span text:style-name="T290">through</text:span> HTTP responses, <text:span text:style-name="T293">t</text:span>he action results may cause <text:span text:style-name="T294">the </text:span>state variable<text:span text:style-name="T294">s to </text:span>change and those changes <text:span text:style-name="T295">are</text:span> reflected in the eventing messages. </text:p>
      <text:p text:style-name="P4">\item Eventing \\ </text:p>
      <text:p text:style-name="P4">UPnP service description defines a list of state variables, which <text:span text:style-name="T296">are </text:span>update<text:span text:style-name="T296">d</text:span> at runtime. The service </text:p>
      <text:p text:style-name="P4">publishes those changed state variables in the form of event messages, and a control point can </text:p>
      <text:p text:style-name="P4">subscribe to this <text:span text:style-name="T297">publishing service to learn these state transitions</text:span>. </text:p>
      <text:p text:style-name="P1"/>
      <text:p text:style-name="P4">A control point subscribe<text:span text:style-name="T298">s to</text:span> the event notification by sending a subscription message to the </text:p>
      <text:p text:style-name="P4">subscription URL, <text:span text:style-name="T299">which is</text:span> specified in the device description. <text:span text:style-name="T300">And the control point also</text:span> provides a URL to receive the event messages. </text:p>
      <text:p text:style-name="P4"/>
      <text:p text:style-name="P4">Since there is no mechanism to subscribe to a subset of evented state variables, all subscribed </text:p>
      <text:p text:style-name="P4">control points will receive all event messages regardless of why the state variable changed. </text:p>
      <text:p text:style-name="P4"/>
      <text:p text:style-name="P4">When the subscription is accepted, the device gives a unique identifier for the subscription and </text:p>
      <text:p text:style-name="P4">the duration of the subscription. The device will also send an initialize event message, which </text:p>
      <text:p text:style-name="P4">includes the names and current values for all evented variables. </text:p>
      <text:p text:style-name="P1"/>
      <text:p text:style-name="P4">The event messages are General Event Notification Architecture(GENA) NOTIFY </text:p>
      <text:p text:style-name="P4">messages, sent <text:span text:style-name="T301">through</text:span> HTTP with a XML body, which specifies the names of one or </text:p>
      <text:p text:style-name="P4">more state variables and new values of those variables. Once the state variable </text:p>
      <text:p text:style-name="P4">change<text:span text:style-name="T302">s</text:span>, the event message is immediately sent to <text:span text:style-name="T303">the </text:span>control point, thus the </text:p>
      <text:p text:style-name="P4">control point can get <text:span text:style-name="T304">a </text:span>timely <text:span text:style-name="T304">notification</text:span> and could display a responsive user </text:p>
      <text:p text:style-name="P4">interface. The control point then send HTTP OK message to acknowledge <text:span text:style-name="T305">the </text:span>device </text:p>
      <text:p text:style-name="P4">that the event message is received. The event message also contains a sequence </text:p>
      <text:p text:style-name="P4">number that allows the detection of possible lost or disordered messages. </text:p>
      <text:p text:style-name="P1"/>
      <text:p text:style-name="P4">The subscription must be renewed periodically to extend <text:span text:style-name="T306">its </text:span>lifetime and keep it active. The renew </text:p>
      <text:p text:style-name="P4">message which contains the subscription identifier is sent to the same URL in the subscription </text:p>
      <text:p text:style-name="P4">message. When the subscription expires, the device will stop sending eventing message to the </text:p>
      <text:p text:style-name="P4">control point, and any attempt to renew the expired subscription is rejected. </text:p>
      <text:p text:style-name="P4"/>
      <text:p text:style-name="P4">A subscription can be canceled by sending an appropriate message to the subscription URL. </text:p>
      <text:p text:style-name="P4"/>
      <text:p text:style-name="P4">\item Presentation \\ </text:p>
      <text:p text:style-name="P4">Many UPnP devices provide a presentation URL to "web" interface for users. User<text:span text:style-name="T307">s</text:span> can access the </text:p>
      <text:p text:style-name="P4">presentation URL <text:span text:style-name="T308">though</text:span> a standard web browser. <text:span text:style-name="T309">The c</text:span>ontrol point send<text:span text:style-name="T309">s</text:span> an HTTP GET request to the </text:p>
      <text:p text:style-name="P4">presentation URL to get a HTML page from the device, and display<text:span text:style-name="T310">s</text:span> the page in a web browser, </text:p>
      <text:p text:style-name="P4">provid<text:span text:style-name="T311">ing</text:span> a more user-friendly interface for control<text:span text:style-name="T312">ling</text:span> and view<text:span text:style-name="T312">ing</text:span> the status of <text:span text:style-name="T313">the</text:span> device. </text:p>
      <text:p text:style-name="P1"/>
      <text:p text:style-name="P4">The presentation page, <text:span text:style-name="T314">which is an HTML page,</text:span> is <text:span text:style-name="T314">solely</text:span> specified by the device vender.</text:p>
      <text:p text:style-name="P4"><text:soft-page-break/><text:span text:style-name="T315">The </text:span>UPnP architecture does not define the details of <text:span text:style-name="T315">the </text:span>presentation page, <text:span text:style-name="T316">however it suggests that the presentation page shall be</text:span> user friendly and <text:span text:style-name="T317">shall possess some </text:span>basic functionalit<text:span text:style-name="T318">ies</text:span>. </text:p>
      <text:p text:style-name="P4"/>
      <text:p text:style-name="P4">\end{enumerate} </text:p>
      <text:p text:style-name="P4"/>
      <text:p text:style-name="P23">\textbf{<text:span text:style-name="T319">UPnP A/V devices</text:span>}<text:span text:style-name="T321">\\</text:span></text:p>
      <text:p text:style-name="P13"><text:span text:style-name="T323">With the </text:span>general architecture of UPnP devices <text:span text:style-name="T323">being introduced. We now move</text:span> on <text:span text:style-name="T322">to study the UPnP A/V(audio/video) devices </text:span>in home <text:span text:style-name="T324">networking </text:span>\label{upnpav}. The AV </text:p>
      <text:p text:style-name="P4">control point interacts with two <text:span text:style-name="T326">or more </text:span>UPnP devices, <text:span text:style-name="T327">one of which acts</text:span> as <text:span text:style-name="T325">either a</text:span> source <text:span text:style-name="T325">or a</text:span> </text:p>
      <text:p text:style-name="P4">sink. While coordinated by the AV control point, the devices themselves interact with each other using a non-UPnP communication protocol. The control point configures the devices <text:span text:style-name="T328">as</text:span> needed, triggers the flow of content, then gets out of the way. </text:p>
      <text:p text:style-name="P4"/>
      <text:p text:style-name="P4">\begin{figure}[htb] </text:p>
      <text:p text:style-name="P4">\centering \includegraphics[height=9cm]{charts/upnp_playback} </text:p>
      <text:p text:style-name="P4">\caption{UPnP A/V playback architecture \label{upnp_playback}} </text:p>
      <text:p text:style-name="P4">\end{figure} </text:p>
      <text:p text:style-name="P4"/>
      <text:p text:style-name="P4">\begin{enumerate} </text:p>
      <text:p text:style-name="P4">\item Media Server \\ </text:p>
      <text:p text:style-name="P4">The media server is used to locate a<text:span text:style-name="T329">vailable </text:span>content in the home network. It's </text:p>
      <text:p text:style-name="P4">primary purpose is to allow control points to enumerate (browse or search) </text:p>
      <text:p text:style-name="P4">content items that are available for the user to render. The media server </text:p>
      <text:p text:style-name="P4">contains a ContentDirectory Service(CDS), a ConnectionManager Service(CM) </text:p>
      <text:p text:style-name="P4">, and an optional AVTransport Service(AVT) which depends on the supported </text:p>
      <text:p text:style-name="P4">transfer protocols. Some media servers are capable of transferring multiple </text:p>
      <text:p text:style-name="P4">content items at the same time. </text:p>
      <text:p text:style-name="P4"/>
      <text:p text:style-name="P4">The ContentDirectory service is used by <text:span text:style-name="T330">the </text:span>control point to enumerate the content </text:p>
      <text:p text:style-name="P4">on the server. The primary action is ContentDirectroy::Browse(). After </text:p>
      <text:p text:style-name="P4">invoking this action, the control point can obtain detailed information of each </text:p>
      <text:p text:style-name="P4">item that the server can provide. This detailed information includes name, </text:p>
      <text:p text:style-name="P4">artist, date created, size and also the transfer protocols and data formats that </text:p>
      <text:p text:style-name="P4">supported by the for particular item. By parsing this detailed information, </text:p>
      <text:p text:style-name="P4"><text:span text:style-name="T331">the </text:span>control point is able to distinguish <text:span text:style-name="T332">whether</text:span> the item can be rendered by the </text:p>
      <text:p text:style-name="P4">given media renderer. </text:p>
      <text:p text:style-name="P4"/>
      <text:p text:style-name="P4">The ConnectionManager service is used to manage the connections between a </text:p>
      <text:p text:style-name="P4">control point and <text:span text:style-name="T333">a </text:span>device. The primary action is </text:p>
      <text:p text:style-name="P4">ConnectionManager:: PrepareForConnection(), which is invoked by the control </text:p>
      <text:p text:style-name="P4">point to <text:span text:style-name="T334">prepare </text:span>the server for an upcoming transfer. This </text:p>
      <text:p text:style-name="P4">action will return the instanceID of an AVTransport service that will be used </text:p>
      <text:p text:style-name="P14">later to control, <text:span text:style-name="T335">say </text:span>to stop, pause, seek, the flow of content. The instanceID is used to distinguish multiple instances of the AVTransport service. <text:span text:style-name="T338">Since e</text:span>ach <text:span text:style-name="T336">instance</text:span> is associated with a particular connection to <text:span text:style-name="T337">the </text:span>renderer, <text:span text:style-name="T339">the instanceID </text:span>enable<text:span text:style-name="T340">s</text:span> multiple renderer support at the same time. When the </text:p>
      <text:p text:style-name="P4">control point need to disconnect the connection, it will invoke the media </text:p>
      <text:p text:style-name="P4">server's ConnectionManager::ConnectionComplete() action to release the </text:p>
      <text:p text:style-name="P4">connection. When the ConnectionManager::PrepareForConnection() action is not </text:p>
      <text:p text:style-name="P4">implemented, the control point is only able to support <text:span text:style-name="T341">a </text:span>single renderer at a </text:p>
      <text:p text:style-name="P4"><text:soft-page-break/>time. In this case 0 will be used as InstanceID. </text:p>
      <text:p text:style-name="P4"/>
      <text:p text:style-name="P4">The AVTransport service is used by t<text:span text:style-name="T342">he </text:span>control point to control the playback of the </text:p>
      <text:p text:style-name="P4">content. Operations like Stop, Pause, Seek are supported by this service. <text:span text:style-name="T343">However, t</text:span>his </text:p>
      <text:p text:style-name="P4">service is not mandatory <text:span text:style-name="T344">and the</text:span> media server can choose to implement this feature </text:p>
      <text:p text:style-name="P4"><text:span text:style-name="T345">according to</text:span> the supported transfer protocols and data formats. If this service </text:p>
      <text:p text:style-name="P4">is supported, the InstanceID included in each AVTransport action is used to </text:p>
      <text:p text:style-name="P4">distinguish multiple instances of the service. New instances of the AVTransport </text:p>
      <text:p text:style-name="P4">service can be created by ConnectionManager's </text:p>
      <text:p text:style-name="P4">ConnectionManager::PrepareForConnection() action, and new InstanceID is </text:p>
      <text:p text:style-name="P4">allocated to each new service instance. </text:p>
      <text:p text:style-name="P1"/>
      <text:p text:style-name="P4">\item Media Renderer \\ </text:p>
      <text:p text:style-name="P4">The media renderer is used to render the content obtained from home </text:p>
      <text:p text:style-name="P4">networking. Its main feature is that it can be discovered by <text:span text:style-name="T346">a </text:span>control point <text:span text:style-name="T348">and perform</text:span> content render<text:span text:style-name="T347">ing according to the instructions from the control point</text:span>. <text:span text:style-name="T349">These instructions could control rendering settings such as</text:span> brightness, contrast, volume, mute, etc. The control of flow of the content like stop, pause, seek can also be supported depending on the transfer protocol used. <text:span text:style-name="T350">The m</text:span>edia </text:p>
      <text:p text:style-name="P4">renderer <text:span text:style-name="T351">provides</text:span> three services <text:span text:style-name="T351">including the </text:span>RenderingControl service, <text:span text:style-name="T351">the </text:span>ConnectionManager </text:p>
      <text:p text:style-name="P4">service and an optional AVTransport service. Sometimes the rendering control and </text:p>
      <text:p text:style-name="P4">AVTransport services contain multiple independent instances so that the devices </text:p>
      <text:p text:style-name="P4"><text:span text:style-name="T352">could be able to</text:span> handl<text:span text:style-name="T353">e</text:span> multiple content items at the same time. Those multiple </text:p>
      <text:p text:style-name="P4">instances <text:span text:style-name="T354">can be identified </text:span>by a unique InstanceID. </text:p>
      <text:p text:style-name="P4"/>
      <text:p text:style-name="P4"><text:span text:style-name="T355">The </text:span>RenderingControl service is used by <text:span text:style-name="T356">the </text:span>control point to control how the renderer </text:p>
      <text:p text:style-name="P4">renders the incoming content. Characteristics like brightness, contrast, </text:p>
      <text:p text:style-name="P4">volume, mute etc, can be controlled by this service. <text:span text:style-name="T358">The </text:span>RenderingControl service </text:p>
      <text:p text:style-name="P4">supports multiple, dynamic instances, which allows a renderer to mix one or </text:p>
      <text:p text:style-name="P22">more items together. <text:span text:style-name="T451">Such a dynamic instance could be a</text:span> Picture-in-Picture window on a TV or <text:span text:style-name="T451">a mixed audio stream</text:span>. Multiple connections can be distinguished by <text:span text:style-name="T357">their </text:span>unique InstanceID. </text:p>
      <text:p text:style-name="P1"/>
      <text:p text:style-name="P4"><text:span text:style-name="T359">The </text:span>ConnectionManager service is used to manage connections associated with a </text:p>
      <text:p text:style-name="P4">device, the primary action is <text:span text:style-name="T359">the </text:span>ConnectionManager::GetProtocolInfo() action. </text:p>
      <text:p text:style-name="P4"><text:span text:style-name="T360">The c</text:span>ontrol point can invoke this action to enumerate the transfer protocols and </text:p>
      <text:p text:style-name="P4">data formats supported by <text:span text:style-name="T360">the </text:span>media renderer. By comparing this information with </text:p>
      <text:p text:style-name="P4"><text:span text:style-name="T361">the </text:span>protocol information <text:span text:style-name="T361">retrieved</text:span> from <text:span text:style-name="T361">the </text:span>media server, the control point is able to </text:p>
      <text:p text:style-name="P4">predetermine if a media server is capable of rendering a specific item from </text:p>
      <text:p text:style-name="P4"><text:span text:style-name="T362">the </text:span>media server. Optionally, media renderer may also implement <text:span text:style-name="T363">the</text:span></text:p>
      <text:p text:style-name="P4">ConnectionManager::PrepareForConnection() action to prepare itself for an </text:p>
      <text:p text:style-name="P4">upcoming transfer. <text:span text:style-name="T363">It</text:span> can also assign a unique ConnectionID that can be used by </text:p>
      <text:p text:style-name="P4"><text:span text:style-name="T364">a </text:span>3rd party control point to obtain information about the connections that media </text:p>
      <text:p text:style-name="P4">renderer is using. In addition, depending on the transfer protocol and data </text:p>
      <text:p text:style-name="P4">format used, this action may also return a unique AVTransport InstanceID that <text:span text:style-name="T365">the </text:span>control </text:p>
      <text:p text:style-name="P4">point can use to control the flow of content<text:span text:style-name="T366">(</text:span>stop, pause, seek, etc<text:span text:style-name="T366">)</text:span>. </text:p>
      <text:p text:style-name="P4"/>
      <text:p text:style-name="P4"><text:span text:style-name="T367">The </text:span>AVTransport service is used to control the flow of streamed content. Actions </text:p>
      <text:p text:style-name="P4">like play, stop, pause and seek can be controlled depending on the transfer </text:p>
      <text:p text:style-name="P4">protocol and supported data formats. <text:span text:style-name="T367">The </text:span>AVTransport service can also support </text:p>
      <text:p text:style-name="P4">multiple logical instances <text:span text:style-name="T367">and </text:span>handle multiple simultaneous content items. The </text:p>
      <text:p text:style-name="P4"><text:soft-page-break/>AVTransport InstanceID which is used to distinguish service instances can be </text:p>
      <text:p text:style-name="P4">allocated by ConnectionManager::PrepareForConnection(). </text:p>
      <text:p text:style-name="P4"/>
      <text:p text:style-name="P4">\item Control Point \\ </text:p>
      <text:p text:style-name="P15"><text:span text:style-name="T368">The </text:span>Control Point is used to <text:span text:style-name="T370">bridge communication</text:span> between <text:span text:style-name="T369">a</text:span> media server and <text:span text:style-name="T369">a </text:span>media renderer. </text:p>
      <text:p text:style-name="P15">It also provide<text:span text:style-name="T371">s the</text:span> user interface to users. A control point does not implement UPnP </text:p>
      <text:p text:style-name="P4">services, <text:span text:style-name="T372">as a result</text:span> it is not visible as a device on the network. Usually <text:span text:style-name="T373">the </text:span>control point </text:p>
      <text:p text:style-name="P4">invokes <text:span text:style-name="T374">a</text:span> media server or <text:span text:style-name="T374">a </text:span>media renderer's services in order to complete the </text:p>
      <text:p text:style-name="P4">desired <text:span text:style-name="T375">operations.</text:span></text:p>
      <text:p text:style-name="P4"/>
      <text:p text:style-name="P4">The user control point can be used in different scenarios <text:span text:style-name="T376">and</text:span> usually it can </text:p>
      <text:p text:style-name="P4">perform the following functions: </text:p>
      <text:p text:style-name="P4"/>
      <text:p text:style-name="P4">\begin{itemize} </text:p>
      <text:p text:style-name="P4">\item Discover A/V devices </text:p>
      <text:p text:style-name="P4">\item Locate desired media content </text:p>
      <text:p text:style-name="P4">\item Get renderer's supported protocol and formats </text:p>
      <text:p text:style-name="P4">\item Compare and match protocols and formats between media server and media </text:p>
      <text:p text:style-name="P4">renderer </text:p>
      <text:p text:style-name="P4">\item Configure media server and media renderer </text:p>
      <text:p text:style-name="P4">\item Select desired content </text:p>
      <text:p text:style-name="P4">\item Start content transfer between media server and media renderer </text:p>
      <text:p text:style-name="P4">\item Adjust rendering characteristics </text:p>
      <text:p text:style-name="P4">\item Select next content in the list </text:p>
      <text:p text:style-name="P4">\item Cleanup media server and media renderer </text:p>
      <text:p text:style-name="P4">\end{itemize} </text:p>
      <text:p text:style-name="P4"/>
      <text:p text:style-name="P4">\end{enumerate} </text:p>
      <text:p text:style-name="P4"/>
      <text:p text:style-name="P4">As described above, three basic functional entities are defined in the UPnP AV </text:p>
      <text:p text:style-name="P16">architecture\cite{upnp-av}, <text:span text:style-name="T377">which are</text:span> Media Server, Media Renderer and Control Point <text:span text:style-name="T378">respectively</text:span>.</text:p>
      <text:p text:style-name="P16">A physical device can consist of a combination of any of these functional </text:p>
      <text:p text:style-name="P4">entities. <text:span text:style-name="T380">One typical </text:span>example is <text:span text:style-name="T379">that a </text:span>DLNA Media player is a combination of a Control </text:p>
      <text:p text:style-name="P4">Point and a Media renderer. </text:p>
      <text:p text:style-name="P4"/>
      <text:p text:style-name="P4">A simplified UPnP Audio Video 3-box model \cite{DLNA_proxy} can be </text:p>
      <text:p text:style-name="P4">seen as below: </text:p>
      <text:p text:style-name="P4"/>
      <text:p text:style-name="P4">\begin{figure}[htb] </text:p>
      <text:p text:style-name="P4">\centering \includegraphics[height=9cm]{charts/chart1} </text:p>
      <text:p text:style-name="P4">\caption{Typical UPnP AV use scenario \label{chart1}} </text:p>
      <text:p text:style-name="P4">\end{figure} </text:p>
      <text:p text:style-name="P1"/>
      <text:p text:style-name="P4">The first thing in UPnP network communication is <text:span text:style-name="T381">the </text:span>Simple Service Discovery </text:p>
      <text:p text:style-name="P4">Protocol(SSDP)-based device discovery. A SSDP multicast message is sen<text:span text:style-name="T382">t</text:span> when a </text:p>
      <text:p text:style-name="P4">new device is added <text:span text:style-name="T383">to</text:span> the network. A control point <text:span text:style-name="T383">would</text:span> listen to these </text:p>
      <text:p text:style-name="P4">multicast messages. <text:span text:style-name="T384">On</text:span> receiv<text:span text:style-name="T384">ing</text:span> the SSDP message, the control point w<text:span text:style-name="T385">ould</text:span> send <text:span text:style-name="T385">a </text:span>request for the device's description and services using the location <text:span text:style-name="T385">found</text:span> in the SSDP discovery message. <text:span text:style-name="T386">Then</text:span> the control point can <text:span text:style-name="T387">issue</text:span> the services action command using <text:span text:style-name="T388">the </text:span>Simple Object Access protocol (SOAP). </text:p>
      <text:p text:style-name="P1"><text:soft-page-break/></text:p>
      <text:p text:style-name="P4">In media sharing scenario<text:span text:style-name="T389">s</text:span>, the control point w<text:span text:style-name="T390">ould</text:span> browse the information about </text:p>
      <text:p text:style-name="P4">the Content Directory Service (CDS) provided by the Media Server. A </text:p>
      <text:p text:style-name="P4">browse/Search action can be invoked to navigate through the content stored in </text:p>
      <text:p text:style-name="P4">the Media Server device. After <text:span text:style-name="T389">the </text:span>control point <text:span text:style-name="T389">has </text:span>selected the media content from </text:p>
      <text:p text:style-name="P4">Media Server, a Media Renderer AVTransport::SetAVTransportURI <text:span text:style-name="T390">would</text:span> be sent by </text:p>
      <text:p text:style-name="P4"><text:span text:style-name="T390">the </text:span>control point to <text:span text:style-name="T390">the </text:span>Media Renderer. Finally, the Play command is invoked by </text:p>
      <text:p text:style-name="P4"><text:span text:style-name="T390">the </text:span>control point to <text:span text:style-name="T390">instruct the </text:span>Media Renderer. <text:span text:style-name="T390">Afterward,</text:span> the transfer begins. The media </text:p>
      <text:p text:style-name="P4">stream <text:span text:style-name="T392">travels </text:span>directly between <text:span text:style-name="T391">the </text:span>Media Server and <text:span text:style-name="T391">the </text:span>Media Renderer, <text:span text:style-name="T392">through</text:span> HTTP, </text:p>
      <text:p text:style-name="P4">RTP or other streaming protocols. </text:p>
      <text:p text:style-name="P4"/>
      <text:p text:style-name="P4">The media playback control action<text:span text:style-name="T394">s</text:span> can also be invoked by <text:span text:style-name="T393">the </text:span>control point. Methods </text:p>
      <text:p text:style-name="P4">supported include volume control, seek, pause etc. </text:p>
      <text:p text:style-name="P1"/>
      <text:p text:style-name="P4">\subsubsection[DLNA]{DLNA\footnote{Digital Living Network Alliance}} </text:p>
      <text:p text:style-name="P4">DLNA is <text:span text:style-name="T395">a </text:span>relatively old <text:span text:style-name="T395">industry </text:span>standard compared <text:span text:style-name="T395">with</text:span> other home networking </text:p>
      <text:p text:style-name="P4">solutions. <text:span text:style-name="T396">I</text:span>t is mainly based on <text:span text:style-name="T397">the </text:span>UPnP Audio/Video architecture, which is </text:p>
      <text:p text:style-name="P4">discussed in \ref{upnp}. <text:span text:style-name="T397">As a result</text:span> it is widely used by many manufactures. <text:span text:style-name="T397">N</text:span>ewer </text:p>
      <text:p text:style-name="P4">home networking solution<text:span text:style-name="T397">s are</text:span> also influenced by DLNA <text:span text:style-name="T398">and they</text:span> follow similar </text:p>
      <text:p text:style-name="P17">technologies <text:span text:style-name="T398">used in DLNA</text:span>. In this <text:span text:style-name="T399">paper </text:span>the DLNA and UPnP standard architecture<text:span text:style-name="T402">s are studied to help us gain a grasp of </text:span>how a home networking solution <text:span text:style-name="T402">could </text:span>look like. </text:p>
      <text:p text:style-name="P4"/>
      <text:p text:style-name="P4">An over<text:span text:style-name="T400">view of the</text:span> DLNA architecture \cite{dlna_guideline} <text:span text:style-name="T401">is</text:span> <text:span text:style-name="T401">d</text:span>escribed below: </text:p>
      <text:p text:style-name="P4">\begin{enumerate} </text:p>
      <text:p text:style-name="P4">\item Architectures and Protocols </text:p>
      <text:p text:style-name="P4"/>
      <text:p text:style-name="P4">%% table 3, Key Technology Ingredients </text:p>
      <text:p text:style-name="P4">\begin{table}[htb] </text:p>
      <text:p text:style-name="P4">\caption{Key Technology Ingredients \label{Table3}} </text:p>
      <text:p text:style-name="P4">\begin{center} </text:p>
      <text:p text:style-name="P4">\fbox{ </text:p>
      <text:p text:style-name="P4">\begin{tabular}{c|c} <text:s/></text:p>
      <text:p text:style-name="P4">\textbf { Functional Components } &amp; { Technology Ingredients } \\ \hline </text:p>
      <text:p text:style-name="P4">\textbf Connectivity &amp; Ethernet, 802.11 (including Wi-Fi Direct) \\ </text:p>
      <text:p text:style-name="P4">\textbf <text:s/>&amp; MoCA, HPNA and Bluetooth \\ \hline </text:p>
      <text:p text:style-name="P4">\textbf Networking &amp; IPv4 Suite \\ \hline </text:p>
      <text:p text:style-name="P4">\textbf Device Discovery and Control &amp; UPnP* Device Architecture v1.0 </text:p>
      <text:p text:style-name="P4">\ref{upnpdevice} \\ \hline </text:p>
      <text:p text:style-name="P4">\textbf Media Management and Control &amp; UPnP AV and UPnP Printer:1 </text:p>
      <text:p text:style-name="P4">\ref{upnpav}\\ \hline </text:p>
      <text:p text:style-name="P4">\textbf Media Formats &amp; Required and Optional Format Profiles \\ \hline </text:p>
      <text:p text:style-name="P4">\textbf Media Transport &amp; Media Transport \\ \hline </text:p>
      <text:p text:style-name="P4">\textbf Remote User Interfaces &amp; CEA-2014-A </text:p>
      <text:p text:style-name="P4">\end{tabular} </text:p>
      <text:p text:style-name="P4">} </text:p>
      <text:p text:style-name="P4">\end{center} </text:p>
      <text:p text:style-name="P4">\end{table} </text:p>
      <text:p text:style-name="P4"/>
      <text:p text:style-name="P4">The DLNA architecture is built upon <text:span text:style-name="T403">the </text:span>UPnP protocol, which is discussed in </text:p>
      <text:p text:style-name="P4"><text:soft-page-break/><text:s/>in \ref{upnp}. </text:p>
      <text:p text:style-name="P4">In <text:span text:style-name="T403">the </text:span>network layer <text:span text:style-name="T403">DLNA </text:span>uses <text:span text:style-name="T403">the </text:span>IPv4 suite. <text:span text:style-name="T404">O</text:span>n top <text:span text:style-name="T404">of</text:span> <text:span text:style-name="T404">the network layer</text:span>, <text:span text:style-name="T404">the </text:span>UPnP device architecture and UPnP AV architecture is used to control and manage media devices. <text:span text:style-name="T404">The </text:span>DLNA </text:p>
      <text:p text:style-name="P4">guideline also addresses the media format compatibility and media transport </text:p>
      <text:p text:style-name="P4">interoperability issues <text:span text:style-name="T404">in support of interoperability among devices.</text:span> </text:p>
      <text:p text:style-name="P1"/>
      <text:p text:style-name="P4">\item Media Format Profiles \\ </text:p>
      <text:p text:style-name="P4">DLNA defines the media formats used by <text:span text:style-name="T405">the </text:span>DLNA home networking </text:p>
      <text:p text:style-name="P4">standard. There are three types of media in DLNA: music, video and photo. </text:p>
      <text:p text:style-name="P4">\begin{enumerate} </text:p>
      <text:p text:style-name="P4">\item Music \\ </text:p>
      <text:p text:style-name="P4">Minimal requirement is <text:span text:style-name="T406">the </text:span>LPCM format. <text:span text:style-name="T407">Used by </text:span>PCM raw data, this format is not compressed <text:span text:style-name="T407">and it</text:span> does not require heavy CPU usage. <text:span text:style-name="T407">However</text:span> the bandwidth consumption is </text:p>
      <text:p text:style-name="P4">considerably bigger than other formats. </text:p>
      <text:p text:style-name="P4"/>
      <text:p text:style-name="P4">MP3 is <text:span text:style-name="T408">the </text:span>most popular music format. <text:span text:style-name="T408">It</text:span> is <text:span text:style-name="T408">a </text:span>compressed format <text:span text:style-name="T408">and</text:span> require<text:span text:style-name="T408">s</text:span> </text:p>
      <text:p text:style-name="P1"><text:span text:style-name="T159">some CPU power </text:span><text:span text:style-name="T160">for</text:span><text:span text:style-name="T159"> encoding or decoding. </text:span><text:span text:style-name="T160">Compared with LPCM</text:span><text:span text:style-name="T159">, the bandwidth consumption </text:span><text:span text:style-name="T160">of MP3</text:span><text:span text:style-name="T159"> is less, </text:span><text:span text:style-name="T160">making it </text:span><text:span text:style-name="T159">suitable for low bandwidth networking.</text:span> </text:p>
      <text:p text:style-name="P4"/>
      <text:p text:style-name="P18">AAC is another kind of compressed audio format and it becomes popular since it is <text:span text:style-name="T409">the</text:span> default media format <text:span text:style-name="T409">of </text:span>iTunes. It has similar characteristics <text:span text:style-name="T410">of</text:span> MP3. </text:p>
      <text:p text:style-name="P4">\item Photo \\ </text:p>
      <text:p text:style-name="P4">The minimal requirement in <text:span text:style-name="T412">the </text:span>DLNA guideline is <text:span text:style-name="T411">the </text:span>JPEG format. <text:span text:style-name="T413">In many occasions JPEG</text:span> <text:span text:style-name="T412">is </text:span>the only suggested format due to its proven quality and compress ratio. </text:p>
      <text:p text:style-name="P4">\item Video \\ </text:p>
      <text:p text:style-name="P4">The minimal requirement in DLNA guideline is <text:span text:style-name="T414">the </text:span>MP4 format. <text:span text:style-name="T415">T</text:span>he detailed audio and video codecs are also specified in DLNA media format guidelines. </text:p>
      <text:p text:style-name="P4">\end{enumerate} </text:p>
      <text:p text:style-name="P4">In a device-to-device scenario, the media server may store <text:span text:style-name="T416">a huge amount </text:span>of different<text:span text:style-name="T417">ly</text:span> </text:p>
      <text:p text:style-name="P4">formatted media. The communication between two devices should follow the same encoding mechanism. Normally the media server takes the responsibility to transcode the media to <text:span text:style-name="T418">a </text:span>certain format defined by <text:span text:style-name="T418">the </text:span>DLNA media format profile guideline. </text:p>
      <text:p text:style-name="P4">\item Link Protection \\ </text:p>
      <text:p text:style-name="P4">DLNA Link Protection is defined as the protection of a content stream between two </text:p>
      <text:p text:style-name="P4">devices on a DLNA network <text:span text:style-name="T419">against</text:span> illegitimate observation or interception. </text:p>
      <text:p text:style-name="P1"/>
      <text:p text:style-name="P4">Content protection is an important mechanism <text:span text:style-name="T420">to ensure</text:span> that commercial content is protected </text:p>
      <text:p text:style-name="P4">from piracy and illegitimate redistribution. Link Protection is a technique that enables </text:p>
      <text:p text:style-name="P19">distribution of protected commercial content on a home network. <text:span text:style-name="T421">It provides protection for</text:span> copyright holders and content providers <text:span text:style-name="T421">without sacrificing </text:span>consumer flexibility. </text:p>
      <text:p text:style-name="P4">\item Digital rights management (DRM) Interoperability Solutions (DIS) \\ </text:p>
      <text:p text:style-name="P4">DIS is intended to be used to enable the secure transfer and use of protected </text:p>
      <text:p text:style-name="P4">commercial content among different implementations on network media devices. </text:p>
      <text:p text:style-name="P4">The content could be protected by different content protection technologies, </text:p>
      <text:p text:style-name="P4">which are described as DRMs in short. </text:p>
      <text:p text:style-name="P4">\item Device Profiles \\ </text:p>
      <text:p text:style-name="P4">A Device Profile is a collection of DLNA capabilities and features within a DLNA device. For a device </text:p>
      <text:p text:style-name="P4">to be compliant with a Device Profile, it has to conform to all of the guidelines listed for that </text:p>
      <text:p text:style-name="P4">Device Profile. </text:p>
      <text:p text:style-name="P1"><text:soft-page-break/></text:p>
      <text:p text:style-name="P4">In practice, Device Profiles reference existing optional or recommended DLNA guidelines <text:span text:style-name="T422">that </text:span>enable certain features, and makes those DLNA guidelines mandatory within the context of a Device Profile. </text:p>
      <text:p text:style-name="P4">A Device Profile can also provide some additional guidelines that complement or modify existing DLNA guidelines for a feature. </text:p>
      <text:p text:style-name="P4"/>
      <text:p text:style-name="P4">A particular type of DLNA Device Profile is the Commercial Video Profile (CVP). A CVP Device Profile is an extension of the DLNA guidelines that will allow content from service providers and multichannel video programming distributers to be distributed on the DLNA network. DLNA Commercial Video Profiles (CVPs) are defined as Device Profiles that consistently enable commercial content that enters the home network through a gateway device via an interface to a commercial content service provider. Since different regions of the world have different requirements for commercial content, there are multiple CVPs defined. </text:p>
      <text:p text:style-name="P1"/>
      <text:p text:style-name="P4">\end{enumerate} </text:p>
      <text:p text:style-name="P4"/>
      <text:p text:style-name="P4">\subsubsection{AirPlay} </text:p>
      <text:p text:style-name="P4">AirPlay is Apple Inc's home networking solution. It is a family of protocols </text:p>
      <text:p text:style-name="P4"><text:span text:style-name="T423">used </text:span>to display different types of media content on Apple TV from other iOS devices. </text:p>
      <text:p text:style-name="P4">AirPlay support <text:span text:style-name="T425">multiple functions, including </text:span>displaying photos and <text:span text:style-name="T424">sideshows</text:span> from iOS device<text:span text:style-name="T428">s</text:span>, streaming audio from iOS device<text:span text:style-name="T428">s</text:span> or iTunes, <text:span text:style-name="T426">as well as </text:span>displaying videos from iOS device and </text:p>
      <text:p text:style-name="P4"><text:span text:style-name="T427">showing</text:span> the whole screen on Apple TV, <text:span text:style-name="T427">which is known as </text:span>AirPlay Mirroring. </text:p>
      <text:p text:style-name="P4"/>
      <text:p text:style-name="P20">AirPlay's specification is not open to public. <text:span text:style-name="T429">However unofficial specifications have been made by some hackers through reverse engineering the protocol stack </text:span>\cite{AirPlay-spec}. <text:span text:style-name="T430">These unofficial specifications could be found on the Internet </text:span>\cite{AirPlay-spec}<text:span text:style-name="T430">. </text:span><text:s/></text:p>
      <text:p text:style-name="P4">The specification include<text:span text:style-name="T431">s</text:span> 6 parts, which are described below: </text:p>
      <text:p text:style-name="P1"/>
      <text:p text:style-name="P4">\begin{enumerate} </text:p>
      <text:p text:style-name="P4">\item Service Discovery \\ </text:p>
      <text:p text:style-name="P4">The service discovery of AirPlay <text:span text:style-name="T433">stems</text:span> from the IETF Zeroconf Working Group, </text:p>
      <text:p text:style-name="P4">wh<text:span text:style-name="T434">o is</text:span> <text:span text:style-name="T434">dedicated</text:span> <text:span text:style-name="T434">to</text:span> improv<text:span text:style-name="T434">e</text:span> <text:span text:style-name="T432">the </text:span>ease-of-use (Zero Configuration) of network<text:span text:style-name="T435">s</text:span>. The </text:p>
      <text:p text:style-name="P4">Zeroconf working group <text:span text:style-name="T436">has made</text:span> it possible to <text:span text:style-name="T438">make</text:span> two devices in the </text:p>
      <text:p text:style-name="P4">network to communicate <text:span text:style-name="T437">effectively</text:span> using IP, without <text:span text:style-name="T439">requiring a</text:span> specialist to manually </text:p>
      <text:p text:style-name="P4">configure the network. </text:p>
      <text:p text:style-name="P4"/>
      <text:p text:style-name="P4">AirPlay's service discovery is based on Multicast DNS \cite{multicastdns}, which </text:p>
      <text:p text:style-name="P4">fulfills <text:span text:style-name="T440">the </text:span>Zeroconf requirement. Multicast DNS is a way of using familiar DNS </text:p>
      <text:p text:style-name="P4">programming interfaces, packet formats and operating semantics, in a small </text:p>
      <text:p text:style-name="P4">network where no conventional DNS server has been installed. The requirements </text:p>
      <text:p text:style-name="P4">for Zeroconf name resolution could be met by designing an entirely new </text:p>
      <text:p text:style-name="P4">protocol, <text:span text:style-name="T441">since</text:span> it is better to provide this functionality by making minimal changes </text:p>
      <text:p text:style-name="P21">to the current standard DNS protocol. By using Multicast DNS, most current </text:p>
      <text:p text:style-name="P4">applications need no changes at all to work correctly using mDNS in a Zeroconf network. <text:span text:style-name="T442">Besides,</text:span></text:p>
      <text:p text:style-name="P4">engineers do not have to learn an entirely new protocol. <text:span text:style-name="T444">Moreover</text:span> current network </text:p>
      <text:p text:style-name="P4">packet capture tools <text:span text:style-name="T443">are already capable of </text:span><text:s/>decod<text:span text:style-name="T443">ing</text:span> and displa<text:span text:style-name="T443">ying the</text:span> DNS packets. <text:span text:style-name="T445">Thus they</text:span> do not </text:p>
      <text:p text:style-name="P4">have to be updated to understand new packet formats. </text:p>
      <text:p text:style-name="P4"/>
      <text:p text:style-name="P4">An AirPlay device such as the Apple TV publishes two services. The first one is </text:p>
      <text:p text:style-name="P4"><text:soft-page-break/>RAOP (Remote Audio Output Protocol), used for audio streaming. <text:span text:style-name="T446">T</text:span>he <text:span text:style-name="T446">second</text:span> </text:p>
      <text:p text:style-name="P4">one is the AirPlay service, <text:span text:style-name="T447">used </text:span>for <text:span text:style-name="T448">photos</text:span> and video content. </text:p>
      <text:p text:style-name="P1"/>
      <text:p text:style-name="P4">The AirPlay server is a<text:span text:style-name="T449">n</text:span> HTTP server (RFC 2616). Two connections are made to this </text:p>
      <text:p text:style-name="P4">server, <text:span text:style-name="T450">with</text:span> the second one being used as a reverse HTTP connection. This allows a </text:p>
      <text:p text:style-name="P4">client to receive asynchronous events, such as playback status changes, from a </text:p>
      <text:p text:style-name="P4">server. </text:p>
      <text:p text:style-name="P4">\item Video streaming \\ </text:p>
      <text:p text:style-name="P4">The video streaming uses typical HTTP streaming technology, the controller set<text:span text:style-name="T454">s</text:span> </text:p>
      <text:p text:style-name="P4">the streaming URL to Apple TV or other AirPlay receiver<text:span text:style-name="T455">s</text:span>. While the URL is set, </text:p>
      <text:p text:style-name="P4">Apple TV start<text:span text:style-name="T456">s</text:span> to download video from the server using the URL and starts </text:p>
      <text:p text:style-name="P4">playing wh<text:span text:style-name="T457">en</text:span> enough data <text:span text:style-name="T457">is buffered</text:span>. The control messages can be seen in </text:p>
      <text:p text:style-name="P1"><text:span text:style-name="T159">table \ref{video_stream}.</text:span> </text:p>
      <text:p text:style-name="P1"/>
      <text:p text:style-name="P4">Note that Apple TV does not support Video Volume Control. </text:p>
      <text:p text:style-name="P4">%% table , Video Streaming </text:p>
      <text:p text:style-name="P4">\begin{table}[htb] </text:p>
      <text:p text:style-name="P4">\caption{AirPlay Video Control HTTP requests \label{video_stream}} </text:p>
      <text:p text:style-name="P4">\begin{center} </text:p>
      <text:p text:style-name="P4">\fbox{ </text:p>
      <text:p text:style-name="P4">\begin{tabular}{c|l|l} <text:s/></text:p>
      <text:p text:style-name="P4">\textbf { Method } &amp; { Request } &amp; { Description }\\ \hline </text:p>
      <text:p text:style-name="P4">\textbf GET &amp; /server-info &amp; Fetch general informations about the AirPlay server \\ \hline </text:p>
      <text:p text:style-name="P4">\textbf POST &amp; /play &amp; Start video playback \\ \hline </text:p>
      <text:p text:style-name="P4">\textbf POST &amp; /scrub &amp; Seek at an arbitrary location in the video \\ \hline </text:p>
      <text:p text:style-name="P4">\textbf POST &amp; /rate &amp; Change the playback rate,0 is paused, 1 is normal \\ </text:p>
      <text:p text:style-name="P4">\hline </text:p>
      <text:p text:style-name="P4">\textbf POST &amp; /stop &amp; Stop playback \\ \hline </text:p>
      <text:p text:style-name="P4">\textbf GET &amp; /scrub &amp; Retrieve the current playback position \\ \hline </text:p>
      <text:p text:style-name="P4">\textbf GET &amp; /playback-info &amp; Retrieve playback informations like position, </text:p>
      <text:p text:style-name="P4">duration\ldots \\ \hline </text:p>
      <text:p text:style-name="P4">\textbf PUT &amp; /setProperty &amp; Set playback property \\ \hline </text:p>
      <text:p text:style-name="P4">\textbf GET &amp; /getProperty &amp; Get playback property </text:p>
      <text:p text:style-name="P4">\end{tabular} </text:p>
      <text:p text:style-name="P4">} </text:p>
      <text:p text:style-name="P4">\end{center} </text:p>
      <text:p text:style-name="P4">\end{table} </text:p>
      <text:p text:style-name="P4">\item Photo streaming \\ </text:p>
      <text:p text:style-name="P4"><text:span text:style-name="T461">I</text:span>mage streaming uses <text:span text:style-name="T459">the </text:span>HTTP put message to send raw <text:span text:style-name="T458">image</text:span> data to Apple TV or </text:p>
      <text:p text:style-name="P4">other devices. <text:span text:style-name="T460">After</text:span> the whole image is received, the image is then rendered on </text:p>
      <text:p text:style-name="P4">screen. AirPlay also supports slide show, the control message can be seen in </text:p>
      <text:p text:style-name="P4">table \ref{photo_stream}. </text:p>
      <text:p text:style-name="P4">\begin{table}[htb] </text:p>
      <text:p text:style-name="P4">\caption{AirPlay Photo Control HTTP requests \label{photo_stream}} </text:p>
      <text:p text:style-name="P4">\begin{center} </text:p>
      <text:p text:style-name="P4">\fbox{ </text:p>
      <text:p text:style-name="P4">\begin{tabular}{c|l|l} <text:s/></text:p>
      <text:p text:style-name="P4">\textbf { Method } &amp; { Request } &amp; { Description }\\ \hline </text:p>
      <text:p text:style-name="P1"><text:span text:style-name="T159">\textbf GET &amp; /slideshow-features &amp; Fetch the list of available transitions for slideshows \\ \hline</text:span> </text:p>
      <text:p text:style-name="P4"><text:soft-page-break/>\textbf PUT &amp; /photo &amp; Send a JPEG picture to the server \\ \hline </text:p>
      <text:p text:style-name="P4">\textbf PUT &amp; /slideshows/1 &amp; Start or stop a slideshow session \\ </text:p>
      <text:p text:style-name="P4">\hline </text:p>
      <text:p text:style-name="P4">\textbf POST &amp; /stop &amp; Stop a photo or slideshow session </text:p>
      <text:p text:style-name="P4">\end{tabular} </text:p>
      <text:p text:style-name="P4">} </text:p>
      <text:p text:style-name="P4">\end{center} </text:p>
      <text:p text:style-name="P4">\end{table} </text:p>
      <text:p text:style-name="P4">\item Music streaming \\ </text:p>
      <text:p text:style-name="P4">AirPlay music streaming is a bit different from video and image streaming. <text:span text:style-name="T462">T</text:span>he </text:p>
      <text:p text:style-name="P4">technology used is <text:span text:style-name="T464">the </text:span>RTSP streaming <text:span text:style-name="T464">protocol</text:span>, <text:span text:style-name="T463">which</text:span> is more <text:span text:style-name="T463">of a</text:span> "push like" protocol. <text:span text:style-name="T465">Different than HTTP streaming where the server responds a request,</text:span> <text:span text:style-name="T464">T</text:span>he RTSP streaming server <text:span text:style-name="T466">actively </text:span>push<text:span text:style-name="T464">es</text:span> UDP packets to <text:span text:style-name="T464">the </text:span>receiver . However Apple <text:span text:style-name="T468">does not </text:span>use <text:span text:style-name="T467">the </text:span>standard RTSP <text:span text:style-name="T469">but instead </text:span>uses its own implementation <text:span text:style-name="T470">of RTSP</text:span>, <text:span text:style-name="T470">which is </text:span>called RAOP (Remote </text:p>
      <text:p text:style-name="P4">Audio Output Protocol). The control message<text:span text:style-name="T471">s of RAOP</text:span> can be seen in table </text:p>
      <text:p text:style-name="P4">\ref{music_stream}. </text:p>
      <text:p text:style-name="P4">\begin{table}[htb] </text:p>
      <text:p text:style-name="P4">\caption{AirPlay Audio Control RTSP requests \label{music_stream}} </text:p>
      <text:p text:style-name="P4">\begin{center} </text:p>
      <text:p text:style-name="P4">\fbox{ </text:p>
      <text:p text:style-name="P4">\begin{tabular}{c|l} <text:s/></text:p>
      <text:p text:style-name="P4">\textbf { RTSP request } &amp; { Description }\\ \hline </text:p>
      <text:p text:style-name="P4">\textbf OPTIONS &amp; Ask the RTSP server for its supported methods \\ \hline </text:p>
      <text:p text:style-name="P4">\textbf ANNOUNCE &amp; Tell the RTSP server about stream properties using SDP \\ </text:p>
      <text:p text:style-name="P4">\hline </text:p>
      <text:p text:style-name="P4">\textbf SETUP &amp; Initialize a record session \\ \hline </text:p>
      <text:p text:style-name="P4">\textbf RECORD &amp; Start the audio streaming \\ \hline </text:p>
      <text:p text:style-name="P4">\textbf FLUSH &amp; Stop the streaming \\ \hline </text:p>
      <text:p text:style-name="P4">\textbf TEARDOWN &amp; End the RTSP session </text:p>
      <text:p text:style-name="P4">\end{tabular} </text:p>
      <text:p text:style-name="P4">} </text:p>
      <text:p text:style-name="P4">\end{center} </text:p>
      <text:p text:style-name="P4">\end{table} </text:p>
      <text:p text:style-name="P4"/>
      <text:p text:style-name="P4">\item Screen mirroring \\ </text:p>
      <text:p text:style-name="P4">AirPlay screen mirroring is achieved by transmitting H.264 encoded video stream </text:p>
      <text:p text:style-name="P4">over a TCP connection. The stream is packet<text:span text:style-name="T472">ed</text:span> with a 128-byte header. The </text:p>
      <text:p text:style-name="P40">audio <text:span text:style-name="T473">uses the the</text:span> AAC-ELD format <text:span text:style-name="T473">and is</text:span> sent using AirTunes protocol. </text:p>
      <text:p text:style-name="P4"><text:span text:style-name="T475">The </text:span>NTP(Network time protocol) <text:span text:style-name="T475">protocol</text:span> is used for synchronization <text:span text:style-name="T474">and t</text:span>he synchronization </text:p>
      <text:p text:style-name="P4">takes place on UDP port 7010(client) and 7011(server). The </text:p>
      <text:p text:style-name="P4">AirPlay server runs a NTP client. Request<text:span text:style-name="T476">s</text:span> are sent to <text:span text:style-name="T476">an</text:span> AirPlay client <text:span text:style-name="T477">every</text:span> 3 </text:p>
      <text:p text:style-name="P4">second<text:span text:style-name="T477">s</text:span>. The reference time stamp <text:span text:style-name="T479">marks</text:span> the beginning of the </text:p>
      <text:p text:style-name="P4">mirroring session. <text:s/>The control message<text:span text:style-name="T478">s</text:span> can be seen in table </text:p>
      <text:p text:style-name="P4">\ref{mirroring_stream}. </text:p>
      <text:p text:style-name="P4">\begin{table}[htb] </text:p>
      <text:p text:style-name="P4">\caption{AirPlay Mirroring Control HTTP requests \label{mirroring_stream}} </text:p>
      <text:p text:style-name="P4">\begin{center} </text:p>
      <text:p text:style-name="P4">\fbox{ </text:p>
      <text:p text:style-name="P4">\begin{tabular}{c|l|l} <text:s/></text:p>
      <text:p text:style-name="P4"><text:soft-page-break/>\textbf { Method } &amp; { Request } &amp; { Description }\\ \hline </text:p>
      <text:p text:style-name="P4">\textbf GET &amp; /stream.xml &amp; Retrieve information about the server capabilities </text:p>
      <text:p text:style-name="P4">\\ \hline </text:p>
      <text:p text:style-name="P4">\textbf POST &amp; /stream &amp; Start the live video transmission </text:p>
      <text:p text:style-name="P4">\end{tabular} </text:p>
      <text:p text:style-name="P4">} </text:p>
      <text:p text:style-name="P4">\end{center} </text:p>
      <text:p text:style-name="P4">\end{table} </text:p>
      <text:p text:style-name="P4">\item Authentication \\ </text:p>
      <text:p text:style-name="P4">An AirPlay server can require a password for displaying any content from the </text:p>
      <text:p text:style-name="P4">network. It is implemented using standard HTTP Digest Authentication (RFC 2617), </text:p>
      <text:p text:style-name="P4">over RTSP for AirTunes, and HTTP for everything else. T<text:span text:style-name="T480">h</text:span>e digest realms and </text:p>
      <text:p text:style-name="P4">usernames accepted by Apple TV are described in table \ref{hda}. </text:p>
      <text:p text:style-name="P4">%% table , AirPlay Authentication </text:p>
      <text:p text:style-name="P4">\begin{table}[htb] </text:p>
      <text:p text:style-name="P4">\caption{AirPlay HTTP Digest Authentication \label{hda}} </text:p>
      <text:p text:style-name="P4">\begin{center} </text:p>
      <text:p text:style-name="P4">\fbox{ </text:p>
      <text:p text:style-name="P4">\begin{tabular}{c|c|c} <text:s/></text:p>
      <text:p text:style-name="P4">\textbf { Service } &amp; { Realm } &amp; { Username }\\ \hline </text:p>
      <text:p text:style-name="P4">\textbf AirTunes &amp; roap &amp; iTunes \\ \hline </text:p>
      <text:p text:style-name="P4">\textbf AirPlay &amp; AirPlay &amp; AirPlay </text:p>
      <text:p text:style-name="P4">\end{tabular} </text:p>
      <text:p text:style-name="P4">} </text:p>
      <text:p text:style-name="P4">\end{center} </text:p>
      <text:p text:style-name="P4">\end{table} </text:p>
      <text:p text:style-name="P4">\end{enumerate} </text:p>
      <text:p text:style-name="P4"/>
      <text:p text:style-name="P4">\subsubsection{DIAL} </text:p>
      <text:p text:style-name="P4">Chromecast and FireTV use the DIAL \cite{dial} (DIscovery And Launch) protocol,</text:p>
      <text:p text:style-name="P4">co-developed by Netflix and YouTube, to search for available devices on a Wi-Fi network. </text:p>
      <text:p text:style-name="P4">Once a device is discovered, the protocol synchronizes information on how to </text:p>
      <text:p text:style-name="P4">connect to the device. The protocol is proposed by Google and Netflix <text:span text:style-name="T481">and consequently </text:span></text:p>
      <text:p text:style-name="P4">YouTube and Netflix <text:s/>ha<text:span text:style-name="T482">ve</text:span> already <text:span text:style-name="T484">had</text:span> <text:span text:style-name="T483">their </text:span>build in DIAL device discovery <text:span text:style-name="T485">functionality</text:span>. The </text:p>
      <text:p text:style-name="P4">streaming part uses HTTP streaming, which means <text:span text:style-name="T486">a </text:span>controller can directly set the </text:p>
      <text:p text:style-name="P1"><text:span text:style-name="T159">streaming URL and the receiver will start downloading automatically.</text:span> </text:p>
      <text:p text:style-name="P1"/>
      <text:p text:style-name="P4">The DIAL protocol has two components: DIAL Service Discovery<text:span text:style-name="T487"> </text:span>and the DIAL </text:p>
      <text:p text:style-name="P4">Representational State Transfer (REST) Service. DIAL Service Discovery enables a </text:p>
      <text:p text:style-name="P4">DIAL client device to discover DIAL servers on its local network and <text:span text:style-name="T488">gain</text:span> access to the DIAL REST Service on those devices. The DIAL REST Service enables a DIAL client to query, launch, and optionally stop applications on a DIAL server device. </text:p>
      <text:p text:style-name="P4">\begin{enumerate} </text:p>
      <text:p text:style-name="P4">\item DIAL Service Discovery \\ </text:p>
      <text:p text:style-name="P4">The DIAL Service Discovery protocol is based on Simple Service Discovery </text:p>
      <text:p text:style-name="P4">Protocol (SSDP), which is defined as part of UPnP device architecture discussed </text:p>
      <text:p text:style-name="P4">in \ref{upnp}. </text:p>
      <text:p text:style-name="P4"/>
      <text:p text:style-name="P41">A DIAL client will first send an M-Search request, <text:span text:style-name="T489">which includes </text:span><text:s/>the Search Target </text:p>
      <text:p text:style-name="P41"><text:soft-page-break/>header, over UDP to the IPv4 multicast address 239.255.255.250 and UDP port 1900. After that the SSDP/UPnP server responds <text:span text:style-name="T492">with a response message</text:span> includ<text:span text:style-name="T493">ing</text:span> a LOCATION header </text:p>
      <text:p text:style-name="P4">containing an absolute HTTP URL for the UPnP description of the root device. </text:p>
      <text:p text:style-name="P4">When receiv<text:span text:style-name="T490">ing</text:span> the M-SEARCH response, the DIAL client <text:span text:style-name="T491">then </text:span>send<text:span text:style-name="T491">s</text:span> an HTTP GET </text:p>
      <text:p text:style-name="P4">request to the URL <text:span text:style-name="T491">found</text:span> in the LOCATION header of the M-SEARCH response, to </text:p>
      <text:p text:style-name="P4">get <text:span text:style-name="T494">a prospected HTTP response message</text:span> containing <text:span text:style-name="T495">a XML format</text:span> UPnP device description. The </text:p>
      <text:p text:style-name="P4">overall flow of DIAL discovery is shown in figure \ref{dial_discovery}. </text:p>
      <text:p text:style-name="P1"/>
      <text:p text:style-name="P4">\begin{figure}[htb] \centering </text:p>
      <text:p text:style-name="P4">\includegraphics[height=9cm]{charts/dial_discovery} </text:p>
      <text:p text:style-name="P4">\caption{DIAL Discovery \label{dial_discovery}} </text:p>
      <text:p text:style-name="P4">\end{figure} </text:p>
      <text:p text:style-name="P4"/>
      <text:p text:style-name="P4">\item DIAL REST Service \\ </text:p>
      <text:p text:style-name="P4">The DIAL REST service allocates URLs for different resource applications such as </text:p>
      <text:p text:style-name="P4">YouTube and Netflix. Then the application can be controlled by issuing HTTP </text:p>
      <text:p text:style-name="P4">requests against the URL for that application. The Application resource URL is </text:p>
      <text:p text:style-name="P4">constructed by concatenating the DIAL REST service URL, a single slash charater </text:p>
      <text:p text:style-name="P4">('/') and the application name. The application name must be registered in DIAL </text:p>
      <text:p text:style-name="P4">Registry to be used. </text:p>
      <text:p text:style-name="P1"/>
      <text:p text:style-name="P4">A DIAL client send<text:span text:style-name="T496">s</text:span> a<text:span text:style-name="T496">n</text:span> HTTP GET request to the application resource URL. </text:p>
      <text:p text:style-name="P4"><text:span text:style-name="T497">T</text:span>he server <text:span text:style-name="T498">receiving the request</text:span> <text:span text:style-name="T497">then</text:span> extract the application name and <text:span text:style-name="T499">check if </text:span>the </text:p>
      <text:p text:style-name="P4">application is installed or not. <text:span text:style-name="T500">I</text:span>f the application is not recognized, the </text:p>
      <text:p text:style-name="P4">server will <text:span text:style-name="T501">either </text:span>return 404 Not Found or trigger the installation of th<text:span text:style-name="T501">is</text:span> specific </text:p>
      <text:p text:style-name="P4">application. <text:span text:style-name="T502">If the application has been installed</text:span>, the DIAL server return </text:p>
      <text:p text:style-name="P4">an HTTP response with 200 OK and a body contains MIME type in XML. </text:p>
      <text:p text:style-name="P1"/>
      <text:p text:style-name="P4">The client then sends a HTTP POST request to the application resource URL to </text:p>
      <text:p text:style-name="P4">launch the desired application. On receipt of a valid POST request, the DIAL </text:p>
      <text:p text:style-name="P4">server will extract the application name, run the application, and then send </text:p>
      <text:p text:style-name="P4">a HTTP response with <text:span text:style-name="T503">the </text:span>LOCATION header, to inform the absolute HTTP URL, which </text:p>
      <text:p text:style-name="P4">identifies the running instance of the application. </text:p>
      <text:p text:style-name="P4"/>
      <text:p text:style-name="P4">The first-screen application can also send small amount of data to the DIAL </text:p>
      <text:p text:style-name="P4">server, and then DIAL server can <text:span text:style-name="T504">send </text:span>the information to DIAL clients. </text:p>
      <text:p text:style-name="P4">After the application is launched and communication is established, the DIAL </text:p>
      <text:p text:style-name="P4">client can communicate directly with the application. <text:span text:style-name="T505">The flow chart of <text:s/>the </text:span>DIAL REST service <text:span text:style-name="T505">is </text:span><text:s/>shown as figure \ref{dial_rest}. </text:p>
      <text:p text:style-name="P1"/>
      <text:p text:style-name="P4">\begin{figure}[htb] \centering \includegraphics[height=9cm]{charts/dial_rest} </text:p>
      <text:p text:style-name="P4">\caption{DIAL REST service: application launch \label{dial_rest}} </text:p>
      <text:p text:style-name="P4">\end{figure} </text:p>
      <text:p text:style-name="P4">\end{enumerate} </text:p>
      <text:p text:style-name="P1"/>
      <text:p text:style-name="P1">\subsubsection{Miracast} %<text:span text:style-name="T506">NOT Edited</text:span></text:p>
      <text:p text:style-name="P1"/>
      <text:p text:style-name="P1">Miracast \cite{miracast_industry} is quit different on technology perspective, </text:p>
      <text:p text:style-name="P1">instead of connecting on the same local network segment, a Wi-Fi peer to peer </text:p>
      <text:p text:style-name="P1"><text:soft-page-break/>connection is created, so Miracast is not limited to pre-configured network infrastructure. </text:p>
      <text:p text:style-name="P1"/>
      <text:p text:style-name="P1">Miracast allows users to establish a direct Wi-Fi connection between two </text:p>
      <text:p text:style-name="P1">devices, eliminating the need for an existing network. </text:p>
      <text:p text:style-name="P1"/>
      <text:p text:style-name="P1">Miracast uses many of the building blocks that, over the years, have enriched </text:p>
      <text:p text:style-name="P1">the user experience and increased their trust in Wi-Fi, including Wi-Fi </text:p>
      <text:p text:style-name="P1">CERTIFIED n (improved throughput and coverage), Wi-Fi Direct (device-to- </text:p>
      <text:p text:style-name="P1">device connectivity), Wi-Fi Protected Access 2 (WPA2) (security), Wi-Fi </text:p>
      <text:p text:style-name="P1">Multimedia (WMM) (traffic management) and Wi-Fi Protected Setup. Some </text:p>
      <text:p text:style-name="P1">Miracast devices will also support Tunneled Direct Link Setup (TDLS), which </text:p>
      <text:p text:style-name="P1">allows them to connect via an infrastructure network. TDLS enables more </text:p>
      <text:p text:style-name="P1">efficient data transfer and the use of more advanced Wi-Fi capabilities than </text:p>
      <text:p text:style-name="P1">those supported by the legacy infrastructure network through which the devices </text:p>
      <text:p text:style-name="P1">are connected. </text:p>
      <text:p text:style-name="P1"/>
      <text:p text:style-name="P1">Miracast does not require a typical Wi-Fi infrastructure network, though many </text:p>
      <text:p text:style-name="P1">devices will take advantage of network connectivity to access content. Miracast </text:p>
      <text:p text:style-name="P1">connections are expected to be predominantly established between Wi-Fi devices </text:p>
      <text:p text:style-name="P1">connected with each other directly, without an AP acting as an intermediary. </text:p>
      <text:p text:style-name="P1">The direct link between devices is established either through Wi-Fi direct, a </text:p>
      <text:p text:style-name="P1">feature that all Miracast devices are required to support, or through TDLS, an </text:p>
      <text:p text:style-name="P1">option feature. When two devices connect with each other directly, one fulfills </text:p>
      <text:p text:style-name="P1">its role as the source(the transmitting device) and the other functions as a </text:p>
      <text:p text:style-name="P1">display(the device receiving and rendering the content to the user). Topologies </text:p>
      <text:p text:style-name="P1">supported by Miracast are shown in Figure \ref{miracast_model}. </text:p>
      <text:p text:style-name="P1"/>
      <text:p text:style-name="P1">\begin{figure}[htb] \centering </text:p>
      <text:p text:style-name="P1">\includegraphics[height=14cm]{charts/miracast_model} </text:p>
      <text:p text:style-name="P1">\caption{Miracast topologies \label{miracast_model}} </text:p>
      <text:p text:style-name="P1">\end{figure} </text:p>
      <text:p text:style-name="P1"/>
      <text:p text:style-name="P1">On technology perspective, Miracast is built upon many diffenet Wi-Fi </text:p>
      <text:p text:style-name="P1">technologies, which is shown in figure \ref{miracast_architect}. </text:p>
      <text:p text:style-name="P1"/>
      <text:p text:style-name="P1">\begin{figure}[htb] \centering </text:p>
      <text:p text:style-name="P1">\includegraphics[height=5cm]{charts/miracast_technology_architecture} </text:p>
      <text:p text:style-name="P1">\caption{Miracast technology architecture \label{miracast_architect}} </text:p>
      <text:p text:style-name="P1">\end{figure} </text:p>
      <text:p text:style-name="P1"/>
      <text:p text:style-name="P1">The technology component includes the following: </text:p>
      <text:p text:style-name="P1">\begin{enumerate} </text:p>
      <text:p text:style-name="P1">\item Connectivity\\ </text:p>
      <text:p text:style-name="P1">Wi-Fi CERTIFIED n provides a transmission channel designed to support </text:p>
      <text:p text:style-name="P1">multimedia content. </text:p>
      <text:p text:style-name="P1">\item Device-to-device connectivity\\ </text:p>
      <text:p text:style-name="P1">Wi-Fi Direct allows devices to connect directly to each other, without the </text:p>
      <text:p text:style-name="P1">need for a Wi-Fi AP, and often requiring just the push of a button. TDLS allows </text:p>
      <text:p text:style-name="P1">devices that are associated to the same Wi-Fi network to establish a direct </text:p>
      <text:p text:style-name="P1"><text:soft-page-break/>link with each other. </text:p>
      <text:p text:style-name="P1">\item Security\\ </text:p>
      <text:p text:style-name="P1">WPA2 makes the transport of multimedia content safe, </text:p>
      <text:p text:style-name="P1">protecting both the source and the display. </text:p>
      <text:p text:style-name="P1">\item Quality of service (QoS)\\ </text:p>
      <text:p text:style-name="P1">Wi-Fi Multimedia (WMM) gives real-time content, such as voice and audio, </text:p>
      <text:p text:style-name="P1">priority where appropriate over best-effort traffic, to support a good user </text:p>
      <text:p text:style-name="P1">experience. </text:p>
      <text:p text:style-name="P1">\item Battery life \\ </text:p>
      <text:p text:style-name="P1">WMM Power Save extends the battery life of mobile devices </text:p>
      <text:p text:style-name="P1">like smartphones or tablets by minimizing the time the device is actively </text:p>
      <text:p text:style-name="P1">connected to the AP during idle time. Power save mechanisms in Wi-Fi Direct </text:p>
      <text:p text:style-name="P1">provide similar benefits when connecting devices without an AP. </text:p>
      <text:p text:style-name="P1">\item Ease of installation\\ </text:p>
      <text:p text:style-name="P1">Wi-Fi Protected Setup helps users to automatically configure Wi-Fi networks, </text:p>
      <text:p text:style-name="P1">enable WPA2 security, and add new devices. </text:p>
      <text:p text:style-name="P1">\end{enumerate} </text:p>
      <text:p text:style-name="P1"/>
      <text:p text:style-name="P1">Miracast Session management </text:p>
      <text:p text:style-name="P1"/>
      <text:p text:style-name="P1">\begin{center} </text:p>
      <text:p text:style-name="P1"><text:s text:c="4"/>\begin{tabular}{ | p{3.5cm} | p{10cm} |} </text:p>
      <text:p text:style-name="P1"><text:s text:c="5"/>\hline </text:p>
      <text:p text:style-name="P1"><text:s text:c="4"/>\multicolumn{2}{c}{Miracast Session Management}\\ </text:p>
      <text:p text:style-name="P1"><text:s text:c="4"/>\hline </text:p>
      <text:p text:style-name="P1"><text:s text:c="4"/>Device Discovery <text:s/>&amp; Source and display devices discover each other prior to </text:p>
      <text:p text:style-name="P1"><text:s text:c="4"/>connection setup. The Device discovery mechanism is defined in the Wi-Fi </text:p>
      <text:p text:style-name="P1"><text:s text:c="4"/>Peer-to-Peer (P2P) Specification. \\ \hline </text:p>
      <text:p text:style-name="P1"><text:s text:c="4"/></text:p>
      <text:p text:style-name="P1"><text:s text:c="4"/>Service Discovery <text:s/>&amp; Source and display devices discover each other's </text:p>
      <text:p text:style-name="P1"><text:s text:c="4"/>Miracast capabilities prior to connection setup. The Service discovery </text:p>
      <text:p text:style-name="P1"><text:s text:c="4"/>mechanism is defined in the Wi-Fi P2P specification. \\ \hline </text:p>
      <text:p text:style-name="P1"><text:s text:c="4"/></text:p>
      <text:p text:style-name="P1"><text:s text:c="4"/>Device selection &amp;A remote device is selected for connection setup. User </text:p>
      <text:p text:style-name="P1"><text:s text:c="4"/>input and local policies may be used to decide which device is a display </text:p>
      <text:p text:style-name="P1"><text:s text:c="4"/>and which is a source. \\ \hline </text:p>
      <text:p text:style-name="P1"><text:s text:c="4"/></text:p>
      <text:p text:style-name="P1"><text:s text:c="4"/>Connection setup &amp; Connection setup selects a method (Wi-Fi Direct or TDLS) </text:p>
      <text:p text:style-name="P1"><text:s text:c="4"/>to manage the connection. Wi-Fi Direct sets up a group owner and client to </text:p>
      <text:p text:style-name="P1"><text:s text:c="4"/>initiate a device-to-device link. A WPA2 single-hop link with selected </text:p>
      <text:p text:style-name="P1"><text:s text:c="4"/>devices is established. Upon the establishment of connectivity between the </text:p>
      <text:p text:style-name="P1"><text:s text:c="4"/>source and display devices, the display initiates a Transmission Control </text:p>
      <text:p text:style-name="P1"><text:s text:c="4"/>Protocol (TCP) connection, with a control port using Real-Time Streaming </text:p>
      <text:p text:style-name="P1"><text:s text:c="4"/>Protocol (RTSP) to create and manage the sessions between source and </text:p>
      <text:p text:style-name="P1"><text:s text:c="4"/>display devices. \\ </text:p>
      <text:p text:style-name="P1"><text:s text:c="4"/>\hline </text:p>
      <text:p text:style-name="P1"><text:s text:c="4"/></text:p>
      <text:p text:style-name="P1"><text:s text:c="4"/>Capability negotiation &amp; Source and display devices determine the parameters </text:p>
      <text:p text:style-name="P1"><text:s text:c="4"/>for the Miracast session. \\ \hline </text:p>
      <text:p text:style-name="P1"><text:soft-page-break/><text:s text:c="4"/></text:p>
      <text:p text:style-name="P1"><text:s text:c="4"/>Content protection setup (optional) &amp; If the devices support content </text:p>
      <text:p text:style-name="P1"><text:s text:c="4"/>protection and are streaming content requiring protection, session keys for </text:p>
      <text:p text:style-name="P1"><text:s text:c="4"/>link content protection are derived using High-bandwidth Digital Content </text:p>
      <text:p text:style-name="P1"><text:s text:c="4"/>Protection (HDCP) 2.0/2.1. HDCP session keys are established before the RTP </text:p>
      <text:p text:style-name="P1"><text:s text:c="4"/>session is initiated. This feature is designed to protect the digital </text:p>
      <text:p text:style-name="P1"><text:s text:c="4"/>rights of content owners and to encourage their efforts to make their </text:p>
      <text:p text:style-name="P1"><text:s text:c="4"/>content available. \\ \hline </text:p>
      <text:p text:style-name="P1"><text:s text:c="4"/></text:p>
      <text:p text:style-name="P1"><text:s text:c="4"/>Session establishment and streaming &amp; Upon completion of capability </text:p>
      <text:p text:style-name="P1"><text:s text:c="4"/>negotiation, the source and display devices setup the Miracast session </text:p>
      <text:p text:style-name="P1"><text:s text:c="4"/>prior to streaming content. </text:p>
      <text:p text:style-name="P1"><text:s text:c="4"/>The audio and video content available on the source device is packetized </text:p>
      <text:p text:style-name="P1"><text:s text:c="4"/>using Moving Picture Experts Group 2 Transport Stream (MPEG2-TS) coding and </text:p>
      <text:p text:style-name="P1"><text:s text:c="4"/>encapsulated by Real-Time Protocol (RTP) User Datagram Protocol (UDP) and </text:p>
      <text:p text:style-name="P1"><text:s text:c="4"/>Internet Protocol (IP). Finally, IEEE 802.11 packetization enables the </text:p>
      <text:p text:style-name="P1"><text:s text:c="4"/>source device to send content to the display device. \\ \hline </text:p>
      <text:p text:style-name="P1"><text:s text:c="4"/></text:p>
      <text:p text:style-name="P1"><text:s text:c="4"/>User input back channel setup (optional) &amp; A User Interface Back Channel </text:p>
      <text:p text:style-name="P1"><text:s text:c="4"/>(UIBC) for transmitting control and data information related to user </text:p>
      <text:p text:style-name="P1"><text:s text:c="4"/>interaction with the user interface is set up. User inputs at a display are </text:p>
      <text:p text:style-name="P1"><text:s text:c="4"/>packetized using a UIBC packet header and transported using Transmission </text:p>
      <text:p text:style-name="P1"><text:s text:c="4"/>Control Protocol/Internet Protocol (TCP/IP).\\ \hline </text:p>
      <text:p text:style-name="P1"><text:s text:c="4"/>\end{tabular} </text:p>
      <text:p text:style-name="P1">\end{center} </text:p>
      <text:p text:style-name="P1"/>
      <text:p text:style-name="P1">\begin{center} </text:p>
      <text:p text:style-name="P1"><text:s text:c="4"/>\begin{tabular}{ | p{3.5cm} | p{10cm} |} </text:p>
      <text:p text:style-name="P1"><text:s text:c="5"/>\hline </text:p>
      <text:p text:style-name="P1"><text:s text:c="4"/>\multicolumn{2}{c}{Miracast Session Management}\\ </text:p>
      <text:p text:style-name="P1"><text:s text:c="4"/>\hline </text:p>
      <text:p text:style-name="P1"><text:s text:c="4"/>Payload control &amp; When the payload transfer starts, devices may adapt </text:p>
      <text:p text:style-name="P1"><text:s text:c="4"/>transmission parameters on the basis of channel conditions and power </text:p>
      <text:p text:style-name="P1"><text:s text:c="4"/>consumption. Adaptation can be achieved by: Compression ratio change and </text:p>
      <text:p text:style-name="P1"><text:s text:c="4"/>macroblock skipping (using the H.264 standard); Frame skipping (if the </text:p>
      <text:p text:style-name="P1"><text:s text:c="4"/>display device supports this functionality, the source device may skip some </text:p>
      <text:p text:style-name="P1"><text:s text:c="4"/>of the frames to be transmitted according to the current resolution); </text:p>
      <text:p text:style-name="P1"><text:s text:c="4"/>Format change. \\ \hline </text:p>
      <text:p text:style-name="P1"><text:s text:c="4"/></text:p>
      <text:p text:style-name="P1"><text:s text:c="4"/>Display session teardown <text:s/>&amp; Either the source or the display terminates the </text:p>
      <text:p text:style-name="P1"><text:s text:c="4"/>Miracast session. \\ \hline </text:p>
      <text:p text:style-name="P1"><text:s text:c="4"/>\end{tabular} </text:p>
      <text:p text:style-name="P1">\end{center} </text:p>
      <text:p text:style-name="P1"/>
      <text:p text:style-name="P4">\subsubsection{Other protocols} </text:p>
      <text:p text:style-name="P4">Apart from all <text:span text:style-name="T507">the </text:span>mentioned standards above, many other companies or associations </text:p>
      <text:p text:style-name="P4">also <text:span text:style-name="T508">developed</text:span> their own pro<text:span text:style-name="T508">posals</text:span>, <text:span text:style-name="T508">such as </text:span>SonosNet \cite{sonosnet} <text:span text:style-name="T509">that</text:span> is </text:p>
      <text:p text:style-name="P4">based on peer to peer network and Spotify Connect \cite{spotifyconnect}. <text:span text:style-name="T511">With all these standards and proposals competing the market, t</text:span>he <text:span text:style-name="T510">war of standardization on home networking, however, is still not </text:span><text:soft-page-break/><text:span text:style-name="T510">over. </text:span></text:p>
      <text:p text:style-name="P4"/>
      <text:p text:style-name="P4">\subsection{Comparison of existing solutions} </text:p>
      <text:p text:style-name="P4">\subsubsection{History} </text:p>
      <text:p text:style-name="P4">\begin{itemize} </text:p>
      <text:p text:style-name="P4">\item[--]DLNA is proposed by several leading consumer electronic manufactures based on <text:span text:style-name="T512">the </text:span>UPnP </text:p>
      <text:p text:style-name="P42">technology. <text:span text:style-name="T513">F</text:span>rom early 2000s on, over 2.2 billion devices with DLNA ha<text:span text:style-name="T514">ve been </text:span>shipped, </text:p>
      <text:p text:style-name="P4">making it possible to shar<text:span text:style-name="T515">e</text:span> audio and video seamlessly <text:span text:style-name="T515">among </text:span>different smart devices. <text:span text:style-name="T516">Moreover, the </text:span>DLNA alliance <text:span text:style-name="T517">had been holding</text:span> two meetings <text:span text:style-name="T517">annually</text:span> to discuss the marketing and develop<text:span text:style-name="T517">ment</text:span> related issues, making <text:span text:style-name="T518">DLNA</text:span> a more and more accomplished standard. </text:p>
      <text:p text:style-name="P1"/>
      <text:p text:style-name="P43">\item[--]AirPlay, on the other hand, is proposed by Apple Inc. <text:span text:style-name="T524">After departing the </text:span>DLNA alliance <text:span text:style-name="T519">in 2010, </text:span>Apple propos<text:span text:style-name="T519">ed</text:span> AirPlay, <text:span text:style-name="T519">which</text:span> <text:span text:style-name="T520">brought</text:span> more advanced features such as screen mirroring, R<text:span text:style-name="T521">AO</text:span>P audio streaming <text:span text:style-name="T522">and</text:span> <text:span text:style-name="T522">some </text:span>authentication <text:span text:style-name="T523">functionalities</text:span>. </text:p>
      <text:p text:style-name="P51"><text:span text:style-name="T159">\item[--]Miracast is a </text:span><text:span text:style-name="T161">most recent</text:span><text:span text:style-name="T159"> technology</text:span><text:span text:style-name="T162">. </text:span><text:span text:style-name="T166">It</text:span><text:span text:style-name="T159"> </text:span><text:span text:style-name="T162">was </text:span><text:span text:style-name="T159">formerly known as Wi-Fi Display, </text:span><text:span text:style-name="T165">which</text:span><text:span text:style-name="T159"> </text:span><text:span text:style-name="T163">was </text:span><text:span text:style-name="T165">originally </text:span><text:span text:style-name="T159">proposed in 2012 by </text:span><text:span text:style-name="T164">the </text:span><text:span text:style-name="T159">Wi-Fi alliance. Different </text:span><text:span text:style-name="T167">than</text:span><text:span text:style-name="T159"> AirPlay and DLNA, it is not based on home AP but Wi-Fi direct instead. It provides a screen-mirroring feature </text:span><text:span text:style-name="T168">that resembles</text:span><text:span text:style-name="T159"> Apple</text:span><text:span text:style-name="T169">'s</text:span><text:span text:style-name="T159"> AirPlay Mirroring. </text:span><text:span text:style-name="T170">N</text:span><text:span text:style-name="T159">ow it </text:span><text:span text:style-name="T171">has gained great popularity</text:span><text:span text:style-name="T159"> among manufactures and software v</text:span><text:span text:style-name="T172">entures</text:span><text:span text:style-name="T159"> </text:span><text:span text:style-name="T173">alike</text:span><text:span text:style-name="T159">. </text:span><text:span text:style-name="T174">For instance, </text:span><text:span text:style-name="T159">Google has launched its Android 4.2 with native support </text:span><text:span text:style-name="T175">for</text:span><text:span text:style-name="T159"> Miracas</text:span><text:span text:style-name="T176">t.</text:span><text:span text:style-name="T159"> </text:span><text:span text:style-name="T177">T</text:span><text:span text:style-name="T159">he latest Kitkat Android 4.4 has </text:span><text:span text:style-name="T178">even </text:span><text:span text:style-name="T159">been certified as Miracast compatible, </text:span><text:span text:style-name="T179">by the </text:span><text:span text:style-name="T159">Wi-Fi </text:span><text:span text:style-name="T180">alliance according to the</text:span><text:span text:style-name="T159"> Wi-Fi Display Specification. </text:span><text:span text:style-name="T181">It is now commonly acknowledged that </text:span><text:span text:style-name="T159">this standard will soon be</text:span><text:span text:style-name="T182">come</text:span><text:span text:style-name="T159"> very popular in multi-screen sharing market.</text:span> </text:p>
      <text:p text:style-name="P4">\item[--]Chromecast or Google cast is another new <text:span text:style-name="T532">technology</text:span> in </text:p>
      <text:p text:style-name="P4">market. <text:span text:style-name="T525">R</text:span>eleased in 2013, a piece of 2.83-inch (72 mm) dongle hardware, <text:span text:style-name="T533">which utilizes the Google cast standard,</text:span> <text:span text:style-name="T526">has become</text:span> a hot topic recently. <text:span text:style-name="T527">W</text:span>ith <text:span text:style-name="T527">a </text:span>35\$ price <text:span text:style-name="T527">tag</text:span>, it has been ranked as the most </text:p>
      <text:p text:style-name="P4">popular device <text:span text:style-name="T528">of its kind</text:span>. The <text:span text:style-name="T534">Google cast </text:span>standard <text:span text:style-name="T531">was</text:span> proposed <text:span text:style-name="T535">with</text:span> <text:span text:style-name="T529">the </text:span>joint effort <text:span text:style-name="T536">of</text:span> </text:p>
      <text:p text:style-name="P4">Google and Netflix. <text:span text:style-name="T530">Since</text:span> they are Internet companies, th<text:span text:style-name="T538">is</text:span> <text:span text:style-name="T537">standard</text:span> <text:span text:style-name="T538">has been</text:span> </text:p>
      <text:p text:style-name="P44"><text:span text:style-name="T537">designed with</text:span> Cloud <text:span text:style-name="T537">in mind.</text:span> <text:span text:style-name="T539">With the support of Cloud, </text:span>the content is directly streamed from YouTube <text:span text:style-name="T540">or</text:span> Netflix <text:span text:style-name="T540">servers</text:span> to the Chromecast dongle. <text:span text:style-name="T542">One thing worth mentioning is that when using dangle, any </text:span>applications running on mobile platforms are just acting as a control point<text:span text:style-name="T541">s</text:span>. <text:span text:style-name="T542">Dangle </text:span>also provides features like browser mirroring. <text:span text:style-name="T544">For example, w</text:span>ith a Chromecast plugin, a Chrome browser can stream its <text:span text:style-name="T543">web </text:span>tab to <text:span text:style-name="T543">dangle who transfer the signal to a</text:span> big screen TV. In a foreseeable future, the Google cast standard could become more and more popular. </text:p>
      <text:p text:style-name="P4">\end{itemize} </text:p>
      <text:p text:style-name="P4">\subsubsection{Market} </text:p>
      <text:p text:style-name="P4">\begin{itemize} </text:p>
      <text:p text:style-name="P4">\item[--]DLNA is one of the first proposed solutions for multimedia home </text:p>
      <text:p text:style-name="P4">networking, thus it is so far the most accepted <text:span text:style-name="T545">one.</text:span> <text:span text:style-name="T546">F</text:span>igure </text:p>
      <text:p text:style-name="P4">\ref{dlna_market} shows the <text:span text:style-name="T547">history and prediction of</text:span> <text:span text:style-name="T546">the </text:span>DLNA-certified device <text:span text:style-name="T547">sales</text:span>. In 2018, the </text:p>
      <text:p text:style-name="P4">sales will reach 7.32 billion, <text:span text:style-name="T548">nearly the same as the human</text:span> population <text:span text:style-name="T549">on </text:span>earth. </text:p>
      <text:p text:style-name="P4"/>
      <text:p text:style-name="P4">\begin{figure}[htb] </text:p>
      <text:p text:style-name="P4">\centering \includegraphics[height=9cm]{charts/dlna_market} </text:p>
      <text:p text:style-name="P4">\caption{Cumulative Global DLNA-Certified Device sales \label{dlna_market}} </text:p>
      <text:p text:style-name="P4">\end{figure} </text:p>
      <text:p text:style-name="P4"/>
      <text:p text:style-name="P4">\item[--]AirPlay is bundled with Apple products. <text:span text:style-name="T552">W</text:span>ith great sales of Apple TV, Airport Express, </text:p>
      <text:p text:style-name="P4">Mac, iPhone, iPad, iPod, many famil<text:span text:style-name="T551">ies have</text:span> <text:span text:style-name="T550">become accustomed to</text:span> use Apple's product for everything. <text:span text:style-name="T553">In this sense</text:span> AirPlay <text:span text:style-name="T554">has </text:span>become the easiest way to build home networking solution<text:span text:style-name="T555">s.</text:span> <text:soft-page-break/><text:span text:style-name="T555">Moreover, it could be </text:span>the only solution for Apple users, since a lot of speaker manufactures implement their own AirPlay receiver on their AirPlay compatible speakers. And indeed <text:span text:style-name="T556">AirPlay</text:span> provides enough easy to use features <text:span text:style-name="T557">for</text:span> daily usage. </text:p>
      <text:p text:style-name="P4">\item[--]<text:span text:style-name="T558">B</text:span>undled with Android operating system, Miracast has experienced a fast growth in </text:p>
      <text:p text:style-name="P4">the past two years. <text:span text:style-name="T559">M</text:span>any TVs <text:span text:style-name="T560">have been</text:span> built <text:span text:style-name="T561">with</text:span> Miracast support, to accept peer-to-peer Wi-Fi direct connection. </text:p>
      <text:p text:style-name="P45">\item[--]Chromecast dongle is <text:span text:style-name="T452">a</text:span> cheap device that everyone wants to try. <text:span text:style-name="T453">I</text:span>t can <text:span text:style-name="T562">be used to </text:span>easily upgrade <text:span text:style-name="T563">an </text:span>old TV to <text:span text:style-name="T563">a </text:span>"Smart TV". <text:s/><text:span text:style-name="T564">What's more,</text:span> since Google has provided good content support for Chromecast dongle, it <text:span text:style-name="T565">has </text:span>soon <text:span text:style-name="T565">been</text:span> accepted by huge amount of users. </text:p>
      <text:p text:style-name="P4">\end{itemize} </text:p>
      <text:p text:style-name="P1"/>
      <text:p text:style-name="P4">\subsubsection{Technology feature} </text:p>
      <text:p text:style-name="P4">\begin{enumerate} </text:p>
      <text:p text:style-name="P4">\item Meida format support \\ </text:p>
      <text:p text:style-name="P4">AirPlay and Chromecast has very limited media format support, since there are </text:p>
      <text:p text:style-name="P1"><text:span text:style-name="T159">only limited </text:span><text:span text:style-name="T183">Apple </text:span><text:span text:style-name="T159">device types.</text:span> <text:span text:style-name="T184">For example, </text:span><text:span text:style-name="T159">Chromecast has only </text:span><text:span text:style-name="T185">released </text:span><text:span text:style-name="T159">2 device</text:span><text:span text:style-name="T185">s so far and there is not much change in the media format</text:span><text:span text:style-name="T159">. </text:span><text:span text:style-name="T186">Similarly </text:span><text:span text:style-name="T159">Apple TV, </text:span><text:span text:style-name="T187">even in its third generation</text:span><text:span text:style-name="T159">, <text:s/></text:span><text:span text:style-name="T188">has merely seen the </text:span><text:span text:style-name="T159">improvement</text:span><text:span text:style-name="T189">s</text:span><text:span text:style-name="T159"> </text:span><text:span text:style-name="T190">in its high definition support</text:span><text:span text:style-name="T192">s,</text:span><text:span text:style-name="T190"> rather than the changes in media format </text:span><text:span text:style-name="T193">support</text:span><text:span text:style-name="T190">. </text:span><text:span text:style-name="T159"><text:s/></text:span><text:span text:style-name="T191">\\</text:span></text:p>
      <text:p text:style-name="P54">\\</text:p>
      <text:p text:style-name="P46"><text:span text:style-name="T566">In contrast</text:span>, DLNA <text:span text:style-name="T568">not only </text:span>specified mandatory media formats <text:span text:style-name="T567">such as </text:span>LPCM, JPEG <text:s/>and MP4, <text:span text:style-name="T569">but provided a lot more optional media formats in its specifications as well. \\</text:span></text:p>
      <text:p text:style-name="P48">\\</text:p>
      <text:p text:style-name="P52"><text:span text:style-name="T159">Since Miracast </text:span><text:span text:style-name="T194">is</text:span><text:span text:style-name="T159"> a screen mirroring technology, all formats </text:span><text:span text:style-name="T195">that </text:span><text:span text:style-name="T159">can be played on </text:span><text:span text:style-name="T196">a </text:span><text:span text:style-name="T159">device </text:span><text:span text:style-name="T197">are supported in Miracast streaming. Consequently, there is no mandate on media format in Miracast. </text:span><text:s/></text:p>
      <text:p text:style-name="P4"/>
      <text:p text:style-name="P4">\item Networking technologies used \\ </text:p>
      <text:p text:style-name="P4"/>
      <text:p text:style-name="P4">A short technology specification comparison is made to help better understand</text:p>
      <text:p text:style-name="P4">the existing solutions. <text:span text:style-name="T571">T</text:span>able \ref{Table1} below shows the main technology used </text:p>
      <text:p text:style-name="P4"><text:span text:style-name="T570">in </text:span>different popular solutions. </text:p>
      <text:p text:style-name="P4">%% table 1, compare technology </text:p>
      <text:p text:style-name="P4">\begin{table}[htb] </text:p>
      <text:p text:style-name="P4">\caption{Technology used comparison\label{Table1}} </text:p>
      <text:p text:style-name="P4">\begin{center} </text:p>
      <text:p text:style-name="P4">\fbox{ </text:p>
      <text:p text:style-name="P4">\begin{tabular}{c|l|l|l} <text:s/></text:p>
      <text:p text:style-name="P4">\textbf{ } &amp; Device discovery &amp; Control Protocol &amp; Streaming protocol \\ \hline </text:p>
      <text:p text:style-name="P4">\textbf{DLNA} &amp; SSDP &amp; UPnP &amp; HTTP \\ \hline </text:p>
      <text:p text:style-name="P4">\textbf{AirPlay} &amp; Multicast DNS &amp; HTTP &amp; HTTP/RTSP \\ \hline </text:p>
      <text:p text:style-name="P4">\textbf{DIAL} &amp; SSDP &amp; Chromecast &amp; HTTP \\ \hline </text:p>
      <text:p text:style-name="P4">\textbf{Miracast} &amp; Wi-Fi direct &amp; <text:s/>&amp; Wi-Fi direct </text:p>
      <text:p text:style-name="P4">\end{tabular} </text:p>
      <text:p text:style-name="P4">} </text:p>
      <text:p text:style-name="P4">\end{center} </text:p>
      <text:p text:style-name="P4">\end{table} </text:p>
      <text:p text:style-name="P4"/>
      <text:p text:style-name="P4"><text:span text:style-name="T573">Compared to some standards which only provide</text:span> basic <text:span text:style-name="T572">features</text:span>, <text:span text:style-name="T573">others</text:span> also offer advanced </text:p>
      <text:p text:style-name="P47">features, <text:span text:style-name="T574">including</text:span> screen mirroring. Table \ref{Table2} below shows </text:p>
      <text:p text:style-name="P4"><text:soft-page-break/><text:span text:style-name="T575">the </text:span>advanced features <text:span text:style-name="T575">provided by different solutions</text:span></text:p>
      <text:p text:style-name="P4">%% table 2, compare advance feature </text:p>
      <text:p text:style-name="P4">\begin{table}[htb] </text:p>
      <text:p text:style-name="P4">\caption{Advanced feature comparison \label{Table2}} </text:p>
      <text:p text:style-name="P4">\begin{center} </text:p>
      <text:p text:style-name="P4">\fbox{ </text:p>
      <text:p text:style-name="P4">\begin{tabular}{c|l|l|l|l} <text:s/></text:p>
      <text:p text:style-name="P4">\textbf{ } &amp; DLNA &amp; AirPlay &amp; Chromecast &amp; Miracast \\ \hline </text:p>
      <text:p text:style-name="P4">\textbf{Screen mirroring} &amp; No &amp; Yes &amp; No &amp; Yes \\ \hline </text:p>
      <text:p text:style-name="P4">\textbf{Multiple connection} &amp; Yes &amp; No &amp; No &amp; No \\ \hline </text:p>
      <text:p text:style-name="P4">\textbf{Authentication} &amp; No &amp; Yes &amp; No &amp; Yes </text:p>
      <text:p text:style-name="P4">\end{tabular} </text:p>
      <text:p text:style-name="P4">} </text:p>
      <text:p text:style-name="P4">\end{center} </text:p>
      <text:p text:style-name="P4">\end{table} </text:p>
      <text:p text:style-name="P4"/>
      <text:p text:style-name="P4"/>
      <text:p text:style-name="P4">\end{enumerate} </text:p>
      <text:p text:style-name="P4"/>
      <text:p text:style-name="P4">According to the comparison, each standard ha<text:span text:style-name="T576">s</text:span> its own features and uses </text:p>
      <text:p text:style-name="P4">different protocols to communicate. <text:span text:style-name="T577">T</text:span>here are, <text:span text:style-name="T577">however, many </text:span>common featu<text:span text:style-name="T578">res and protocols</text:span> <text:span text:style-name="T578">that are </text:span>supported by most standards. <text:span text:style-name="T579">For example, the</text:span> <text:span text:style-name="T580">HTTP</text:span> <text:span text:style-name="T580">protocol </text:span>is <text:span text:style-name="T581">frequently used</text:span> to handle video </text:p>
      <text:p text:style-name="P53"><text:span text:style-name="T159">and photo streaming, </text:span><text:span text:style-name="T198">by many streaming solutions</text:span><text:span text:style-name="T159">. </text:span><text:span text:style-name="T199">Another example is that the </text:span><text:span text:style-name="T159">UPnP device discovery protocol SSDP is </text:span><text:span text:style-name="T200">commonly</text:span><text:span text:style-name="T159"> </text:span><text:span text:style-name="T201">used </text:span><text:span text:style-name="T159">for device discovery. </text:span></text:p>
      <text:p text:style-name="P1"/>
      <text:p text:style-name="P49">Since multiple standards <text:span text:style-name="T586">share the</text:span> common<text:span text:style-name="T586">ly used</text:span> protocols in their implementations, it is possible to make an application that is aware of all th<text:span text:style-name="T587">ese common </text:span>protocols. <text:span text:style-name="T588">In this sense, making such a mobile application to connect multiple types of devices in a home network can be a good solution to home-networking interoperabil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5:54:27.932881888</meta:creation-date>
    <dc:date>2015-03-15T20:37:42.770368856</dc:date>
    <meta:editing-duration>PT14H21M54S</meta:editing-duration>
    <meta:editing-cycles>1041</meta:editing-cycles>
    <meta:generator>LibreOffice/4.2.6.2$Linux_x86 LibreOffice_project/420m0$Build-2</meta:generator>
    <meta:document-statistic meta:table-count="0" meta:image-count="0" meta:object-count="0" meta:page-count="24" meta:paragraph-count="806" meta:word-count="9241" meta:character-count="61956" meta:non-whitespace-character-count="52440"/>
  </office:meta>
</office:document-meta>
</file>